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Таблица1" style:family="table">
      <style:table-properties style:width="5.95cm" table:align="left"/>
    </style:style>
    <style:style style:name="Таблица1.A" style:family="table-column">
      <style:table-column-properties style:column-width="2.15cm"/>
    </style:style>
    <style:style style:name="Таблица1.B" style:family="table-column">
      <style:table-column-properties style:column-width="3.799cm"/>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Таблица1.B1" style:family="table-cell">
      <style:table-cell-properties style:vertical-align="middle"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Таблица1.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B2" style:family="table-cell">
      <style:table-cell-properties style:vertical-align="middle"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Таблица1.A3"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4"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5"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6"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7"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8"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9"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0"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1"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3"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4"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5"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6"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7"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8"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19"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0"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1"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3"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4"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5"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6"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7"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8"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29"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0"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1"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3"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4"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5"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6"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7"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8"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39"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40"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41" style:family="table-cell">
      <style:table-cell-properties style:vertical-align="middle"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4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A43"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Таблица1.B43" style:family="table-cell">
      <style:table-cell-properties style:vertical-align="middle"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Таблица2" style:family="table">
      <style:table-properties style:width="20.346cm" table:align="left"/>
    </style:style>
    <style:style style:name="Таблица2.A" style:family="table-column">
      <style:table-column-properties style:column-width="4.586cm"/>
    </style:style>
    <style:style style:name="Таблица2.B" style:family="table-column">
      <style:table-column-properties style:column-width="1.54cm"/>
    </style:style>
    <style:style style:name="Таблица2.C" style:family="table-column">
      <style:table-column-properties style:column-width="2.134cm"/>
    </style:style>
    <style:style style:name="Таблица2.D" style:family="table-column">
      <style:table-column-properties style:column-width="4.336cm"/>
    </style:style>
    <style:style style:name="Таблица2.E" style:family="table-column">
      <style:table-column-properties style:column-width="2.526cm"/>
    </style:style>
    <style:style style:name="Таблица2.F" style:family="table-column">
      <style:table-column-properties style:column-width="2.376cm"/>
    </style:style>
    <style:style style:name="Таблица2.G" style:family="table-column">
      <style:table-column-properties style:column-width="2.849cm"/>
    </style:style>
    <style:style style:name="Таблица2.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Таблица2.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Таблица2.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Таблица2.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Таблица2.A1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Таблица2.B15"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Table_20_Contents">
      <style:text-properties fo:color="#000000"/>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499cm" loext:contextual-spacing="false" fo:text-align="start" style:justify-single-word="false"/>
      <style:text-properties fo:color="#000000" fo:font-size="10pt"/>
    </style:style>
    <style:style style:name="P4" style:family="paragraph" style:parent-style-name="List_20_Heading">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fo:color="#000000"/>
    </style:style>
    <style:style style:name="P6" style:family="paragraph" style:parent-style-name="List_20_Contents">
      <style:paragraph-properties fo:margin-top="0cm" fo:margin-bottom="0.499cm" loext:contextual-spacing="false"/>
    </style:style>
    <style:style style:name="P7" style:family="paragraph" style:parent-style-name="List_20_Contents">
      <style:paragraph-properties fo:margin-top="0cm" fo:margin-bottom="0.499cm" loext:contextual-spacing="false"/>
      <style:text-properties fo:color="#000000"/>
    </style:style>
    <style:style style:name="P8" style:family="paragraph" style:parent-style-name="List_20_Contents">
      <style:paragraph-properties fo:margin-top="0cm" fo:margin-bottom="0.499cm" loext:contextual-spacing="false" fo:text-align="start" style:justify-single-word="false"/>
      <style:text-properties fo:color="#000000"/>
    </style:style>
    <style:style style:name="P9" style:family="paragraph" style:parent-style-name="Table_20_Heading">
      <style:paragraph-properties fo:margin-top="0cm" fo:margin-bottom="0.499cm" loext:contextual-spacing="false" fo:text-align="start" style:justify-single-word="false"/>
      <style:text-properties fo:color="#000000"/>
    </style:style>
    <style:style style:name="P10" style:family="paragraph" style:parent-style-name="Preformatted_20_Text">
      <style:paragraph-properties fo:margin-top="0cm" fo:margin-bottom="0.499cm" loext:contextual-spacing="false" fo:padding="0.049cm" fo:border="0.06pt solid #000000"/>
      <style:text-properties fo:color="#000000" fo:font-size="12pt" style:font-size-asian="12pt" style:font-size-complex="12pt"/>
    </style:style>
    <style:style style:name="P11" style:family="paragraph" style:parent-style-name="List_20_Heading">
      <style:text-properties fo:color="#000000"/>
    </style:style>
    <style:style style:name="P12" style:family="paragraph" style:parent-style-name="Heading_20_3">
      <style:paragraph-properties fo:text-align="start" style:justify-single-word="false"/>
      <style:text-properties fo:color="#000000"/>
    </style:style>
    <style:style style:name="P13" style:family="paragraph" style:parent-style-name="Preformatted_20_Text">
      <style:text-properties fo:color="#000000"/>
    </style:style>
    <style:style style:name="P14" style:family="paragraph" style:parent-style-name="Preformatted_20_Text">
      <style:paragraph-properties fo:margin-left="1cm" fo:margin-right="0cm" fo:margin-top="0cm" fo:margin-bottom="0.499cm" loext:contextual-spacing="false" fo:text-indent="0cm" style:auto-text-indent="false"/>
      <style:text-properties fo:color="#000000"/>
    </style:style>
    <style:style style:name="P15" style:family="paragraph" style:parent-style-name="Heading_20_4">
      <style:text-properties fo:color="#000000"/>
    </style:style>
    <style:style style:name="P16" style:family="paragraph" style:parent-style-name="Heading_20_4">
      <style:paragraph-properties fo:text-align="center" style:justify-single-word="false"/>
      <style:text-properties fo:color="#000000"/>
    </style:style>
    <style:style style:name="P17" style:family="paragraph" style:parent-style-name="Heading_20_4">
      <style:paragraph-properties fo:text-align="center" style:justify-single-word="false"/>
      <style:text-properties fo:color="#000000" fo:font-size="14pt" fo:font-weight="bold"/>
    </style:style>
    <style:style style:name="P18" style:family="paragraph" style:parent-style-name="List_20_Contents">
      <style:text-properties fo:color="#000000"/>
    </style:style>
    <style:style style:name="P19" style:family="paragraph" style:parent-style-name="Text_20_body">
      <style:paragraph-properties fo:text-align="center" style:justify-single-word="false"/>
    </style:style>
    <style:style style:name="P20" style:family="paragraph" style:parent-style-name="Text_20_body">
      <style:text-properties fo:color="#000000"/>
    </style:style>
    <style:style style:name="P21" style:family="paragraph" style:parent-style-name="Text_20_body">
      <style:text-properties fo:color="#000000" style:font-name="Courier New"/>
    </style:style>
    <style:style style:name="P22" style:family="paragraph" style:parent-style-name="Text_20_body">
      <style:paragraph-properties fo:text-align="center" style:justify-single-word="false"/>
      <style:text-properties fo:color="#000000" fo:font-size="14pt" fo:font-weight="bold"/>
    </style:style>
    <style:style style:name="P23" style:family="paragraph" style:parent-style-name="Text_20_body">
      <style:paragraph-properties fo:text-align="start" style:justify-single-word="false"/>
      <style:text-properties fo:color="#000000"/>
    </style:style>
    <style:style style:name="P24" style:family="paragraph" style:parent-style-name="Text_20_body">
      <style:text-properties fo:color="#000000" officeooo:paragraph-rsid="0006b44b"/>
    </style:style>
    <style:style style:name="P25" style:family="paragraph" style:parent-style-name="Text_20_body">
      <style:text-properties fo:color="#000000" fo:font-size="6pt" style:font-size-asian="5.25pt" style:font-size-complex="6pt"/>
    </style:style>
    <style:style style:name="P26" style:family="paragraph" style:parent-style-name="Text_20_body">
      <style:paragraph-properties fo:text-align="start" style:justify-single-word="false"/>
    </style:style>
    <style:style style:name="P27" style:family="paragraph" style:parent-style-name="Table_20_Heading">
      <style:text-properties fo:color="#000000"/>
    </style:style>
    <style:style style:name="P28" style:family="paragraph" style:parent-style-name="Text_20_body">
      <style:paragraph-properties fo:text-align="center" style:justify-single-word="false" fo:break-before="page"/>
    </style:style>
    <style:style style:name="P29" style:family="paragraph" style:parent-style-name="Preformatted_20_Text">
      <style:paragraph-properties fo:padding="0.049cm" fo:border="0.06pt solid #000000"/>
      <style:text-properties fo:color="#000000" fo:font-size="12pt" style:font-size-asian="12pt" style:font-size-complex="12pt"/>
    </style:style>
    <style:style style:name="P30" style:family="paragraph" style:parent-style-name="Heading_20_1" style:master-page-name="">
      <style:paragraph-properties style:page-number="1"/>
    </style:style>
    <style:style style:name="P31" style:family="paragraph" style:parent-style-name="Text_20_body" style:list-style-name="L2">
      <style:text-properties fo:color="#000000"/>
    </style:style>
    <style:style style:name="P32" style:family="paragraph" style:parent-style-name="Text_20_body" style:list-style-name="L5">
      <style:text-properties fo:color="#000000"/>
    </style:style>
    <style:style style:name="P33" style:family="paragraph" style:parent-style-name="Text_20_body" style:list-style-name="L6">
      <style:text-properties fo:color="#000000"/>
    </style:style>
    <style:style style:name="P34" style:family="paragraph" style:parent-style-name="Text_20_body" style:list-style-name="L7">
      <style:text-properties fo:color="#000000"/>
    </style:style>
    <style:style style:name="P35" style:family="paragraph" style:parent-style-name="Text_20_body" style:list-style-name="L9">
      <style:text-properties fo:color="#000000"/>
    </style:style>
    <style:style style:name="P36" style:family="paragraph" style:parent-style-name="Text_20_body" style:list-style-name="L14">
      <style:text-properties fo:color="#000000"/>
    </style:style>
    <style:style style:name="P37" style:family="paragraph" style:parent-style-name="Text_20_body" style:list-style-name="L16">
      <style:text-properties fo:color="#000000"/>
    </style:style>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5"/>
    <style:style style:name="P42" style:family="paragraph" style:parent-style-name="Text_20_body" style:list-style-name="L2">
      <style:paragraph-properties fo:margin-top="0cm" fo:margin-bottom="0cm" loext:contextual-spacing="false"/>
      <style:text-properties fo:color="#000000"/>
    </style:style>
    <style:style style:name="P43" style:family="paragraph" style:parent-style-name="Text_20_body" style:list-style-name="L3">
      <style:paragraph-properties fo:margin-top="0cm" fo:margin-bottom="0cm" loext:contextual-spacing="false"/>
      <style:text-properties fo:color="#000000"/>
    </style:style>
    <style:style style:name="P44" style:family="paragraph" style:parent-style-name="Text_20_body" style:list-style-name="L4">
      <style:paragraph-properties fo:margin-top="0cm" fo:margin-bottom="0cm" loext:contextual-spacing="false"/>
      <style:text-properties fo:color="#000000"/>
    </style:style>
    <style:style style:name="P45" style:family="paragraph" style:parent-style-name="Text_20_body" style:list-style-name="L5">
      <style:paragraph-properties fo:margin-top="0cm" fo:margin-bottom="0cm" loext:contextual-spacing="false"/>
      <style:text-properties fo:color="#000000"/>
    </style:style>
    <style:style style:name="P46" style:family="paragraph" style:parent-style-name="Text_20_body" style:list-style-name="L6">
      <style:paragraph-properties fo:margin-top="0cm" fo:margin-bottom="0cm" loext:contextual-spacing="false"/>
      <style:text-properties fo:color="#000000"/>
    </style:style>
    <style:style style:name="P47" style:family="paragraph" style:parent-style-name="Text_20_body" style:list-style-name="L7">
      <style:paragraph-properties fo:margin-top="0cm" fo:margin-bottom="0cm" loext:contextual-spacing="false"/>
      <style:text-properties fo:color="#000000"/>
    </style:style>
    <style:style style:name="P48" style:family="paragraph" style:parent-style-name="Text_20_body" style:list-style-name="L9">
      <style:paragraph-properties fo:margin-top="0cm" fo:margin-bottom="0cm" loext:contextual-spacing="false"/>
      <style:text-properties fo:color="#000000"/>
    </style:style>
    <style:style style:name="P49" style:family="paragraph" style:parent-style-name="Text_20_body" style:list-style-name="L14">
      <style:paragraph-properties fo:margin-top="0cm" fo:margin-bottom="0cm" loext:contextual-spacing="false"/>
      <style:text-properties fo:color="#000000"/>
    </style:style>
    <style:style style:name="P50" style:family="paragraph" style:parent-style-name="Text_20_body" style:list-style-name="L16">
      <style:paragraph-properties fo:margin-top="0cm" fo:margin-bottom="0cm" loext:contextual-spacing="false"/>
      <style:text-properties fo:color="#000000"/>
    </style:style>
    <style:style style:name="P51" style:family="paragraph" style:parent-style-name="Text_20_body" style:list-style-name="L10">
      <style:paragraph-properties fo:margin-top="0cm" fo:margin-bottom="0cm" loext:contextual-spacing="false"/>
    </style:style>
    <style:style style:name="P52" style:family="paragraph" style:parent-style-name="Text_20_body" style:list-style-name="L11">
      <style:paragraph-properties fo:margin-top="0cm" fo:margin-bottom="0cm" loext:contextual-spacing="false"/>
    </style:style>
    <style:style style:name="P53" style:family="paragraph" style:parent-style-name="Text_20_body" style:list-style-name="L12">
      <style:paragraph-properties fo:margin-top="0cm" fo:margin-bottom="0cm" loext:contextual-spacing="false"/>
    </style:style>
    <style:style style:name="P54" style:family="paragraph" style:parent-style-name="Text_20_body" style:list-style-name="L15">
      <style:paragraph-properties fo:margin-top="0cm" fo:margin-bottom="0cm" loext:contextual-spacing="false"/>
    </style:style>
    <style:style style:name="P55" style:family="paragraph" style:parent-style-name="List_20_Contents" style:list-style-name="L1">
      <style:text-properties fo:color="#000000"/>
    </style:style>
    <style:style style:name="P56" style:family="paragraph" style:parent-style-name="Quotations" style:list-style-name="L8">
      <style:text-properties fo:color="#000000" fo:font-size="14pt" style:font-size-asian="14pt" style:font-size-complex="14pt"/>
    </style:style>
    <style:style style:name="P57" style:family="paragraph" style:parent-style-name="Quotations" style:list-style-name="L13">
      <style:paragraph-properties fo:margin-left="5.001cm" fo:margin-right="5.001cm" fo:margin-top="0cm" fo:margin-bottom="0cm" loext:contextual-spacing="false" fo:text-indent="0cm" style:auto-text-indent="false"/>
    </style:style>
    <style:style style:name="P58" style:family="paragraph" style:parent-style-name="Quotations" style:list-style-name="L13">
      <style:paragraph-properties fo:margin-left="5.001cm" fo:margin-right="5.001cm" fo:text-indent="0cm" style:auto-text-indent="false"/>
    </style:style>
    <style:style style:name="P59"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color="#000000"/>
    </style:style>
    <style:style style:name="T3" style:family="text">
      <style:text-properties fo:color="#000000" fo:font-size="24pt" style:text-underline-style="solid" style:text-underline-width="auto" style:text-underline-color="font-color"/>
    </style:style>
    <style:style style:name="T4" style:family="text">
      <style:text-properties fo:color="#000000" fo:font-style="italic" fo:font-weight="bold"/>
    </style:style>
    <style:style style:name="T5" style:family="text">
      <style:text-properties fo:color="#000000" style:font-name="Courier New"/>
    </style:style>
    <style:style style:name="T6" style:family="text">
      <style:text-properties fo:color="#000000" style:font-name="Courier New" style:text-underline-style="solid" style:text-underline-width="auto" style:text-underline-color="font-color"/>
    </style:style>
    <style:style style:name="T7" style:family="text">
      <style:text-properties fo:color="#000000" fo:font-size="18pt" style:text-underline-style="solid" style:text-underline-width="auto" style:text-underline-color="font-color"/>
    </style:style>
    <style:style style:name="T8" style:family="text">
      <style:text-properties fo:color="#000000" fo:font-size="14pt" fo:font-weight="bold"/>
    </style:style>
    <style:style style:name="T9" style:family="text">
      <style:text-properties fo:color="#000000" fo:font-weight="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h text:style-name="P30" text:outline-level="1"><text:span text:style-name="Emphasis">Введение</text:span></text:h>
      <text:p text:style-name="Text_20_body">Электронную почту можно назвать почтовой службой. Почтовая служба – это средства отправки и получения сообщений от других абонентов. Обычно эта служба оперирует с текстом. Тем не менее сейчас уже имеется возможность получения и отправления электронных писем, содержащих графику, видео и звук. </text:p>
      <text:p text:style-name="Text_20_body">Сервис электронной почты - старейший в Сети. Собственно, проект ARPA в первоначальном варианте предусматривал обмен сообщениями как основное средство коммуникации. Проще всего провести аналогию между обычной, “бумажной“, почтой (ее, кстати, в последнее время окрестили “улиточной“) и e-mail. </text:p>
      <text:p text:style-name="Text_20_body">Действительно, посылая e-mail, Вы должны заполнить те же поля, что и в обычном письме - куда и кому письмо предназначено, обратный адрес (только все имена и адреса, конечно, электронные). Также как в «бумажной» почте разницы между заглавными и прописными словами нет, т.е. если написать адрес заглавными буквами, то письмо пойдет на тот же адрес, если вы напишите его прописными буквами. Вы можете отправить письмо “под копирку“ нескольким адресатам, можете “прицепить“ к письму “посылку“ (файл) и так далее. Дальнейшая работа с электронным письмом также сильно напоминает отправку обычного письма. Вы соединяетесь с почтовым сервером (обычно по протоколу POP3 - Post Office Protocol) и отправляете письмо на этот сервер (“относите на почту“). Далее почтовый сервер организует доставку письма на почтовый сервер получателя, откуда он (получатель) может забрать письмо. Как видите, метафора электронного письма довольно точна, за исключением скорости доставки (часы вместо дней по всему миру) и невозможности послать материальные объекты. </text:p>
      <text:p text:style-name="Text_20_body">Один из важных компонентов в понятии электронной почты – это адрес электронной почты Интернет. Если ввести неправильный адрес, то Ваше сообщение не будет послано, или будет послано несуществующему адресату. Формат адреса электронной почты Интернет имеет вид: username@domain_name. Здесь <text:span text:style-name="T1">username</text:span> – это имя почтового ящика получателя. Оно уникально для домена, который обслуживается сервером, находящимся где-то в Интернет. Имя <text:span text:style-name="T1">username</text:span> создается администратором домена, когда кто-то получает права к доступа к этому домену. Обычно username не бывает более 8 символов. </text:p>
      <text:p text:style-name="Text_20_body">Правая часть адреса включает имя домена для этого пользователя. Имена доменов используется для представления IP-адреса (цифрового адреса) в Интернет. Они являются уникальными, специфическими адресами для каждого компьютера, который подключен к Интернет. Имя домена может состоять из нескольких частей, разделенных точками. Эти части могут показывать, например, нахождение какого-либо компьютера в какой-либо сети какой- либо компании. Последняя часть такого имени домена может указывать на тип организации: </text:p>
      <text:list xml:id="list3516314937" text:style-name="L1">
        <text:list-item>
          <text:p text:style-name="P55"><text:span text:style-name="T10">com</text:span>-обозначает коммерческую организацию; </text:p>
        </text:list-item>
        <text:list-item>
          <text:p text:style-name="P55"><text:span text:style-name="T10">org</text:span>- обозначает любую организацию; </text:p>
        </text:list-item>
        <text:list-item>
          <text:p text:style-name="P55"><text:span text:style-name="T10">gov</text:span>- обозначает правительственное учреждение; </text:p>
        </text:list-item>
        <text:list-item>
          <text:p text:style-name="P55"><text:span text:style-name="T10">mil</text:span>- обозначает военное учреждение; </text:p>
        </text:list-item>
        <text:list-item>
          <text:p text:style-name="P55"><text:span text:style-name="T10">edu</text:span>- обозначает образовательное учреждение (колледж, университет и т.п.); </text:p>
        </text:list-item>
        <text:list-item>
          <text:p text:style-name="P55"><text:soft-page-break/><text:span text:style-name="T10">net</text:span>- обозначает сетевые ресурсы или учебное заведение, которое обслуживает офисы и фирмы различных типов. </text:p>
        </text:list-item>
      </text:list>
      <text:p text:style-name="Text_20_body">Объединяя все это вместе, мы получаем адрес электронной почты. </text:p>
      <text:p text:style-name="Text_20_body"><text:span text:style-name="T2">Электронную почту нам может предоставить и Internet Explorer, и Netscape Navigator. Хотя для этого используются специальные программы. В Интернет 3 версии для чтения почты, составления и отправки писем применяется программа Internet Mail, в четвертой- Outlook Express. В Netscape почтовые программы называются Netscape Mail (третья версия) и Netscape Messenger(четвертая). В Интернет можно найти и бесплатные почтовые службы. В пример я могу привести такие службы как </text:span><text:a xlink:type="simple" xlink:href="http://win.mail.ru/" text:style-name="Internet_20_link" text:visited-style-name="Visited_20_Internet_20_Link">http://win.mail.ru</text:a><text:span text:style-name="T2"> , </text:span><text:a xlink:type="simple" xlink:href="http://www.chat.ru/" text:style-name="Internet_20_link" text:visited-style-name="Visited_20_Internet_20_Link">http://www.chat.ru</text:a><text:span text:style-name="T2"> , </text:span><text:a xlink:type="simple" xlink:href="http://www.hotmail.ru/" text:style-name="Internet_20_link" text:visited-style-name="Visited_20_Internet_20_Link">http:/www.hotmail.ru</text:a><text:span text:style-name="T2"> . </text:span></text:p>
      <text:p text:style-name="Text_20_body">На данный момент клиенты e-mail существуют для всех компьютерных платформ, имеющих способность подключаться к Internet. Пожалуй, клиенты e-mail - это наиболее распространенный класс приложений для Сети. В последнее время способности клиентов e-mail стали получать программы просмотра WWW.</text:p>
      <text:p text:style-name="P19"><text:span text:style-name="Emphasis"><text:span text:style-name="T3"/></text:span></text:p>
      <text:p text:style-name="P28"><text:span text:style-name="Emphasis"><text:span text:style-name="T3">Организация службы электронной почты в Интернет</text:span></text:span></text:p>
      <text:p text:style-name="Text_20_body"><text:span text:style-name="T2">Электронная почта - это служба пересылки сообщений между зарегистрированными адресами. Изначально речь идет только о текстовых сообщениях в узком смысле; о пересылке двоичного содержимого см. п. "</text:span><text:a xlink:type="simple" xlink:href="https://kunegin.com/ref2/email/mailstr.htm" text:style-name="Internet_20_link" text:visited-style-name="Visited_20_Internet_20_Link">Структура email-сообщения</text:a><text:span text:style-name="T2">". Под текстовыми сообщениями в узком смысле понимаются сообщения, состоящие из строк ограниченной длины, каждая строка состоит из алфавитно-цифровых символов базового набора ASCII и знаков препинания (такие сообщения также называют 7-битовыми). Символы с 8-битовыми кодами (например, кириллица) в этот набор не входят. </text:span></text:p>
      <text:p text:style-name="P20">Адрес электронной почты выглядит как </text:p>
      <text:p text:style-name="P29"><text:span text:style-name="T12">почтовый_ящик</text:span>@<text:span text:style-name="T12">почтовый.домен</text:span></text:p>
      <text:p text:style-name="P29"><text:s text:c="11"/>m2@vvsu.ru</text:p>
      <text:p text:style-name="P10"><text:s/>Sidor.Ivanov@athena.vvsu.ru</text:p>
      <text:p text:style-name="P24"><text:span text:style-name="T12">почтовый.домен</text:span> - некое доменное имя</text:p>
      <text:p text:style-name="P24"><text:span text:style-name="T12">почтовый_ящик</text:span> - имя-идентификатор корреспондента.</text:p>
      <text:p text:style-name="P24">Почтовый ящик может соответствовать одному человеку, группе людей, официальному почтовому адресу, автомату-обработчику и т.д. - форма адреса от этого не зависит. Далее в этом пункте будем считать, что почтовые ящики являются персональными.</text:p>
      <text:p text:style-name="P24"><text:span text:style-name="T11">Почтовый домен</text:span> — это доменное имя, для которого в системе DNS существует запись <text:span text:style-name="T11">типа MX, либо запись типа A</text:span>, если MX отсутствует. </text:p>
      <text:p text:style-name="P20">Компьютер, на который указывает запись <text:span text:style-name="T11">MX</text:span>, является <text:span text:style-name="T15">почтовым сервером</text:span> для данного почтового домена. Вся почта, направленная на адреса в данном почтовом домене, поступает на этот сервер, которые принимает решение о том, как дальше поступить с этой почтой. </text:p>
      <text:p text:style-name="P20">Основную роль в системе электронной почты играют программы трех типов: </text:p>
      <text:list xml:id="list2217489376" text:style-name="L2">
        <text:list-item>
          <text:p text:style-name="P42">транспортные агенты (MTA - Mail Transport Agent), </text:p>
        </text:list-item>
        <text:list-item>
          <text:p text:style-name="P42">агенты доставки (MDA - Mail Delivery Agent), </text:p>
        </text:list-item>
        <text:list-item>
          <text:p text:style-name="P31">пользовательские агенты (MUA - Mail User Agent). </text:p>
        </text:list-item>
      </text:list>
      <text:p text:style-name="P20">Транспортный агент работает, как правило, на почтовом сервере. Транспортный агент функционирует как маршрутизатор почтовых сообщений. Его функции следующие: </text:p>
      <text:list xml:id="list2208123458" text:style-name="L3">
        <text:list-item>
          <text:p text:style-name="P43">анализ и преобразование адресов и заголовков почтовых сообщений, в том числе: </text:p>
        </text:list-item>
      </text:list>
      <text:list xml:id="list3805135297" text:style-name="L4">
        <text:list-item>
          <text:list>
            <text:list-item>
              <text:p text:style-name="P44">разбор списков рассылки, пседонимов, переадресации (форвардинг), </text:p>
            </text:list-item>
            <text:list-item>
              <text:p text:style-name="P44">преобразование адресов в формат другой почтовой системы, если MTA функционирует как шлюз между двумя почтовыми системами (например, между Internet Mail и Sprint Mail), </text:p>
            </text:list-item>
            <text:list-item>
              <text:p text:style-name="P44">преобразование имени почтового домена отправителя (маскарад), </text:p>
            </text:list-item>
            <text:list-item>
              <text:p text:style-name="P44">установка служебных заголовков в сообщении, отражающих его маршрут и процесс обработки; </text:p>
            </text:list-item>
          </text:list>
        </text:list-item>
      </text:list>
      <text:list xml:id="list1514281068" text:style-name="L5">
        <text:list-item>
          <text:p text:style-name="P45">опрос DNS на предмет имени и адреса почтового сервера адресата сообщения; </text:p>
        </text:list-item>
        <text:list-item>
          <text:p text:style-name="P45"><text:soft-page-break/>определение агента доставки для каждого сообщения и передача сообщения выбранному агенту доставки; </text:p>
        </text:list-item>
        <text:list-item>
          <text:p text:style-name="P45">управление очередью сообщений, отложенный и повторный вызов агентов доставки в случае невозможности немедленной доставки сообщения; </text:p>
        </text:list-item>
        <text:list-item>
          <text:p text:style-name="P32">возврат сообщений, которые по каким-либо причинам невозможно доставить по назначению. </text:p>
        </text:list-item>
      </text:list>
      <text:p text:style-name="P20">Агент доставки производит доставку сообщения каким-либо специфическим способом. Существует несколько стандартных типов агентов доставки: </text:p>
      <text:list xml:id="list2403817206" text:style-name="L6">
        <text:list-item>
          <text:p text:style-name="P46">local - письмо направлено на почтовый ящик, находящийся на этом же компьютере; доставка производится, например, добавлением содержимого сообщения в определенный файл (в Unix это файл /var/mail/<text:span text:style-name="T12">почтовый_ящик</text:span>). </text:p>
        </text:list-item>
        <text:list-item>
          <text:p text:style-name="P46">SMTP - письмо направлено на почтовый ящик в другом почтовом домене; доставка производится путем соединения с транспортным агентом на удаленном сервере с помощью протокола SMTP. </text:p>
        </text:list-item>
        <text:list-item>
          <text:p text:style-name="P33">prog - письмо должно быть обработано какой-либо программой; доставка производится вызовом этой программы, на вход которой подается содержимое письма. </text:p>
        </text:list-item>
      </text:list>
      <text:p text:style-name="P20">Вообще методы доставки (и, соответственно, агенты) могут быть разнообразными: например, сохранение письма в базе данных; пересылка письма по факсу и т.д. Выбор агента доставки для каждого конкретного письма производится транспортным агентом в соответствии с заданной конфигурацией транспортного агента и адресом назначения письма. </text:p>
      <text:p text:style-name="P20">Пользовательский агент является оболочкой пользователя для работы с электронной почтой, его функции: </text:p>
      <text:list xml:id="list2365033281" text:style-name="L7">
        <text:list-item>
          <text:p text:style-name="P47">получение сообщений с почтового сервера; </text:p>
        </text:list-item>
        <text:list-item>
          <text:p text:style-name="P47">презентация, хранение, удаление и каталогизирование почтовых сообщений; </text:p>
        </text:list-item>
        <text:list-item>
          <text:p text:style-name="P34">создание нового сообщения и передача его транспортному агенту для дальнейшей обработки и доставки. </text:p>
        </text:list-item>
      </text:list>
      <text:p text:style-name="P20">Рассмотрим работу службы электронной почты на примере . Пусть почтовый сервер имеет адрес m.vvsu.ru и сконфигурирован для приема почты с адресами типа <text:span text:style-name="T14">некто</text:span><text:span text:style-name="T11">@cts.vvsu.ru</text:span>. Соответственно, в базе данных DNS для зоны vvsu.ru есть запись вида </text:p>
      <text:p text:style-name="P25"/>
      <text:p text:style-name="P10">cts.vvsu.ru. <text:s text:c="2"/>IN <text:s text:c="4"/>MX <text:s text:c="2"/>10 m.vvsu.ru.</text:p>
      <text:p text:style-name="P20">Пусть также пользователь имеет адрес <text:span text:style-name="T11">ivanov@cts.vvsu.ru</text:span>.</text:p>
      <text:p text:style-name="P20">Рассмотрим входящее сообщение от bg@aquarium.ru к <text:span text:style-name="T11">ivanov@cts.vvsu.ru</text:span>. Сообщение поступает по сети к транспортному агенту. MTA, проанализировав заголовок сообщения, определяет, что оно адресовано в почтовый домен cts.vvsu.ru, который он обслуживает. В соответствии с этим выбирается агент доставки local, запускается программа этого агента и на вход ей подается текст сообщения со всеми заголовками. Агент доставки каким-то способом, не интересным для транспортного агента, производит доставку сообщения и прекращает свою работу. Транспортный агент <text:soft-page-break/>анализирует статус выхода (exit status) программы агента доставки, по которому определяет было ли сообщение успешно доставлено или произошла ошибка. В случае ошибки MTA формирует сообщение об ошибке, исходящее с адреса MAILER-DAEMON@m.vvsu.ru, которое будет отправлено отправителю письма (и, как правило, администратору почтового сервера по адресу postmaster@m.vvsu.ru). В случае успешного завершения работы агента доставки письмо считается доставленным получателю. </text:p>
      <text:p text:style-name="P20">Агент доставки local производит доставку методом добавления содержимого письма к файлу /var/mail/ivanov Иванов (точнее, пользовательский агент Иванова) может получить доступ к своей почте двумя способами: </text:p>
      <text:list xml:id="list614618291" text:style-name="L8">
        <text:list-item>
          <text:p text:style-name="P56">Иванов работает на том же компьютере, где находится почтовый сервер. В этом случае MUA Иванова тривиальным образом считывает поступившее сообщение из файла /var/mail/ivanov и сохраняет его, в случае необходимости, куда-то в свой каталог для осуществления своих функций, описанных выше. </text:p>
        </text:list-item>
        <text:list-item>
          <text:p text:style-name="P56">Иванов работает на другом компьютере (точнее, Иванов не имеет возможности или желания работать на почтовом сервере). Эта ситуация наиболее типична для пользователей почты в организациях или сообществах. В этом случае для доступа к файлу /var/mail/ivanov через сеть используется протокол POP-3. На почтовом сервере запущена программа POP-сервер, а в MUA Иванова встроен POP-клиент. Так как протокол POP-3 работает поверх TCP/IP, нет никаких ограничений на местоположение компьютера Иванова. </text:p>
        </text:list-item>
      </text:list>
      <text:p text:style-name="Text_20_body">В настоящее время получает распространение протокол IMAP4, по существу являющийся расширенной версией протокола POP3. Он, в частности, позволяет пользовательскому агенту каталогизировать и хранить сообщения на почтовом сервере, а не на компьютере пользователя, как это происходит при использовании POP-3. Это удобно в случае, когда Иванов не имеет постоянно закрепленного за собой компьютера - например, Иванов - студент, работающий с почтой из компьютерного класса. </text:p>
      <text:p text:style-name="P20">Теперь рассмотрим исходящее сообщение от ivanov@cts.vvsu.ru к bg@aquarium.ru. Сообщение поступает к транспортному агенту двумя способами в зависимости от того, где работает Иванов. Если Иванов работает на почтовом сервере, то его MUA напрямую обращается к транспортному агенту и передает ему сообщение для БГ . Если же Иванов работает на другом компьютере, то его MUA связывается с транспортным агентом через сеть по протоколу SMTP. (Опять, так как протокол SMTP работает поверх TCP/IP, нет никаких ограничений на местоположение компьютера Иванова.) </text:p>
      <text:p text:style-name="P20">Получив сообщение, MTA анализирует его заголовок и определяет, что это сообщение направлено в другой почтовый домен и не попадает ни под какие особые случаи (например, не должно быть доставлено через UUCP или отослано по факсу - это все определяется конфигурацией MTA). Следовательно, для доставки этого сообщения выбирается агент SMTP, при этом MTA делает запрос в DNS на предмет того, кто является обработчиком почты для домена aquarium.ru. (DNS вернет relay.rinet.ru, IP-адрес=195.54.192.35). Этот адрес вместе с текстом сообщения будет передан агенту доставки, который по протоколу SMTP соединится с указанным адресом и таким образом <text:soft-page-break/>отправит сообщение транспортному агенту сервера relay.rinet.ru. Если во время этой операции произошла нефатальная ошибка (например, удаленный сервер временно выключен), то агент SMTP вернется со статусом "Отложено" и MTA поставит сообщение в очередь для повторной отправки. </text:p>
      <text:p text:style-name="P20">Если запись MX для почтового домена получателя не найдена в DNS, будет сделана попытка найти запись типа А (IP-адрес) для того же доменного имени, т.е. делается предположение, что почтовый домен является именем реального компьютера и на этом компьютере запущен MTA - это справедливо для большинства Unix-систем. Агент доставки попытается доставить сообщение непосредственно на этот адрес. </text:p>
      <text:h text:style-name="Heading_20_2" text:outline-level="2">Почтовые агенты в различных ОС</text:h>
      <text:p text:style-name="P20">В ОС Unix транспортным агентом является программа sendmail, ставшая де-факто стандартом MTA. Кроме того, в программу sendmail входит агент доставки SMTP. Локальный агент доставки - программа mail с ключом "-d". В качестве MUA могут использоваться mail, pine, различные MailTools под X-Windows и другие программы. В качестве POP-сервера может быть использована программа qpopper. Все вышеперечисленные программы распространяются свободно, либо являются частью поставки операционной системы. </text:p>
      <text:p text:style-name="P20">MUA со встроенным POP-клиентом (Unix, Windows)- Netscape, Eudora, The Bat и др. </text:p>
      <text:p text:style-name="P20">Под управлением ОС Windows работают такие почтовые серверы как Netscape Messaging Server и Microsoft Exchange. Они администрируются через оконный web-интерфейс, в котором интегрированы все необходимые функции: собственно транспортный агент, POP3-сервер, система администрирования почтовых ящиков пользователей, псевдонимов, групп и списков рассылки. Однако по сравнению c sendmail такие серверы громоздки, не надежны, малопрозрачны и не обладают той степенью гибкости и универсальности, какую имеет sendmail. </text:p>
      <text:p text:style-name="P19"><text:span text:style-name="Emphasis"><text:span text:style-name="T3">Структура email-сообщения </text:span></text:span></text:p>
      <text:p text:style-name="P20">Базовая структура сообщения электронной почты определена в RFC-822. Сообщение состоит из заголовков и тела сообщения. Заголовки отделяются от тела сообщения пустой строкой. </text:p>
      <text:p text:style-name="P20">Каждый заголовок начинается с новой строки и состоит из ключевого слова, за которым следует двоеточие, и данных: </text:p>
      <text:p text:style-name="P5">From: "Sidorov" &lt;sidorov@vvsu.ru&gt;</text:p>
      <text:p text:style-name="P20">Если длина данных превышает одну строку, то последующие строки, относящиеся к этому же заголовку, начинаются с табуляции: </text:p>
      <text:p text:style-name="P13">Received: from u2.farm.idt.net (root@u2.farm.idt.net [169.132.8.11]) by</text:p>
      <text:p text:style-name="P13"><text:s text:c="8"/>m.vvsu.ru (8.9.1/8.9.1) with ESMTP id MAA00238 for</text:p>
      <text:p text:style-name="P5"><text:s text:c="8"/>&lt;sidorov@vvsu.ru&gt;; Wed, 5 Jan 2000 12:02:28 +1000 (VVO)</text:p>
      <text:p text:style-name="P20">Тело сообщения представляет собой текст в узком смысле . Однако, тело сообщения может содержать и символы из расширенного набора (с установленным битом номер 7) - например, кириллицу, - если все агенты, работающие с сообщением, поддерживают <text:soft-page-break/>восьмибитные символы. В настоящее время большинство используемых агентов такую поддержку обеспечивают. </text:p>
      <text:p text:style-name="Text_20_body"><text:span text:style-name="T2">Изначально электронная почта предназначалась для пересылки только текстовых сообщений. Для пересылки двоичного содержимого двоичные данные специальным образом кодируются и сообщение снабжается дополнительными заголовками и служебной информацией в соответствии со спецификацией MIME, которая будет рассмотрена </text:span><text:a xlink:type="simple" xlink:href="https://kunegin.com/ref2/email/mime.htm" text:style-name="Internet_20_link" text:visited-style-name="Visited_20_Internet_20_Link">ниже</text:a><text:span text:style-name="T2">. </text:span></text:p>
      <text:p text:style-name="P20">При пересылке сообщения по протоколу SMTP говорят о третьей части сообщения - конверте. Конверт - это адреса отправителя и получателя (получателей), передаваемые как аргументы команд "MAIL FROM" (от кого) "RCPT TO" (кому) во время SMTP-сеанса. В простейшем случае адреса на конверте и адреса в заголовках "From:" и "To:" совпадают, но это далеко не всегда так. </text:p>
      <text:p text:style-name="P20">Например, если письмо отправлено нескольким получателям в разные почтовые домены (petrov@a.ru, ivanov@b.ru, sidorov@c.ru, sidorenko@c.ru), то отправляющий MTA размножит это письмо и "разложит" его в 3 конверта, по одному конверту на домен. То есть, в SMTP-сеансе с сервером домена a.ru конверт будет содержать только "RCPT TO: petrov@a.ru", а в сеансе с сервером домена с.ru на конверте будет написано два адресата: </text:p>
      <text:p text:style-name="P13">RCPT TO: sidorov@c.ru</text:p>
      <text:p text:style-name="P5">RCPT TO: sidorenko@c.ru</text:p>
      <text:p text:style-name="P20">в то время как в заголовке сообщения могут быть перечислены все адресаты (а могут и не быть - если письмо направлено на список рассылки типа my_friends@vvsu.ru, который состоит из вышеназванных адресов; тогда в заголовке будет адрес списка рассылки. </text:p>
      <text:p text:style-name="P20">Вообще, переписывание заголовков и формирование конверта зависит от конфигурации траспортного агента и здесь имеется большой выбор разных вариантов и причин для отличия адресов в конверте от адресов в заголовках. Общее правило: конверт содержит информацию, необходимую для доставки сообщения через сеть; заголовки - информацию для транспортного и пользовательского агентов и самого пользователя. </text:p>
      <text:h text:style-name="P16" text:outline-level="4">Заголовки почтового сообщения</text:h>
      <text:p text:style-name="P20">Ниже рассмотрены распространенные заголовки, кроме заголовков, добавленных спецификацией MIME. </text:p>
      <text:p text:style-name="P6">  </text:p>
      <text:p text:style-name="P14"><text:span text:style-name="T10">From:</text:span> ivanov@a.ru</text:p>
      <text:p text:style-name="Text_20_body">отправитель; адрес также может иметь форму "Ivan Ivanov" &lt;ivanov@a.ru&gt;. </text:p>
      <text:p text:style-name="P14"><text:span text:style-name="T10">Reply-To:</text:span> real_ivanov@a.ru</text:p>
      <text:p text:style-name="Text_20_body">адрес, на который следует отправлять ответ на письмо. Если этот заголовок отсутствует, ответ отправляется на адрес, указанный в заголовке "From:". </text:p>
      <text:p text:style-name="P14"><text:span text:style-name="T10">To:</text:span> sidorov@vvsu.ru, "Petr Petrov" &lt;petrov@vvsu.ru&gt;</text:p>
      <text:p text:style-name="Text_20_body">основной получатель (получатели). </text:p>
      <text:p text:style-name="P14"><text:soft-page-break/><text:span text:style-name="T10">Сс:</text:span> "Jonh Smith" &lt;john@smith.a.com&gt;, &lt;sidorenko@c.ru&gt;</text:p>
      <text:p text:style-name="Text_20_body">дополнительный получатель (получатели), если необходимы. При доставке письма для адресов в заголовках "To:" и "Cc:" выполняются одинаковые действия; различия между "To:" и "Cc:" в техническом плане нет. </text:p>
      <text:p text:style-name="P14"><text:span text:style-name="T10">Bcc:</text:span> "Fox Mulder" &lt;mulder@fbi.gov&gt;</text:p>
      <text:p text:style-name="Text_20_body">получатель (получатели), невидимый для остальных получателей, если требуется. То есть те, кто перечислен в "To:" и "Cc:", не будут знать, что копия письма отправлена Малдеру. </text:p>
      <text:p text:style-name="P14"><text:span text:style-name="T10">Subject:</text:span> Happy New Year!</text:p>
      <text:p text:style-name="P7">тема письма (может отсутствовать); транспортными агентами и агентами доставки не интерпертируется; может интерпертироваться пользовательским агентом в целях фильтрации и сортировки. </text:p>
      <text:p text:style-name="P14"><text:span text:style-name="T10">Date:</text:span> Sat, 15 Jan 2000 17:25:32 +1000</text:p>
      <text:p text:style-name="P7">время отправки письма. </text:p>
      <text:p text:style-name="P14"><text:span text:style-name="T10">Message-ID:</text:span> &lt;3.0.6.32.20000104175623.007badf0@mail.a.ru&gt;</text:p>
      <text:p text:style-name="P7">уникальный идентификатор сообщения, генерируемый MTA-отправителем; для восприятия человеком не предназначен. </text:p>
      <text:p text:style-name="P14"><text:span text:style-name="T10">Received:</text:span> ...</text:p>
      <text:p text:style-name="P7">заголовок "Received:" добавляется каждым транспортным агентом, через которого проходит сообщение, содержит информацию кем, от кого, когда и каким образом получено сообщение. </text:p>
      <text:p text:style-name="P20">В большинстве писем встречаются заголовки, начинающиеся на "X-", это дополнительные заголовки, не определяемые стандартом. Например заголовок "X-Mailer:" содержит информацию о пользовательком агенте, отправившем письмо. </text:p>
      <text:p text:style-name="P20">При пересылке (форвардинге) сообщения другому получателю в заголовки могут быть добавлены поля с префиксом "Resent-" ("Resent-From:", "Resent-To:", "Resent-Date" и т.п.). Эти поля содержат информацию, вставленную тем, кто произвел форвардинг. Например, поле "From:" содержит адрес первоначального отправителя, а "Resent-From:" - адрес того, кто переслал это сообщение. При таком способе форвардинга тело сообщения не изменяется, только добавляются заголовки. </text:p>
      <text:p text:style-name="P19"><text:span text:style-name="Emphasis"><text:span text:style-name="T3">Стандарты электронной почты Internet</text:span></text:span></text:p>
      <text:p text:style-name="P4"><text:span text:style-name="T4">SMTP</text:span><text:span text:style-name="T2"> Простой протокол передачи почты (Simple Mail Transfer Protocol) используется как POP, так и IMAP для отправки почты. SMTP появился в результате расширения Internet и потребности в механизме для передачи почты от хоста к хосту через столько серверов, сколько для этого будет необходимо. Обычно в передаче почты участвуют только два хоста - отправителя и получателя.</text:span> </text:p>
      <text:p text:style-name="P20"><text:span text:style-name="T13">MIME</text:span> Многоцелевое расширение почты Internet (Multipurpose Internet Mail Extension) - это стандарт на формат многочастных сообщений с данными в ином, нежели ASCII, формате. Обычно клиент-серверные почтовые протоколы воспринимают <text:soft-page-break/>сообщение как единое целое, и они не способны извлекать сообщения MIME, впрочем, как и другие сообщения, так как MIME специально разрабатывался таким образом, чтобы быть прозрачным для существующих почтовых систем. Однако четвертая версия протокола IMAP (см. ниже) позволяет извлекать отдельные части MIME-кодированных сообщений.</text:p>
      <text:p text:style-name="P20"><text:span text:style-name="T13">POP3 </text:span>Третья версия протокола почтового офиса (Pоst Office Protocol) представляет собой почтовый протокол на стороне клиента, предназначенный для упрощения операций с электронной почтой в автономном режиме. Сообщения загружаются на клиент и обрабатываются им на месте.</text:p>
      <text:p text:style-name="P20"><text:span text:style-name="T13">IMAP4</text:span> Протокол доступа к сообщениям Internet (Internet Message Access Protocol). Это серверно-ориентированный почтовый протокол с возможностью выборочного извлечения писем. Он предназначается в равной мере для интерактивного и автономного управления почтой. Клиентам нет необходимости самим обслуживать структуру сообщений или папок. IMAP быстро вытесняет POP, главным образом благодаря наличию функций управления почтой на сервере. Однако он предъявляет более высокие требования к серверу. Среди функций IMAP избирательная загрузка, поддержка иерархии папок на сервере, разделяемая почта и синхронизация почтовых ящиков. IMAP существенно облегчает удаленным пользователям работу с почтой, предоставляя возможность просмотра конкретных частей сообщения или структуры сообщения без его загрузки. Протокол также дает возможность клиентам использовать серверы для поиска сообщений, сводя к минимуму трафик по сети. IMAP позволяет заводить иерархию папок как на почтовом сервере, так и в бюджете пользователя, предоставляя централизованное хранилище с простым доступом из разных мест.</text:p>
      <text:p text:style-name="P20"><text:span text:style-name="T13">ACAP </text:span>Протокол доступа к конфигурации приложения (Application Configuration Access Protocol), ранее известный как протокол интерактивной поддержки почты (Interactive Mail Support Protocol, IMSP), разрабатывался как дополнение к IMAP4 и предлагает комплиментарные почтовые сервисы, выходящие за рамки IMAP4. Он позволяет находить и подписываться на электронные доски объявлений и почтовые ящики, а также находить и производить поиск по адресным книгам.</text:p>
      <text:p text:style-name="P20"><text:span text:style-name="T13">LDAP</text:span> Облегченный протокол доступа к каталогам (Lightweight Directory Access Protocol) является в настоящее время наиболее популярным. LDAP может использоваться для консолидации профилей пользователей и информации о правилах, для управления защитой, приложениями и устройствами, обеспечивая в то же время централизованное администрирование. Пока LDAP определяет клиентский доступ к центральному каталогу и не предоставляет сервисов тиражирования или синхронизации. Отсутствие этих сервисов - значительный недостаток, так как при работе системы Internet Mail изменения в каталогах cc:Mail или MS Mail должны автоматически копироваться в каталоги Internet Mail и обратно. Некоторые продукты Internet Mail предусматривают только персональные (локальные) каталоги. </text:p>
      <text:p text:style-name="P20"><text:span text:style-name="T10">NNTP</text:span> (Network News Transfer Protocol) - сетевой протокол пересылки новостей. Протокол, применяемый для отправки и извлечения новостей конференций Usenet.</text:p>
      <text:p text:style-name="P20"><text:soft-page-break/><text:span text:style-name="T10">UUCP </text:span>(UNIX-to-UNIX Copy Program - протокол копирования файлов в сети машин UNIX). Утилита первоначально разработанная для пересылки файлов между двумя UNIX-компьютерами. В некоторых системах UUCP применяется для пересылки электронной почты вместо протокола SMTP.</text:p>
      <text:p text:style-name="P20"><text:span text:style-name="T10">Uuencode/uudecode</text:span> (uu-кодирование/uu-декодирование). Метод пересылки двоичных файлов, присоединяемых к сообщениям электронной почты, в виде обыкновенного текста ASCII.</text:p>
      <text:p text:style-name="P20"><text:span text:style-name="T10">X.500</text:span>. Стандарт ITU (International Telecommunications Union - Международный телекоммуникационный союз) для управлени иерархическими оперативнодоступными каталогами пользователей и ресурсов. В протоколе LDAP используется подмножество услуг X.500. </text:p>
      <text:p text:style-name="P19"><text:span text:style-name="Emphasis"><text:span text:style-name="T3">Маршрутизация электронной почты в Интернет.</text:span></text:span></text:p>
      <text:p text:style-name="P20">Существует множество стандартов обмена электронной почтой. В данный момент основным стандартом в Интернет является RFC822, дополненный некоторыми другими стандартами (например, стандартами про обмен нетекстовой информации). Также большое распространение получили предшествующие Интернету UUCP сети, до сих пор пользующиеся популярностью.</text:p>
      <text:p text:style-name="P20">Один из наиболее важных применений Интернета с момента его создания является электронная почта. Она начиналась как простой сервис, копирующий файл с одной на другую машину и добавляющий его к почтовому ящику получателя. В данный момент e-mail - это сложная система, которая базируется на множестве стандартов, протоколов и программ.</text:p>
      <text:p text:style-name="P20">Для создания высокоэфективных почтовых клиентов и серверов, очень важно понимать то, как работает маршрутизация почты в Интеренет. Знание основ маршрутизации также может помочь в решении простых пользовательских проблем доставки почты.</text:p>
      <text:p text:style-name="P20">Программа при помощи которой пользователь пишет и читает почту называется почтовым пользовательским агентом (mail user agent - MUA). MUA сам непосредственно не занимается доставкой почты, для этого он передает управление почтовому транспортному агенту (mail transport agent - MTA). MTA занимается вопросами маршрутизации почты. Однин из первых MTA был sendmail Университета Berkeley – до сих пор являющийся наиболее распространённым в Интернете, во многом благодаря очень гибким настройкам. Первоначальный автор Eric Allman, забросивший sendmail в своё время, теперь активно работает над ним снова. Большинство новшеств было реализовано сначала именно в sendmail’е. Маршрутизация - процесс нахождения оптимального пути от отправителя к получателю писма. После того как MTA находит необходимый маршрут для письма, он передаёт управление почтовому агенту доставки (mail delivery agent – MDA) - программе которая занимается непосредственно доставкой писем определенным транспортом (локальная доствка, по UUCP или SMTP протоколу). MDA могут быть совмещены с MTA (в sendmail’е, например, встроенный SMTP MDA). В <text:soft-page-break/>случае невозможности доставки почты, MTA возвращают письмо обратно отправителю, с указанием проблемы.</text:p>
      <text:p text:style-name="P19"><text:span text:style-name="Strong_20_Emphasis"><text:span text:style-name="T2">Адресация</text:span></text:span></text:p>
      <text:p text:style-name="P20">Существует огромное множество стандартов представления электронного адреса. Это может быть просто имя пользователя в системе, а может быть и адресом X.400 – множеством данных о получателе, на основании которого MTA ищет получателя в базе данных X.500.</text:p>
      <text:p text:style-name="P20">На локальной машине адрес обычно состоит только из имени пользователя на этой машине.</text:p>
      <text:p text:style-name="P20">Пример:</text:p>
      <text:p text:style-name="P20">vg – пользователь vg</text:p>
      <text:p text:style-name="P20">root – пользователь root</text:p>
      <text:p text:style-name="P20">Перед появлением Интернет огромное распространения имела сеть машин соединеённых при помощи UUCP протокола. Эта сеть и сейчас очень распространена на машинах с подключением через коммутируемые телефонные линии. В этой сети письмо зачастую не может быть доставлено непосредственно получателю – оно проходит через множество промежуточных машин. Цепочка машин, через которые проходит письмо, указывается непосредственно в адресе получателя. При такой адресации отправитель должен был хорошо знать топологию сети на момент отправки письма.</text:p>
      <text:p text:style-name="P20">В UUCP мире адрес состоит из цепочки компьютеров, через которые должно пройти письмо (естественно соседние компьютеры в цепочке должны иметь реулярные UUCP соединения), разделённых восклицательным знаком и именем пользователя после последнего воскличательного знака.</text:p>
      <text:p text:style-name="P20">Пример:</text:p>
      <text:p text:style-name="P20">cec!vg – пользователь vg на компьтере cec</text:p>
      <text:p text:style-name="P20">ernie!bert!moria!root – пользователь root, на компьютере moria, письмок которому должно последовательно пройте через цепочку компьютеров ernie, bert, moria.</text:p>
      <text:p text:style-name="P20">После распространения сетей на основе протокола TCP/IP и создания Интернет, распространение получила доменная адресация (стандарт RFC822). При этом в адресе обычно нет указаний о маршрутизации письма. В общем случае адрес пользователя составляется из доменного имени компьютера и имени пользователя на этом компьютере разделённых знаком @ (причём имя пользователя идёт первым).</text:p>
      <text:p text:style-name="P20">Пример:</text:p>
      <text:p text:style-name="Text_20_body"><text:span text:style-name="T6">root@localhost</text:span><text:span text:style-name="T5"> </text:span><text:span text:style-name="T2">– пользователь root на локальной машине</text:span></text:p>
      <text:p text:style-name="Text_20_body"><text:span text:style-name="T6">posmaster@vstu.vinnica.ua</text:span><text:span text:style-name="T5"> – </text:span><text:span text:style-name="T2">пользователь postmaster на компьтере vstu.vinnica.ua</text:span></text:p>
      <text:p text:style-name="Text_20_body"><text:span text:style-name="T6">president@whitehouse.gov</text:span><text:span text:style-name="T5"> </text:span><text:span text:style-name="T2">– пользователь president на компьтере whitehouse.gov</text:span></text:p>
      <text:p text:style-name="Text_20_body"><text:span text:style-name="T2">В доменной форме адреса тоже есть способ указать маршрут письма. Если адрес получателя указать в форме </text:span><text:span text:style-name="T5">@hostA,@hostB:user@hostC</text:span><text:span text:style-name="T2">, то письмо сначала будет отправлено на машину </text:span><text:span text:style-name="T5">hostA</text:span><text:span text:style-name="T2">, оттуда на машину </text:span><text:span text:style-name="T5">hostB</text:span><text:span text:style-name="T2">, а оттуда уже пользователю </text:span><text:soft-page-break/><text:span text:style-name="T5">user</text:span><text:span text:style-name="T2"> на машине </text:span><text:span text:style-name="T5">hostC. </text:span><text:span text:style-name="T2">Также адрес можно указать в форме </text:span><text:span text:style-name="T6">user%hostB@hostA</text:span><text:span text:style-name="T2">, тогда письмо сначала будет отправлено на машину hostA, а оттуда пользователю user на машине hostB.</text:span></text:p>
      <text:p text:style-name="P20">В данный момент в UUCP адресах можно использовать дорменные имена.</text:p>
      <text:p text:style-name="P20">Пример:</text:p>
      <text:p text:style-name="P20">cec!lucky.net!postmaster – письмо пройдёт через машину cec, которая отправит его пользователю postmaster на машине с доменным именем lucky.net.</text:p>
      <text:p text:style-name="P19"><text:span text:style-name="Strong_20_Emphasis"><text:span text:style-name="T2">Маршрутизация</text:span></text:span></text:p>
      <text:p text:style-name="P20">В простейшем случае и отправитель, и получатель письма – пользователи одной машины. В этом случае MTA не занимается маршрутизацией, а просто передает письмо MDA для локальной доствки. MDA проверяет наличие пользователя на данной машине, и добавляет письмо к почтовому ящику получателя.</text:p>
      <text:p text:style-name="P20">В мире TCP/IP почта в основном доставляется напрямую от отправителя к получателю, используя протокол SMTP (описанный в RFC821). Почтовый транспортный агент машины отправителя соединяется с SMTP демоном на машине получателя.</text:p>
      <text:p text:style-name="P19"><text:span text:style-name="Strong_20_Emphasis"><text:span text:style-name="T2">Маршрутизация в UUCP сетях</text:span></text:span></text:p>
      <text:p text:style-name="P20">В UUCP сетях маршрут обычно уже присутствует в адресе получателя. Поэтому основной проблемой является построение правилного адреса. Для того чтобы построить правильную цепочку машин, до получателя, необходимо хорошо знать топологию сети. Частично в этом помогает созданный в Rutgers University The UUCP Mapping Project. По этому проэкту все официальные имена UUCP машин регистрируются, с информацией о их соседних машинах. Затем публикуются Usenet Maps в которых для каждой официально зарегистрированой UUCP машины указваются её соседние UUCP машины. Затем, при помощи этих карт можно построить правильный путь к машине получателю.</text:p>
      <text:p text:style-name="P20">Пример записи в Usenet Maps:</text:p>
      <text:p text:style-name="P21">moria</text:p>
      <text:p text:style-name="P21">bert(DAILY/2),</text:p>
      <text:p text:style-name="P21">swim(WEEKLY)</text:p>
      <text:p text:style-name="P20">Здесь показано, что машина moria, два раза в день имеет связь с машиной bert, и раз в неделю - связь с машиной swim.</text:p>
      <text:p text:style-name="P19"> </text:p>
      <text:p text:style-name="P19"><text:span text:style-name="Strong_20_Emphasis"><text:span text:style-name="T2">Маршрутизация в TCP/IP сетях</text:span></text:span></text:p>
      <text:p text:style-name="P20">В TCP/IP сетях для определения машины, куда будет доставлена почта используется доменная система имён (DNS). По умолчанию для доставки почты MTA ищет IP адрес получателя и отправляет письмо при момощи SMTP протокола (стандарт RFC821) SMTP демону на машине получателя.</text:p>
      <text:p text:style-name="P20">Однако многие узлы обычно хотят, чтобы почта к ним доставлялась не напрямую, а через специальную сервер, который принимает всю почту для этой машины и доставляет её локально. Для этого используется запись MX (обозначает Mail eXchanger) в базе данных DNS для данного узла, в которой указывается машина, через которую почта будет доставляться к данной.</text:p>
      <text:p text:style-name="P20"><text:soft-page-break/>Запись MX также содержит поле приоритета. В поле приоритета содержится целое положительное число. При наличии нескольких записей MX для одного узла, транспортный агент пытается доставить почту используя MX с минимальным полем приоритета. Если это не удаётся, MTA пробует машину с большем полем приоритета и т.д. Если письмо не удалось доставить ни на одну машину указанную в MX’ах, то MTA повторит доствку через некоторое время (при этом часто отсылается отправителю отсылается предупреждение о проблемах с доставкой почты). Если за определенное время письмо не удалось доставить (обычно это 5 суток), MTA прекращает попытки доставить письмо и отсылает отправителю письмо с описанием проблеммы.</text:p>
      <text:p text:style-name="P20">Пример:</text:p>
      <text:p text:style-name="P20">Запись DNS:</text:p>
      <text:p text:style-name="Text_20_body"><text:span text:style-name="T5">solo.foobar.com IN MX 5 solo.foobar.com</text:span><text:span text:style-name="T2"> </text:span></text:p>
      <text:p text:style-name="Text_20_body"><text:span text:style-name="T5">solo.foobar.com IN MX 10 mailhub.foobar.com</text:span><text:span text:style-name="T2"> </text:span></text:p>
      <text:p text:style-name="Text_20_body"><text:span text:style-name="T2">- MTA сначала попытается доставить почту на машину </text:span><text:span text:style-name="T5">solo.foobar.com</text:span><text:span text:style-name="T2">, а если </text:span><text:span text:style-name="T5">solo.foobar.com</text:span><text:span text:style-name="T2"> не доступна, то на машину </text:span><text:span text:style-name="T5">mailhub.foobar.com</text:span><text:span text:style-name="T2">.</text:span></text:p>
      <text:p text:style-name="P20">Если локальный узел сам является MX’ом для узла получателя, то MTA не пытается отправить почту на узлы у которых поле приоритета больше или равно полю приоритета для локального узла, этим предотвращаются почтовые петли.</text:p>
      <text:p text:style-name="P20">Запись MX можно ставить на целые домены, в этом случае вся почта для данного домена будет идти через, сервер указаный в записи MX.</text:p>
      <text:p text:style-name="P20">Пример:</text:p>
      <text:p text:style-name="P20">Запись DNS</text:p>
      <text:p text:style-name="Text_20_body"><text:span text:style-name="T5">foobar.com IN MX 5 mailhub.foobar.com</text:span><text:span text:style-name="T2"> </text:span></text:p>
      <text:p text:style-name="P20">– для всех машин в домене foobar.com почта должна быть отправлена на машину mailhub.foobar.com, которая уже доставит эту почту локально.</text:p>
      <text:p text:style-name="P20">Для маршрутизации в TCP/IP можно также использовать адрес в специальной форме.</text:p>
      <text:p text:style-name="P19"><text:span text:style-name="Strong_20_Emphasis"><text:span text:style-name="T2">Стык UUCP и TCP/IP</text:span></text:span></text:p>
      <text:p text:style-name="P20">Запись MX может также использоваться для маршрутизации почты для узлов не подключенных к Интернет непосредственно (например UUCP сети). При этом в MX записи указывается машина, которая знает как доставить письмо к получателю.</text:p>
      <text:p text:style-name="P20">В данный момент практически не осталось больших UUCP сетей – большинство UUCP машин среди своих соседей имеют машину, непосредственно подключенную к Интернету.</text:p>
      <text:p text:style-name="P20">Пример:</text:p>
      <text:p text:style-name="P20">машина rts.vinnica.ua не имеет непосредственного подключения к Интернет, а вся почта к ней должна направляться через машину eagle.nest.vinnica.ua. В DNS для машины rts.vinnica.ua стоит:</text:p>
      <text:p text:style-name="P21">rts.vinnica.ua. IN MX 10 eagle.nest.vinnica.ua</text:p>
      <text:p text:style-name="P20">а в конфигурации MTA машины eagle.nest.vinnica.ua указано что всю почту на машину rts.vinnica.ua необходимо отправлять через UUCP.</text:p>
      <text:p text:style-name="P19"><text:soft-page-break/><text:span text:style-name="Emphasis"><text:span text:style-name="T3">Почтовый стандарт MIME (RFC1521)</text:span></text:span></text:p>
      <text:p text:style-name="P20">MIME означает "Multipurpose Internet Mail Extensions" (Многоцелевые расширения почтового стандарта Internet). Этот стандарт описывает как пересылать по электронной почте исполняемые, графические, мультимедийные, смешаные данные. Типичные применения MIME - пересылка графических изображений, аудио, документов Word, программ и даже просто текстовых файлов, то есть, когда важно, чтобы входе пересылки не производилось никаких преобразований над данными. MIME также позволяет размечать письмо на части различных типов так, чтобы получатель (почтовая программа) мог определить, что делать с каждой из частей письма. </text:p>
      <text:p text:style-name="P20">Как читать письма в стандарте MIME? Т.к. MIME используется всего несколько лет, еще существуют старые почтовые программы, которые не понимают MIME. Однако, растет число почтовых программ, имеющих встроенную поддержку MIME (одна из самых популярных - "Pine", разработанная в Вашингтонском университете и реализованная для платформ UNIX, VMS, DOS, Windows). К тому же в некоторых почтовых системах имеются специальные шлюзы, обеспечивающие MIME-трансляцию. Но даже если у вас нет возможности использовать MIME-совместимую почтовую программу и нет доступа к подобному шлюзу, то можно также воспользоваться рядом программ, способных интерпретировать письма в MIME, сохраненные рпочтовой программой в файле. Например, програма "munpack", созданная в университете Carnegie Mellon. Существуют ее версии для Unix, PC, Macintosh, Amiga. </text:p>
      <text:p text:style-name="P20">Долгое время для кодирования бинарных файлов в 7-битный формат (чтобы обеспечить их пересылку по почтовой системе Internet) использовалась кодировка UUENCODE, имеющая ряд технических ограничений. Стандарт MIME предполагает использовние более устойчивой кодировки "Base64", которая специально разработана для обеспечения сохранности данных, пересылаемых по email, при различных преобразованиях, имиеющих место в ходе прохождения почтовых шлюзов. </text:p>
      <text:p text:style-name="P20">Стандарт MIME полностью описан в RFC-1521 </text:p>
      <text:p text:style-name="P20">Со времени опубликования в 1982 г., стандарт RFC 822 определил и полностью или частично внедрил формат текстовых писем в почтовой системе Internet. Но с расширением его использования, обнаружился ряд ограничений, заметно ограничивающих удовлетворение пользовательских потребностей. В частности, возможность пересылки нетекстовых данных, например, аудио и графики, посто не была упомянута в RFC822, описывавшем лишь формат текстовых сообщеий. И даже в случае текста, RFC 822 обошел вниманием нужды пользователей, использующих расширенный набор символов, что характерно для азиатских и большинства европейских языков. Итак, требовалась дополнительная спецификация. Основное ограничение RFC822 - относительно короткие строки и 7-битная символьная таблица. Пользователям дляотправки нетекстовых данных приходилось конвертировать тело своего письма в 7-битную форму с помощью UUENCODE, BINHEX и др. </text:p>
      <text:p text:style-name="P20"><text:soft-page-break/>Более очевидными стали ограничения RFC 822 при разработке почтовых шлюзов между хостами, использующими стандарт RFC822 и хостами, использующими стандарт X.400. X.400 имеет механизмы для включения нетекстовых данных в тело письма. В настоящее время стандарты для перевода почтовых сообщений из X.400 в RFC822 предполагают, что нетекстовые части тела письма должны быть сконвертированы (но не закодированы) в ASCII формат, либо должны быть "выброшены" из письма с уведомлением об этом получателя. А потеря информации крайне не желательна для пользователя. </text:p>
      <text:p text:style-name="P20">MIME разработан как расширяемый механизм с расчетом на то, что набор пар content-type/subtype будет расти со временем. Некоторые другие поля заголовка MIMЕ, включая имена наборов символов, также , вероятно, получат большее число возможных значений. С этой целью MIME определяет процесс регистрации через Internet Assigned Numbers Authority (IANA), как центр регистрации этих значений. Описание процесса регистрации можно найти в приложении E RFC 1521. </text:p>
      <text:p text:style-name="P20">Термины "сообщение" и "письмо" являются синонимами. Термин "часть письма" или "часть тела письма" подразумевает одну из частей письма, разбитого на части разных типов данных. Часть тела письма, в свою очередь, имеет тело и заголовок, так что имеет смысл говорить о теле части тела письма. В дальнейшем, при отсутствии оговорок, "телом" будем называть тело рассматриваемого в данный момент объекта - части письма либо всего письма. Как уже ясно, формат MIME-сообщения, в общем случае, рекурсивен. </text:p>
      <text:p text:style-name="Standard"/>
      <text:p text:style-name="P19"><text:span text:style-name="Emphasis"><text:span text:style-name="T3">Поле заголовка 'MIME-Version' </text:span></text:span></text:p>
      <text:p text:style-name="P20">Поскольку старый стандарт RFC 822 все еще используется, а MIME возможно, изменится и дополнится в будущем, почтовой программе необходимо знать, применен ли новый стандарт в конкретном письме или нет. Поэтому в заголовок ввелено новое поле "MIME-Version", объявляющее версию стандарта, в соответствии с которым написано данное письмо. </text:p>
      <text:p text:style-name="P20">Все почтовые сообщения, составленные в соответствии с MIME-стандартом, должны иметь это поле в своем заголовке, напрмер: </text:p>
      <text:p text:style-name="P5"><text:s text:c="5"/>MIME-Version: 1.0</text:p>
      <text:p text:style-name="P20">Так как возможно, в будущем формат заголовка письма может расшириться, формально содержание поля "MIME-version" дается следующим образом: </text:p>
      <text:p text:style-name="P5"><text:s text:c="5"/>версия := "MIME-Version" ":" 1*DIGIT "." 1*DIGIT</text:p>
      <text:p text:style-name="P20">Т.о., будущие значения версии формата, коорые могут заменить "1.0", должны быть целыми числами, разделенными точкой. Если письмо получено со значением версии MIME, отличным от "1.0", оно не будет рассматриваться почтовой программой, как соответствующее данной спецификации. </text:p>
      <text:p text:style-name="P20">Важно, что поле заголовка "MIME-Version", должно располагаться в самам начале письма. Это не обязательно для каждой из частей тела письма в случае многочастевого <text:soft-page-break/>письма, но обязательно для заголовков частей типа "message", если и только если эта часть сама по себе декларирована как соответствующая спецификации MIME. </text:p>
      <text:p text:style-name="P20">Не возможно полностью определить как почтовая программа, поддерживающая MIME, должна интерпретировать письмо, имеющее значение MIME-version, отличное от "1.0". Но, как минимум, почтовая программа должна предупредить пользователя о том, что письмо написано в незнакомом ей формате. </text:p>
      <text:p text:style-name="P20">Все поля заголовка, включая MIME-Version, Content-type, и т.д., должны соответствовать общим синтаксическим правилам, определенным в RFC 822. В частности, допускается включение комментариев (т.е., следующие 2 примера эквивалентны): </text:p>
      <text:p text:style-name="P13"><text:s text:c="5"/>MIME-Version: 1.0</text:p>
      <text:p text:style-name="P5"><text:s text:c="5"/>MIME-Version: 1.0 (Generated by GBD-killer 3.7)</text:p>
      <text:p text:style-name="P19"><text:span text:style-name="Emphasis"><text:span text:style-name="T3">Поле заголовка 'Content-Type' </text:span></text:span></text:p>
      <text:p text:style-name="P20">Назначение этого поля - наиболее полное описание данных, содержащихся в теле, с тем, чтобы почтовый агент (программа) получателя могла выбрать соответствующий механизм для их обаботки. Впервые это поле было определено в RFC 1049, но имело более простой синтаксис. </text:p>
      <text:p text:style-name="P20">Данное поле включает в себя идентификаторы типа и подтипа, а также может содержать некоторую вспомогательную информацию, которая может потребоваться для конкретного типа данных. После идентификаторов типа и подтипа оставшаяся часть поля - просто набор парамеров, заданных в порядке "атрибут/значение". Набор параметров зависит от типа данных. (В частности, не может быть глобально-значимых параметров, справедливых сразу для всех типов содержимого ьела письма. Глобальные механизмы в MIME-модели реализованы с помощью введения дополнительных полей "Content-*"). Очередность параметров значения не имеет. В числе определенных параметров - "charset", декларирующий символьный набор (кодировку, кодовую страницу - это все синонимы) тела письма. Комментарии допускаются. </text:p>
      <text:p text:style-name="P20">Вообще, поле Content-Type самого верхнего уровня используется для объявления общего типа данных, в то время как подтип определяет специальный формат для данных этого типа. Так, значение "image/xyz" поля Content-Type сообщает пользовательской программе, что данные являются графическим изображением (image), даже если эта почтовая программа не имеет понятия о специальном формате "xyz" этой картинки. Но эта информация может быть использована программой, например, чтобы решить, показывать ли пользователю строкоые данные неизвестного подтипа -- показ таких данных может быть оправдан для незнакомых подтипов текста, но не для незнакомых подтипов графики, аудио или видео. По этой причине, данные зарегистрированного подтипа аудио, графики, текста или видео не должны содержать внутри себя части другого подтипа - для содержания в письме данных одного типа, но разных подтипов следует использовать тип "multipart" или "application". </text:p>
      <text:p text:style-name="P20"><text:soft-page-break/>Хотя многие параметры (модификаторы подтипов) имеют смысл лишь для конкретного типа, некоторые все же являются глобальными в том смысле. что они применимы ко всем типам (например, параметр "boundary" применим только с типом "multipart", а параметр "charset" может использоваться с несколькими типами). </text:p>
      <text:p text:style-name="P20">Пока имен типов только семь, и пока этого достаточно. Кроме того, предполагается, что расширение существующего набора поддерживаемых типов данных будет производиться засчет введения новых подтипов этих изначально определенных типов данных. В будущем добавление имен типов верхнего уровня может быть произведено только при принятии новой версии стандарта MIME. Если по какой-либо другой причине в существующей версии используется незарегестрированный тип содежимого, ему должно быть дано имя, начинающееся с "X-", чтобы подчеркнуть его нестандартный статус и заранее предупредить конфликт с официальным именем типа, которое может быть введено позднее. </text:p>
      <text:p text:style-name="P20">Правильное заполнение поля Content-Type: </text:p>
      <text:p text:style-name="P13"><text:s text:c="5"/>содержимое := "Content-Type" <text:s/>":" <text:s/>тип <text:s/>"/" <text:s/>подтип <text:s/>*(";" параметр)</text:p>
      <text:p text:style-name="P13"><text:s text:c="18"/>; нечувствительное к регистру букв задание типа и подтипа</text:p>
      <text:p text:style-name="P13"><text:s text:c="5"/>тип := <text:s text:c="4"/>"application" <text:s text:c="4"/>/ "audio"</text:p>
      <text:p text:style-name="P13"><text:s text:c="14"/>/ "image" <text:s text:c="10"/>/ "message"</text:p>
      <text:p text:style-name="P13"><text:s text:c="14"/>/ "multipart" <text:s text:c="6"/>/ "text"</text:p>
      <text:p text:style-name="P13"><text:s text:c="14"/>/ "video" <text:s text:c="10"/>/ признак нестандартного типа</text:p>
      <text:p text:style-name="P13"><text:s text:c="14"/>; Все значения нечувствительны к регистру букв</text:p>
      <text:p text:style-name="P13"><text:s text:c="5"/>признак нестандартного типа := <text:s/>x- / iana-</text:p>
      <text:p text:style-name="P13"><text:s text:c="5"/>iana- := &lt;общепринятый признак расширения, зарегистрированный соответ-</text:p>
      <text:p text:style-name="P13"><text:s text:c="15"/>ственно приложению "E" RFC 1521&gt;</text:p>
      <text:p text:style-name="P13"><text:s text:c="5"/>x- := &lt;Два последовательных символа "X-" или "x-", без пробела</text:p>
      <text:p text:style-name="P13"><text:s text:c="12"/>или другого символа между ними&gt;</text:p>
      <text:p text:style-name="P13"><text:s text:c="5"/>подтип := слово <text:s text:c="3"/>; регистр безразличен</text:p>
      <text:p text:style-name="P13"><text:s text:c="5"/>параметр := атрибут "=" значение</text:p>
      <text:p text:style-name="P13"><text:s text:c="5"/>атрибут := слово <text:s text:c="2"/>; регистр безразличен</text:p>
      <text:p text:style-name="P13"><text:s text:c="5"/>значение := слово / строка в кавычках</text:p>
      <text:p text:style-name="P13"><text:s text:c="5"/>слово := любые ASCII-символы кроме <text:s/>пробелов, <text:s/>Ctrl-последова-</text:p>
      <text:p text:style-name="P13"><text:s text:c="5"/>тельностей и специальных символов</text:p>
      <text:p text:style-name="P13"><text:s text:c="5"/>Специальные символы:= <text:s/>"(" / ")" / "&lt;" / "&gt;" / "@"</text:p>
      <text:p text:style-name="P13"><text:s text:c="25"/>/ <text:s/>"," / ";" / ":" / "\" / &lt;"&gt;</text:p>
      <text:p text:style-name="P13"><text:s text:c="25"/>/ <text:s/>"/" / "[" / "]" / "?" / "="</text:p>
      <text:p text:style-name="P5"><text:s text:c="5"/>; Эти символы используются в строке значений параметров</text:p>
      <text:p text:style-name="P20">Здесь набор специальных символов отличается от набора, определенного в RFC 822 только наличием символов "/", "?", "=" и отсутствием символа ".". </text:p>
      <text:p text:style-name="P20">Указание подтипа в данном поле является обязательным, т.к. нет подтипов по умолчанию. В отличие от имен типов, подтипов и параметров, значения параметров в общем случае являются чувствительными к регистру букв, но могут быть и нечувствительными - в зависимости от параметра. Например, значения границ multipart-письма являются чувствительными, а значение "access-type" для message/External-body не является. </text:p>
      <text:p text:style-name="P20">Существует два приемлимых механизма для введения новых подтипов для поля Content-Type: </text:p>
      <text:list xml:id="list2483108392" text:style-name="L9">
        <text:list-item>
          <text:p text:style-name="P48">Нестандартные значения (начинающиеся с "X-") могут быть опредлены по договоренности для двух или более общающихся друг с другом почтовых агентов (программ) без какой-либо внешней регистрации и стандартизации. </text:p>
        </text:list-item>
        <text:list-item>
          <text:p text:style-name="P35"><text:soft-page-break/>Новые стандартные значения подтипов должны быть документированы, зарегистрированы и опробованы в IANA, как описано в приложении "E" RFC 1521. Если новй подтип предлагается для широкого использования, формат, описываемый им, должен быть описан в опубликованной спецификации и, возможно, предложен к стандартизации. </text:p>
        </text:list-item>
      </text:list>
      <text:p text:style-name="P20">Семь предопределенных типов верхнего уровня, более детально, представляют собой следующее: </text:p>
      <text:p text:style-name="Text_20_body"><text:span text:style-name="Strong_20_Emphasis"><text:span text:style-name="T2">text</text:span></text:span><text:span text:style-name="T2"> -- текстовая информация. Основой подтип - </text:span><text:span text:style-name="Strong_20_Emphasis"><text:span text:style-name="T2">"plain"</text:span></text:span><text:span text:style-name="T2"> - соответствует обычному неформатировнному тексту и не требует специального программного обеспечения для отображения этого текста за исключением поддержки национальных кодировок. Другие подтипы используются в случае размеченного текста, когда с помощью специальной программы можно улучшить его визуалзацию, но для понимания идеи содержания можно обойтись и без дполнительного ПО. Возможные подтипы могут описывать легкочитаемые форматы различных текстовых процессоров. </text:span></text:p>
      <text:p text:style-name="Text_20_body"><text:span text:style-name="Strong_20_Emphasis"><text:span text:style-name="T2">multipart</text:span></text:span><text:span text:style-name="T2"> -- содержимое письма состоит из некоторого множества частей, содержащих данные различных взаимонезависимых типов. Изначально определено четыре подтипа: </text:span></text:p>
      <text:list xml:id="list16886052" text:style-name="L10">
        <text:list-item>
          <text:p text:style-name="P51"><text:span text:style-name="Strong_20_Emphasis"><text:span text:style-name="T2">"mixed"</text:span></text:span><text:span text:style-name="T2"> - основной; </text:span></text:p>
        </text:list-item>
        <text:list-item>
          <text:p text:style-name="P51"><text:span text:style-name="Strong_20_Emphasis"><text:span text:style-name="T2">"alternative"</text:span></text:span><text:span text:style-name="T2"> - для представления одних и тех же данных в разных форматах; </text:span></text:p>
        </text:list-item>
        <text:list-item>
          <text:p text:style-name="P51"><text:span text:style-name="Strong_20_Emphasis"><text:span text:style-name="T2">"parallel"</text:span></text:span><text:span text:style-name="T2"> - если разные части документа должны просматриваться одновременно; </text:span></text:p>
        </text:list-item>
        <text:list-item>
          <text:p text:style-name="P38"><text:span text:style-name="Strong_20_Emphasis"><text:span text:style-name="T2">"digest"</text:span></text:span><text:span text:style-name="T2"> - если каждая из частей тела письма имеет тип "message". </text:span></text:p>
        </text:list-item>
      </text:list>
      <text:p text:style-name="Text_20_body"><text:span text:style-name="Strong_20_Emphasis"><text:span text:style-name="T2">message</text:span></text:span><text:span text:style-name="T2"> -- письмо в письме. Тело, содержащее данные типа "message", само является письмом или частью письма, полностью отформатированного в соответствии со стандартом RFC 822, которое, в свою очередь, может содержать свое собственное поле заголовка "Content-Type".<text:line-break/>Подтипы: </text:span></text:p>
      <text:list xml:id="list1030253717" text:style-name="L11">
        <text:list-item>
          <text:p text:style-name="P52"><text:span text:style-name="Strong_20_Emphasis"><text:span text:style-name="T2">"rfc822"</text:span></text:span><text:span text:style-name="T2"> - основной; </text:span></text:p>
        </text:list-item>
        <text:list-item>
          <text:p text:style-name="P52"><text:span text:style-name="Strong_20_Emphasis"><text:span text:style-name="T2">"partial"</text:span></text:span><text:span text:style-name="T2"> - определен для частично-цитируемых писем для предотвращения фрагментирования тел содержащихся писем в случае слишком большой их общей длины для возможностей почтового транспорта; </text:span></text:p>
        </text:list-item>
        <text:list-item>
          <text:p text:style-name="P39"><text:span text:style-name="Strong_20_Emphasis"><text:span text:style-name="T2">"External-body"</text:span></text:span><text:span text:style-name="T2"> - используется, чтобы указать, что тело письма очень большое и находится вне письма. </text:span></text:p>
        </text:list-item>
      </text:list>
      <text:p text:style-name="Text_20_body"><text:span text:style-name="Strong_20_Emphasis"><text:span text:style-name="T2">image</text:span></text:span><text:span text:style-name="T2"> -- графические данные. Графика требует соответствующего устройства вывода (графический дисплей, принтер, факс) для отображения своей информации. Изначально определены два подтипа для наиболее распространенных графических форматов - jpeg и gif. </text:span></text:p>
      <text:p text:style-name="Text_20_body"><text:span text:style-name="Strong_20_Emphasis"><text:span text:style-name="T2">audio</text:span></text:span><text:span text:style-name="T2"> -- звуковая информация. Требует звуковое устройство (динамик или наушники) для вывода информации. Основной подтип - </text:span><text:span text:style-name="Strong_20_Emphasis"><text:span text:style-name="T2">"basic"</text:span></text:span><text:span text:style-name="T2">. </text:span></text:p>
      <text:p text:style-name="Text_20_body"><text:soft-page-break/><text:span text:style-name="Strong_20_Emphasis"><text:span text:style-name="T2">video</text:span></text:span><text:span text:style-name="T2"> -- видео. Требует специальных аппаратных и программных возможностей для отображения видео-информации. Единстванный изначально определенный подтип - </text:span><text:span text:style-name="Strong_20_Emphasis"><text:span text:style-name="T2">"mpeg"</text:span></text:span><text:span text:style-name="T2">. </text:span></text:p>
      <text:p text:style-name="Text_20_body"><text:span text:style-name="Strong_20_Emphasis"><text:span text:style-name="T2">application</text:span></text:span><text:span text:style-name="T2"> -- как правило, неинтерпретируемый двоичный код либо информация, предназначенная для обработки почтовой программой.</text:span></text:p>
      <text:p text:style-name="P20">Подтипы: </text:p>
      <text:list xml:id="list3489842111" text:style-name="L12">
        <text:list-item>
          <text:p text:style-name="P53"><text:span text:style-name="Strong_20_Emphasis"><text:span text:style-name="T2">"octet-stream"</text:span></text:span><text:span text:style-name="T2"> - основной подтип; предназначен для неинтерпретируемых двоичных данных, для которых рекомендуемым действием является предложение пользователю сохранить в файл на диске. </text:span></text:p>
        </text:list-item>
        <text:list-item>
          <text:p text:style-name="P40"><text:span text:style-name="Strong_20_Emphasis"><text:span text:style-name="T2">"PostScript"</text:span></text:span><text:span text:style-name="T2"> - дополнительный подтип; применяется при пересылке PostScript-документов в теле письма. </text:span></text:p>
        </text:list-item>
      </text:list>
      <text:p text:style-name="P20">По умолчанию, письма, как и в стандарте RFC 822 пишутся простым (неразмеченным) текстом в языковой кодировке US-ASCII, что по спецификации MIME может быть описано как "Content-type: text/plain; charset=us-ascii". Это значение полагается, если поле Content-type не определено. Поэтому почтовая программа получателя может неверно истолковать содержимое письма, если при отправке не было указано поле Content-type, но на самом деле текст письма имеет другую кодировку или даже тип. </text:p>
      <text:p text:style-name="P20">При отсутствии поля Content-type или поля MIME-Version в заголовке MIME-письма нельзя быть точно уверенным, что письмо имеет языковую кодировку именно US-ASCII, поскольку могут еще встречаться почтовые программы, не использующие соглашения MIME. Но хотя возможно, что письмо, не содержащее в заголовке полей MIME-Version и Content-Type, может содержать все, что угодно, например, юниксовский tar-архив, сжатый gzip'ом и обработаный uuencode, все же, создателям почтовых программ рекомендуется оставлять этот факт без внимания и ориентироваться на значение по умолчанию, т.е. "text/plain; charset=us-ascii". </text:p>
      <text:p text:style-name="P20">Необходимо учесть, что в будущем ожидается заметное увеличение числа регистрированных типов и особенно подтипов содержимого писем. Если почтовая программа встретит неизвестное ей значение поля Content-type, она должна интерпретировать содержимое этого письма как "application/octet-stream" . </text:p>
      <text:h text:style-name="Heading_20_3" text:outline-level="3"><text:span text:style-name="Emphasis"><text:span text:style-name="T3">Поле заголовка Content-Transfer-Encoding</text:span></text:span></text:h>
      <text:p text:style-name="P20">Многие типы данных, пересылаемых через email требуют "натурального" представления, то есть, 8-битный набор символов либо двоичный код (что для машины - одно и то же, только представимо для пользователя по-разному). В таком виде данные не могут быть пересланы по 7-битным почтовым протоколам, например, RFC 821, который, к тому же, ограничивает длину строки 1000 символами. </text:p>
      <text:p text:style-name="P20">Стандартные механизмы конвертирования почты в 7-битный короткострочный формат, приемлимый для почтового транспорта, описывает поле заголовка Content-Transfer-Encoding. </text:p>
      <text:p text:style-name="P20"><text:soft-page-break/>В отличие от типов содержимого, увеличение множества значений Content-Transfer-Encoding не является необходимым и даже нежелательно. Но установление единого механизма конвертирования не представляется возможным. Существует противоречие между желанием эффективно "ужать" бинарные данные и желанием трансформировать данные, которые, хотя бы частично являются 7-битным текстом, так, чтобы их все-таки можно было читать. По этой причине необходимы по крайней мере 2 механизма конвертации: "читабельный" и "плотно ужимающий". </text:p>
      <text:p text:style-name="P20">Данное поле не было определено в предыдущих стандартах. Его значение должно быть строкой без пробелов, определяющей тип конвертации, как показано ниже: </text:p>
      <text:p text:style-name="P13"><text:s text:c="3"/>конвертация := "Content-Transfer-Encoding" ":" механизм</text:p>
      <text:p text:style-name="P13"><text:s text:c="3"/>механизм := <text:s text:c="4"/>"7bit" <text:s/>;</text:p>
      <text:p text:style-name="P13"><text:s text:c="18"/>/ "quoted-printable"</text:p>
      <text:p text:style-name="P13"><text:s text:c="18"/>/ "base64"</text:p>
      <text:p text:style-name="P13"><text:s text:c="18"/>/ "8bit"</text:p>
      <text:p text:style-name="P13"><text:s text:c="18"/>/ "binary"</text:p>
      <text:p text:style-name="P5"><text:s text:c="18"/>/ x-token</text:p>
      <text:p text:style-name="P20">Значения не чувствительны к регистру букв, то есть, Base64, BASE64 и bAsE64 - одно и то же. Значение "7BIT" означает, что тело письма уже имеет 7-битный формат и не тренбует дополнительной обработки для пересылки по почте. Это значение полагается по умолчанию, если поле заголовка Content-Transfer-Encoding отсутствует. </text:p>
      <text:p text:style-name="P20">Значения "8bit", "7bit" и "binary" означают, что никакой трансформации содержимого не производится. Однако, они сделаны различными для индикации того, что из себя представляет содержимое письма, и, соответственно, способа обработки, который может потребоваться для данной транспортной системы. В частности: </text:p>
      <text:p text:style-name="Text_20_body"><text:span text:style-name="Strong_20_Emphasis"><text:span text:style-name="T2">"7bit"</text:span></text:span><text:span text:style-name="T2"> означает, что данные являются текстом, имеют короткие строки и языковую кодировку US-ASCII. </text:span></text:p>
      <text:p text:style-name="Text_20_body"><text:span text:style-name="Strong_20_Emphasis"><text:span text:style-name="T2">"8bit"</text:span></text:span><text:span text:style-name="T2"> означает короткие строки, но в них могут содержаться не-ASCII символы (128-255). </text:span></text:p>
      <text:p text:style-name="Text_20_body"><text:span text:style-name="Strong_20_Emphasis"><text:span text:style-name="T2">"Binary"</text:span></text:span><text:span text:style-name="T2"> означает, что тело письма может содержать не-ASCII символы, но строки могут быть произвольной длины, т.е. слишком длинными для SMTP-транспорта, и может несоблюдаться соглашение по признаку конца строки (CRLF), принятое в SMTP-транспорте. </text:span></text:p>
      <text:p text:style-name="P20">Хотя на первый взгляд разница в значениях Content-Transfer-Encoding может показатся неважной - ведь все они означают, что никакого преобразования нет, но четкая разметка важна для почтовых шлюзов между разными почтовыми системами, имеющими разные возможности и особенности работы, число которых со временем растет. </text:p>
      <text:p text:style-name="P20">Спецификация на почтовый транспорт для пересылки некодированных 8-битных данных дана в RFC-1426. Однако, нет стандартизованных транспортов рочты Internet, для которых является приемлимым включение в тело письма некодированных двоичных данных. Таким образом, значение "binary" фактически не является легальным в Internet. Но в соответствии с MIME, при использовании почтовой системой транспорта, умеющего работать с двоичными данными, в случае, когда необходимо послать двоичные данные по e-mail, необходимо указать это в заголовке в поле Content-Transfer-Encoding. </text:p>
      <text:p text:style-name="P20"><text:soft-page-break/>Пять значений, определенных для поля Content-Transfer-Encoding, ничего не говорят о типе содержимого кроме указания алгоритма кодирования либо требований к почтовому транспорту в случае некодированных данных. </text:p>
      <text:p text:style-name="P20">Производители почтового ПО, если необходимо, могут определить новые значения поля Content-Transfer-Encoding, но эти значения должны иметь префикс "X-" ("x-"), чтобы подчеркнуть их нестандартный характер. Однако, в отличие от типов и подтипов поля Content-Type, введение новых значений Content-Transfer-Encoding настоятельно не рекомендуется, так как может оказаться помехой для взаимосовместимости почтовых систем. Использование X-значений позволяется только как результат взаимосоглашения между взаимодействующими системами. </text:p>
      <text:p text:style-name="P20">Если поле Content-Transfer-Encoding появляеися в заголовке тела какой-то части письма, оно применяется только к содержимому этой части. Если письмо (часть письма) имеет тип "multipart" или "message", то поле Content-Transfer-Encoding может иметь в качестве своего значения только длину символа ("7bit", "8bit" и т.д.) или "binary". </text:p>
      <text:p text:style-name="P20">Необходимо заметить. что электронная почта является символьно-ориентированной, так что механизмы конвертации работают с данными как с потоком символов, а не битов. Если битовый поток должен быть кодирован посредством какого-либо из этих механизмов, сначала он должен быть конвертирован в 8-битный поток байтов, используя порядок битов, стандартный для сетей (старшие разряды в конце). То есть, передние биты в потоке становятся битами высшего порядка в байте. Если битовый поток оканчивается неполным байтом, недостающие разряды заполняются нулями. </text:p>
      <text:p text:style-name="P20">Все кодирующие механизмы, определенные в спецификации MIME, кодируют любые данные в символьную форму. Так, к примеру, полагая, что тело письма (части письма) имеет поля заголовка вроде: </text:p>
      <text:p text:style-name="P13"><text:s text:c="5"/>Content-Type: text/plain; charset=ISO-8859-1</text:p>
      <text:p text:style-name="P5"><text:s text:c="5"/>Content-transfer-encoding: base64</text:p>
      <text:p text:style-name="P20">то это означает, что тело письма представляет собой ASCII-код base64 текстовых данных, которые в нормальном виде имеют языковую кодировку ISO-8859-1, и будут в этой языковой кодировке после декодирования. </text:p>
      <text:p text:style-name="P20">Все множество определенных значений поля content-transfer-encoding кроме начинающихся с префикса "X-", зарезервировано в IANA для будущего использования. Частные соглашения по значениям content-transfer-encoding также настоятельно не рекомендуются. </text:p>
      <text:p text:style-name="P20">Некоторые значения Content-transfer-encoding могут использоваться только с определенными типами (поле Content-Type). В частности, запрещено использовать любые значения кроме "7bit", "8bit", или "binary" с любым типом, рекурсивно включающим заголовки с полем Content-Type (как правило, это типы "multipart" и "message"). Все кодирования, необходимые для содержимого тел многочастного письма должны быть произведены на более низком уровне. </text:p>
      <text:h text:style-name="P16" text:outline-level="4"><text:soft-page-break/>Замечания по ограничениям конвертации</text:h>
      <text:p text:style-name="P20">Необходимо предотвращать случаи вложенного кодирования, когда данные проходят через алгоритм конвертации несколько раз и должны столько же раз быть декодированы, чтобы быть читаемыми. Вложенное кодирование добавляет сложностей пользовательским почтовым программам: кроме очевидных проблем с множественной конвертацией, они могут скрыть основную структуру письма. В частности, они могут привести к тому, что несколько операций по декодированию могут потребоваться только для того, чтобы определить, объекты каких типов находятся в письме. Запрещение вложенного кодирования может осложнить работу некоторых почтовых шлюзов, но это будет меньшей проблемой по сравнению с трудностями для пользовательских почтовых программ. </text:p>
      <text:p text:style-name="P20"><text:span text:style-name="T12">ЗАМЕЧАНИЕ ПО ПЕРЕВОДУ КОДОВ:</text:span> Конверторы quoted-printable и base64 разработаны так, что данные после их применения легко взаимоконвертируемы. Единственный нюанс, возникающий в подобной ретрансляции - признак конца строки. При конвертации из quoted-printable в base64 перевод строки должен быть заменен последовательностью CRLF. Соответственно и наоборот, но ТОЛЬКО при конвертации текстовых данных. </text:p>
      <text:h text:style-name="P16" text:outline-level="4">Механизм конвертации "Quoted-Printable"</text:h>
      <text:p text:style-name="P20">Этот механизм предназначен для представления данных, в основном состоящих из байтов, соответствующих символам, имеющим изображение в символьном наборе ASCII. В результате данного кодирования все байты будут иметь такие значения, гарантированные от дальнейшей модификации почтовым транспортом. Если конвертируемые данные в основном представляют собой ASCII-текст, то конечная их форма остается узнаваемой и читаемой для человека. Тело, полностью состоящее из ASCII-символов, также может быть конвертироавано в Quoted-Printable, что гарантирует его содержимому целостность при прохождении через всякие шлюзы, в которых происходит языковая перекодировка символов или преобразование концов строк и т.д. </text:p>
      <text:p text:style-name="P20">В Quoted-Printable байты должны быть рпедставлены в соответствии со следующими правилами: </text:p>
      <text:p text:style-name="P20"><text:span text:style-name="T12">ПРАВИЛО #1:</text:span> (обычное 8-битное представление). Каждый байт, кроме тех, которые используются для обозначения конца строки, может быть представлен с помощью двух шестнадцатиричных цифр, предворяемых знаком "=". При написании шестнадцатиричных цифр с A по F должны использоваться заглавные буквы. Кроме тех случаев, когда нижеследующие правила позволяют альтернативное кодирование, данное правило является обязательным. </text:p>
      <text:p text:style-name="P20"><text:span text:style-name="T12">ПРАВИЛО #2:</text:span> (Буквенное представление). Байты с десятичным значением с 33 по 60 и с 62 по 126 МОГУТ быть представлены ASCII-символами, соответствующими этим значениям (с '!' по '&lt;' и с '&gt;' по '~'). </text:p>
      <text:p text:style-name="P20"><text:span text:style-name="T12">ПРАВИЛО #3:</text:span> (Пробелы): Байты со значениями 9 и 32 МОГУТ быть представлены как ASCII-символы "Табуляция" и "Пробел", но НЕ ДОЛЖНЫ быть представлены так в конце строки. Везде, где они представлены соответствующими ASCII-символами, за <text:soft-page-break/>ними должен следовать символ, имеющий графическое изображение (печатный символ). В конце же строки символы табуляции и пробела должны быть представлены в соответствии с правилом #1, так как некоторые почтовые транспорты могут убирать пробелы в конце строки. </text:p>
      <text:p text:style-name="P20"><text:span text:style-name="T12">ПРАВИЛО #4:</text:span> (Конец строки): Конец строки в тексте письма должен быть представлен (в соответствии с RFC 822) последовательностью CRLF. Так как в каноническом представлении текста не требуется визуального отображения символов конца строки, в Quoted-Printable не используется видимых символов для обозначения конца строки. Для представления бинарных данных более предпочтительной является кодировка base64. </text:p>
      <text:p text:style-name="P20">Необходимо заметить, что многие реализации почтовых программ могут кодировать по-своему. В частности, при представлеии текста в системах, использующих другие соглашения по обозначению конца строки (отличные от CRLF). Такие реализации недопустимы, и генерация концов строки должна быть стандартизована везде, чтобы не требовалось распознавать, используется ли какое-либо альтернативное представление. </text:p>
      <text:p text:style-name="P20"><text:span text:style-name="T12">ПРАВИЛО #5:</text:span> (Мягкий конец строки): В соответствии с Quoted-Printable длина строки не должна превышать 76 символов. В противном случае используется 'мягкий' перевод строки, представимый знаком равенства. Например, если исходная строка имела вид: </text:p>
      <text:p text:style-name="P13"><text:s text:c="5"/>Now's the time for all folk to come to the aid of</text:p>
      <text:p text:style-name="P5"><text:s text:c="5"/>their country.</text:p>
      <text:p text:style-name="P20">то в Quoted-Printable encoding он может быть представлена следующим образом: </text:p>
      <text:p text:style-name="P13"><text:s text:c="5"/>Now's the time =</text:p>
      <text:p text:style-name="P13"><text:s text:c="5"/>for all folk to come=</text:p>
      <text:p text:style-name="P5"><text:s text:c="5"/>to the aid of their country.</text:p>
      <text:p text:style-name="P20">Это обеспечивает механизм восстановления исходной длины строки пользовательским почтовыи агентом. </text:p>
      <text:p text:style-name="P20">Поскольку символ дефиса ("-") представляется в Quoted-Printable в обычном виде, особую осторожность нужно соблюдать при заключении тела в Quoted-Printable в многочастное письмо, чтобы удостовериться, что граница этого включения не проявляется нигде внутри этого включения (лучше всего выбрать обозначение границы в виде последовательности символов "=_", которая никогда не появляется в теле, закодированном в Quoted-Printable.) </text:p>
      <text:p text:style-name="P20"><text:span text:style-name="T12">ЗАМЕЧАНИЕ:</text:span> Quoted-Printable представляет собой нечто вроде компромисса между читабельностью и сохранностью при пересылке. Тела в Quoted-Printable будут надежно защищены при прохождении многих почтовых шлюзов, но могут быть не очень хорошо переданы через некоторые шлюзы, использующие трансляцию в EBCDIC. (Теоретически, EBCDIC-шлюз должен кодировать тело из quoted-printable в base64 и затем декодировать обратно, но таких шлюзов пока не существует). Единственный способ добится действительно надежной транспортировки через EBCDIC-шлюз - экранировать ASCII-символы </text:p>
      <text:p text:style-name="P5"><text:s text:c="5"/>!"#$@[\]^`{|}~</text:p>
      <text:p text:style-name="P20"><text:soft-page-break/>в соответствии с правилом #1. </text:p>
      <text:p text:style-name="P20">Так как данные в quoted-printable являются строчно-ориентированными, можно ожидать, что представление концов строки в Quoted-Printable будет изменено почтовым транспортом таким же образом, как и обычный текст может измениться при пересылке по Internet-почте между системами с разными соглашениями по представлению концов строки. Если подобные изменения могут нарушить целостность данных, то имеет смысл пользоваться кодировкой base64, а не Quoted-Printable. </text:p>
      <text:p text:style-name="P20">Вниманию создателей ПО: Если двоичные данные пересылаются в Quoted-Printable, то надо соблюдать осторожность при кодировании символов CR и LF. В частности, последовательность CRLF должна быть представлена как "=0D=0A", в противном случае, если CRLF означает конец строки, то она может быть неверно интерпретирована в платформах с другими соглашениями по концу строки. </text:p>
      <text:p text:style-name="P20">Синтаксис данных в quoted-printable описывается следующим образом: </text:p>
      <text:p text:style-name="P13"><text:s text:c="3"/>quoted-printable := ([*(простой текст / ПРОБЕЛ / ТАБУЛЯЦИЯ) простой текст]</text:p>
      <text:p text:style-name="P13"><text:s text:c="24"/>["="] CRLF)</text:p>
      <text:p text:style-name="P13"><text:s text:c="8"/>; Максимальная длина строки - 76 символов, включая CRLF</text:p>
      <text:p text:style-name="P13"><text:s text:c="3"/>простой текст := байт /&lt;любой ASCII-символ "=", ПРОБЕЛ или ТАБУЛЯЦИЯ&gt;</text:p>
      <text:p text:style-name="P13"><text:s text:c="8"/>; символы, не перечисленные в приложении B к RFC 1521 как <text:s/>безопас-</text:p>
      <text:p text:style-name="P13"><text:s text:c="8"/>; ные для почты, также не рекомендуются к использованию</text:p>
      <text:p text:style-name="P13"><text:s text:c="3"/>байт := "=" 2(ФИФРА / "A" / "B" / "C" / "D" / "E" / "F")</text:p>
      <text:p text:style-name="P13"><text:s text:c="8"/>; байт используется для символов &gt; 127, =, ПРОБЕЛ, или ТАБУЛЯЦИЯ,</text:p>
      <text:p text:style-name="P13"><text:s text:c="8"/>; и рекомендуется для представления любых символов, не <text:s/>перечислен-</text:p>
      <text:p text:style-name="P5"><text:s text:c="8"/>; ных в приложении B к RFC 1521 как безопасные для почты</text:p>
      <text:h text:style-name="P16" text:outline-level="4">Механизм конвертации Base64</text:h>
      <text:p text:style-name="P20">Этот алгоритм разработан для представления произвольных последовательностей байтов в форму, читаемую для человека. Кодирующий и декодирующий алгоритмы очень просты, но закодированные данные примерно на 33% больше, чем некодированные. этот метод идентичен тому, который используется в приложениях PEM (Privacy Enhanced Mail), описанной в RFC 1421 с одним отличием: base64 не приемлит встроенного "чистого" текста. </text:p>
      <text:p text:style-name="P20">Base64 использует 65-символьный поднабор из US-ASCII, выделяя 6 бит на каждый печатный символ. (65-й символ "=" используется для обозначения функции спец. обработки). </text:p>
      <text:p text:style-name="P20"><text:span text:style-name="T12">ПРИМЕЧАНИЕ:</text:span> этот поднабор имеет важное свойство: он идентичен всем версиям языковой кодировки ISO 646, включая US ASCII, а также всем версиям EBCDIC. Другие популярные механизмы кодирования (uuencode, base85 - часть уровня 2 PostScript) не разделяют этих свойств и поэтому не удовлетворяют требованиям переносимости для двоичных данных электронной почты. </text:p>
      <text:p text:style-name="P20">Процесс кодирования преобразует 4 входных символа в виде 24-битной группы, обрабатывая их слева направо. Эти группы затем рассматриваются как 4 соединенные 6-битные группы, каждая из которых транслируется в одиночную цифру алфавита base64. При кодировании base64, входной поток байтов должен быть упорядочен старшими битами вперед. </text:p>
      <text:p text:style-name="P20"><text:soft-page-break/>Каждая 6-битная группа используется как индекс для массива 64-х печатных символов. Символ, на который указывает значение индекса, помещается в выходную строку. Эти символы выбраны так, чтобы быть универсально представимыми и исключают символы, имеющие специальное значение для SMTP-транспорта (".", CR, LF) и для синтаксиса вложенных тел MIME ("-"). </text:p>
      <text:p text:style-name="Preformatted_20_Text"><text:span text:style-name="T2"><text:s text:c="24"/></text:span><text:span text:style-name="Strong_20_Emphasis"><text:span text:style-name="T2">Таблица</text:span></text:span><text:span text:style-name="T2"> : Алфавит Base64</text:span></text:p>
      <text:p text:style-name="P13"><text:s text:c="4"/>Значение Код <text:s text:c="3"/>Значение Код <text:s text:c="3"/>Значение Код <text:s text:c="3"/>Значение Код</text:p>
      <text:p text:style-name="P13"><text:s text:c="11"/>0 A <text:s text:c="11"/>17 R <text:s text:c="11"/>34 i <text:s text:c="11"/>51 z</text:p>
      <text:p text:style-name="P13"><text:s text:c="11"/>1 B <text:s text:c="11"/>18 S <text:s text:c="11"/>35 j <text:s text:c="11"/>52 0</text:p>
      <text:p text:style-name="P13"><text:s text:c="11"/>2 C <text:s text:c="11"/>19 T <text:s text:c="11"/>36 k <text:s text:c="11"/>53 1</text:p>
      <text:p text:style-name="P13"><text:s text:c="11"/>3 D <text:s text:c="11"/>20 U <text:s text:c="11"/>37 l <text:s text:c="11"/>54 2</text:p>
      <text:p text:style-name="P13"><text:s text:c="11"/>4 E <text:s text:c="11"/>21 V <text:s text:c="11"/>38 m <text:s text:c="11"/>55 3</text:p>
      <text:p text:style-name="P13"><text:s text:c="11"/>5 F <text:s text:c="11"/>22 W <text:s text:c="11"/>39 n <text:s text:c="11"/>56 4</text:p>
      <text:p text:style-name="P13"><text:s text:c="11"/>6 G <text:s text:c="11"/>23 X <text:s text:c="11"/>40 o <text:s text:c="11"/>57 5</text:p>
      <text:p text:style-name="P13"><text:s text:c="11"/>7 H <text:s text:c="11"/>24 Y <text:s text:c="11"/>41 p <text:s text:c="11"/>58 6</text:p>
      <text:p text:style-name="P13"><text:s text:c="11"/>8 I <text:s text:c="11"/>25 Z <text:s text:c="11"/>42 q <text:s text:c="11"/>59 7</text:p>
      <text:p text:style-name="P13"><text:s text:c="11"/>9 J <text:s text:c="11"/>26 a <text:s text:c="11"/>43 r <text:s text:c="11"/>60 8</text:p>
      <text:p text:style-name="P13"><text:s text:c="10"/>10 K <text:s text:c="11"/>27 b <text:s text:c="11"/>44 s <text:s text:c="11"/>61 9</text:p>
      <text:p text:style-name="P13"><text:s text:c="10"/>11 L <text:s text:c="11"/>28 c <text:s text:c="11"/>45 t <text:s text:c="11"/>62 +</text:p>
      <text:p text:style-name="P13"><text:s text:c="10"/>12 M <text:s text:c="11"/>29 d <text:s text:c="11"/>46 u <text:s text:c="11"/>63 /</text:p>
      <text:p text:style-name="P13"><text:s text:c="10"/>13 N <text:s text:c="11"/>30 e <text:s text:c="11"/>47 v</text:p>
      <text:p text:style-name="P13"><text:s text:c="10"/>14 O <text:s text:c="11"/>31 f <text:s text:c="11"/>48 w <text:s text:c="11"/>= (заполнитель)</text:p>
      <text:p text:style-name="P13"><text:s text:c="10"/>15 P <text:s text:c="11"/>32 g <text:s text:c="11"/>49 x</text:p>
      <text:p text:style-name="P5"><text:s text:c="10"/>16 Q <text:s text:c="11"/>33 h <text:s text:c="11"/>50 y</text:p>
      <text:p text:style-name="P20">Выходной поток (закодированные бфайты) должен иметь длину строк не более 76 символов. Все признаки перевода строки и другие символы, отсутствующие в таблице 1, должны быть проигнорированы декодером base64. Среди данных в Base64 символы, не перечисленные в табл. 1, переводы строки и т.п. должны говорить об ошибке передачи данных, и, соответственно, почтовая программа должна оповестить пользователя о ней. </text:p>
      <text:p text:style-name="P20">Если в хвосте потока кодируемых данных осталось меньше, чем 24 бита, справа добавляются нулевые биты до образования целого числа 6-битных групп. А до конца 24-битной группы остается от 0 до 3-х недостающих 6-битных групп, вместо каждой из которых ставится символ-заполнитель '='. Поскольку весь входной поток представляет собой целое число 8-битных групп (т.е., просто байтных значений), то возможны лишь следующие случаи: (1) входной поток как раз оканчивается 24-битной группой. В таком случае, выходной поток будет оканчиваться четырьмя символами Base64 без символа '='; (2) хвост входного потока имеет длину 8 бит. Тогда в конце выходного кода быдут два символа Base64, с добавлением двух символов '='; (3) хвост входного потока имеет длину 16 бит. Тогда в конце выходного будут стоять три символа Base64 и один символ '='. </text:p>
      <text:p text:style-name="P20">Т.к. символ '=' является хвостовым заполнителем, его появление в теле письма может означать только то, что конец данных достигнут. Но такой гарантии нет, если число переданных битов кратно 24. </text:p>
      <text:p text:style-name="P20">Любые бессмысленные последовательности в коде Base64 вроде "=====" должны быть игнорированы. </text:p>
      <text:p text:style-name="P20">Если кодируемый текст не находится в канонической форме. то перед конвертацией в Base64 необходимо сначала все концы строк заменить стандартной последовательностью CRLF. Предпочтительнее эту функцию встроить в кодировщик <text:soft-page-break/>Base64, нежели заставлять пользователя производить предварительную канонизацию текста другими средствами. </text:p>
      <text:p text:style-name="P20">Нет нужды экранировать вложенные тела внутри многочастного тела (multipart) при кодировании его в Base64, так как в коде Base64 отсутствует символ '-'. </text:p>
      <text:p text:style-name="P19"><text:span text:style-name="Emphasis"><text:span text:style-name="T3">Дополнительные поля 'Content-' </text:span></text:span></text:p>
      <text:h text:style-name="P16" text:outline-level="4">Необязательное поле Content-ID</text:h>
      <text:p text:style-name="P20">При создании почтового агента верхнего уровня может быть желательно позволить одному телу иметь ссылку на другое. Для этого поля могут быть помечены с помощью поля заголовка "Content-ID", синтаксически идентичного полю "Message-ID": </text:p>
      <text:p text:style-name="P5"><text:s text:c="5"/>идентификатор := <text:s/>"Content-ID" ":" идентификатор письма</text:p>
      <text:p text:style-name="P20">Как и значения поля Message-ID, значения поля Content-ID должны быть абсолютно уникальными (для всего мира). </text:p>
      <text:p text:style-name="P20">Такой идентификатор может быть использован для идентификации тела письма (части письма) в нескольких контекстах, в часности, для кэширования данных, указываемых с помощью механизма message/external-body. Хотя поле Content-ID является необязательным в общем случае, его использование необходимо в реализациях, генерирующих данные, имеющие дополнительный тип "message/external-body" (поле Content-type). Каждое тело такого типа должно обязательно иметь в своем заголовке поле Content-ID для обеспечения ссылки на такие данные. </text:p>
      <text:p text:style-name="P20">Значение поля Content-ID имеет специальную семантику в случае типа multipart/alternative.</text:p>
      <text:h text:style-name="P16" text:outline-level="4">Необязательное поле Content-Description</text:h>
      <text:p text:style-name="P20">Возможность ассоциировать некоторую описательную информацию с данными часто очень желательна. например, может быть полезным описать тело, содержащее графическое изображение, как "a picture of the Space Shuttle Endeavor." Этот текст и может быть помещен в поле заголовка Content-Description. </text:p>
      <text:p text:style-name="P5"><text:s text:c="5"/>описание := "Content-Description" ":" *текст</text:p>
      <text:p text:style-name="P20">Описание должно иметь языковую кодировку US-ASCII, хотя механизм, определенный в RFC-1522 может быть использован для не-US-ASCII значений. </text:p>
      <text:p text:style-name="P19"><text:span text:style-name="Emphasis"><text:span text:style-name="T3">Предопределенные значения поля 'Content-Type' </text:span></text:span></text:p>
      <text:p text:style-name="P19"> </text:p>
      <text:list xml:id="list1873293809" text:style-name="L13">
        <text:list-item>
          <text:p text:style-name="P57"><text:a xlink:type="simple" xlink:href="https://kunegin.com/ref2/email/mime05_1.htm" text:style-name="Internet_20_link" text:visited-style-name="Visited_20_Internet_20_Link"><text:span text:style-name="Emphasis"><text:span text:style-name="T7">Тип 'Text' </text:span></text:span></text:a></text:p>
        </text:list-item>
        <text:list-item>
          <text:p text:style-name="P57"><text:a xlink:type="simple" xlink:href="https://kunegin.com/ref2/email/mime05_2.htm" text:style-name="Internet_20_link" text:visited-style-name="Visited_20_Internet_20_Link"><text:span text:style-name="Emphasis"><text:span text:style-name="T7">Тип 'Multipart' </text:span></text:span></text:a></text:p>
        </text:list-item>
        <text:list-item>
          <text:p text:style-name="P57"><text:a xlink:type="simple" xlink:href="https://kunegin.com/ref2/email/mime05_3.htm" text:style-name="Internet_20_link" text:visited-style-name="Visited_20_Internet_20_Link"><text:span text:style-name="Emphasis"><text:span text:style-name="T7">Тип 'Message' </text:span></text:span></text:a></text:p>
        </text:list-item>
        <text:list-item>
          <text:p text:style-name="P57"><text:a xlink:type="simple" xlink:href="https://kunegin.com/ref2/email/mime05_4.htm" text:style-name="Internet_20_link" text:visited-style-name="Visited_20_Internet_20_Link"><text:span text:style-name="Emphasis"><text:span text:style-name="T7">Тип 'Application' </text:span></text:span></text:a></text:p>
        </text:list-item>
        <text:list-item>
          <text:p text:style-name="P58"><text:a xlink:type="simple" xlink:href="https://kunegin.com/ref2/email/mime05_5.htm" text:style-name="Internet_20_link" text:visited-style-name="Visited_20_Internet_20_Link"><text:span text:style-name="Emphasis"><text:span text:style-name="T7">Другие типы</text:span></text:span></text:a> </text:p>
        </text:list-item>
      </text:list>
      <text:p text:style-name="P19"><text:soft-page-break/><text:span text:style-name="Emphasis"><text:span text:style-name="T3">Тип 'Text'</text:span></text:span></text:p>
      <text:p text:style-name="P20">Тип 'text' предназначен для пересылки текстовых материалов. Это значение поля - по умолчанию. Для обозначения языковой кодировки текста используется параметр "charset" для некоторых подтипов, включая основной подтип, "text/plain", соответствующий простому (неформатированному) тексту. В Internet'овской почте значением Content-Type по умолчанию является следующее: "text/plain; charset=us-ascii". Если текст является размеченным и нет соответствующего ПО для корректного визуального представления этого текста пользователю, имеет смысл сообщить ему подтип этих текстовых данных. </text:p>
      <text:h text:style-name="P16" text:outline-level="4">Параметр 'charset'</text:h>
      <text:p text:style-name="P20">В отличие от других значений, значения этого параметра не являются чувствительными к регистру букв. </text:p>
      <text:p text:style-name="P20">Спецификации любых новых подтипов типа 'text' должны определять, будет ли этот новый подтип использовать параметр "charset" либо наоборот, будет запрещать его использование. Любое тело, не содержащее внутри себя других, должно целиеом быть в одной языковой кодировке. В частности, создатели новых подтипов должны уделить внимание многбайтным символьным наборам. </text:p>
      <text:p text:style-name="P20">Дополнительно к предопределенным новые языковые кодировки могут быть зарегистрированы через IANA, хотя стандартизация их использования требует опробирования IESG . Если используется 8-битная языковая кодировка (например, koi8 или cp866), то необходимо наличие поля заголовка Content-Transfer-Encoding для обеспечения передачи через ряд протоколов, в частности, SMTP. </text:p>
      <text:p text:style-name="P20">Необходимо заметить, что управляющие символы (0-31, 127), включая DEL, не имеют определенного значения за исключением последовательности CRLF (13,10), означающей конец строки. Два символа де-факто широко употребляются: FormFeed (12), означающий, что следующий за ним текст должен начинаться на новой странице; и TAB (9), часто, но не всегда означающий "перевести курсор на следующий ближайший столбец после данной позиции, где номер столбца кратен воьсми". Любое другое использование управляющих символов или DEL в теле должно быть в рамках частного соглашения между отправителем и получателем. Но такие соглашения крайне не рекомендуются и по возможности должны быть заменены другими возможностями MIME. </text:p>
      <text:p text:style-name="P20">Существует огромное количество языковых кодировок, что не является положительным фактом. В дальнейшем предполагается ввести универсальную многобитную языковую кодировку, поддерживающую все языки мира. К сожалению, существующая практика говорит о том, что возможно, еще долгое время электронной почте придется иметь дело с многими кодировками. По этой причине предопределены имена для наиболее распространенных языковых кодировок: </text:p>
      <text:list xml:id="list1920471930" text:style-name="L14">
        <text:list-item>
          <text:p text:style-name="P49"><text:span text:style-name="T12">US-ASCII</text:span> </text:p>
        </text:list-item>
        <text:list-item>
          <text:p text:style-name="P36"><text:span text:style-name="T12">ISO-8859-X</text:span> -- где "X" - цифра от 1 до 9 включительно, означающая номер версии кодировки ISO-8859 </text:p>
        </text:list-item>
      </text:list>
      <text:p text:style-name="P20"><text:soft-page-break/>Параметр "charset" был определен в основном для текстовых данных, но возможно, для бинарных данных тоже может потребоваться указать языковую кодировку, в этом случае должен использоваться тот же синтаксис те же значения. </text:p>
      <text:p text:style-name="P20">Почтовое программное обеспечение должно руководствоваться принципом наименьшего набора символов, то есть, если письмо пишется как-бы в восьмибитной ISO-8859-1, но в письме используются символы лишь некоторого поднабора, например, семибитного US-ASCII, то почтовая программа должна автоматически определить имя символьной кодировки как US-ASCII. В этом случае уменьшится нагрузка в сети и увеличаися шансы, что получатель прочтет письмо без искажений. </text:p>
      <text:h text:style-name="P16" text:outline-level="4">Подтип 'Text/plain'</text:h>
      <text:p text:style-name="P20">Это основной подтип, соответствующий простому (неформатированному) тексту. Значение поля Content-Type для почты Internet по умолчанию - "text/plain; charset=us-ascii". Это тип данных, соответствующий RFC 822. </text:p>
      <text:p text:style-name="P20">Других предопределенных подтипов для типа 'text' нет. </text:p>
      <text:p text:style-name="P20">Формальный синтаксис для типа 'text': </text:p>
      <text:p text:style-name="P13"><text:s text:c="5"/>тип := "text" "/" подтип [";" "charset" "=" имя языковой кодировки]</text:p>
      <text:p text:style-name="P13"><text:s text:c="5"/>подтип := "plain" / расширение (не предопределенный подтип)</text:p>
      <text:p text:style-name="P13"><text:s text:c="5"/>имя языковой кодировки:= "us-ascii"/ "iso-8859-1"/ "iso-8859-2"</text:p>
      <text:p text:style-name="P13"><text:s text:c="12"/>/ "iso-8859-3" / "iso-8859-4"/ "iso-8859-5"/ "iso-8859-6"</text:p>
      <text:p text:style-name="P13"><text:s text:c="12"/>/ "iso-8859-7" / "iso-8859-8" / "iso-8859-9" / расширение</text:p>
      <text:p text:style-name="P5"><text:s text:c="12"/>(не предопределенная кодировка)</text:p>
      <text:p text:style-name="P19"><text:span text:style-name="Emphasis"><text:span text:style-name="T7">Тип 'Multipart' </text:span></text:span></text:p>
      <text:p text:style-name="P20">Этот тип используется, если один или более различных наборов данных заключены в одном письме. Каждая часть тела должна иметь синтакс письма RFC 822 (то есть, иметь заголовок, пустую строку и тело), но должна иметь открывающую и закрывающую границы. </text:p>
      <text:p text:style-name="P20">Часть письма не должна интерпретироваться как настоящее письмо RFC 822. Вообще, для части письма наличие заголовка не обязательно, так что она может начинаться и с пустой строки, но при этом, все признаки, описываемые в заголовке, имеют значение по умолчанию. Для частей письма имеют смысл только поля, описывающие содержимое, то есть. начтинающиеся с "Content-". Все остальные поля, необходимые в заголовке верхнего уровня, обычно игнорируются в частях письма при обработке почты, более того, в некоторых почтовых шлюзах они могут быть просто удалены. Для экспериментальных и частных целей могут использоваться "X-" поля, но информация, в них заложенная, может быть потеряна при прохождении некоторых почтовых шлюзов. </text:p>
      <text:p text:style-name="P20"><text:span text:style-name="T12">ЗАМЕЧАНИЕ:</text:span> Различие между письмом RFC 822 и частью письма MIME является маленькой, но важной. Шлюз между почтой Internet и X.400, например, должен иметь возможность отличить часть письма, содержащую графическое изображение, от части письма, содежащей вложенное письмо, телом которого является графическое изображение. Для представления последнего соответствующая часть письма должна иметь "Content-Type: message" и ее тело после пустой строки должно являться <text:soft-page-break/>вложенным письмом со своим собственным полем заголовка "Content-Type: image". Схожесть синтаксиса обеспечивает легкость конверсии от письма к части письма, но различие между ними должно быть усвоено производителями ПО. </text:p>
      <text:p text:style-name="P20">Граница части письма не должна появляться внутри самой части письма. </text:p>
      <text:p text:style-name="P20">Все существующие и будущие подтипы типа "multipart" должны иметь идентичный синтаксис. Они могут различаться своей семантикой. Это требование гарантирует, что совместимые пользовательские агенты смогут по крайней мере распознать и разделить части многочастного письма, даже имеющего неизвестный им подтип. </text:p>
      <text:p text:style-name="P20">Как упомянуто в определении поля Content-Transfer-Encoding, использование других значений кроме "7bit", "8bit" или "binary" запрещено для типа "multipart". Почтовые шлюзы и другие почтовые агенты часто вносят изменения в заголовки верхнего уровня. В частности, они могут добавлять, убирать, переупорядочивать определенные поля. Такие изменения запрещены для заголовков частей письма, находяшихся внутри тела типа "multipart". </text:p>
      <text:h text:style-name="P16" text:outline-level="4">Multipart: общий синтаксис</text:h>
      <text:p text:style-name="P20">Поле Content-Type многочастного письма требует одного параметра, "boundary", который определяет границы вложения. Границей является строка, состоящая из двух символов "-" (десятичный код 45) и значения параметра 'boundary' из поля заголовка Content-Type. </text:p>
      <text:p text:style-name="P20"><text:span text:style-name="T12">ЗАМЕЧАНИЕ:</text:span> Два символа "-" используются для совместимости с более ранним методом вложения писем, описанным в RFC 934 и для облегчения поиска границ. Однако, многочастные письма MIME не полностью совместимы с RFC 934; в частности, они не подчиняются соглашению RFC 934 по экранированию строк символом "-", так как с каждым новым уровнем экранирования длина строк увеличивается. А поскольку SMTP-транспорты часто обрезают длинные строки, этот механизм становится неприменимым в случае многоуровневой структуры письма типа 'multipart'. </text:p>
      <text:p text:style-name="P20"><text:span text:style-name="T12">ВНИМАНИЮ ПРОИЗВОДИТЕЛЕЙ ПО:</text:span> синтаксис параметров поля Content-Type таков, что зачастую необходимо значения границ в параметре 'boundary' заключать в кавычки. Это не всегда требуется, но никогда не повредит. Программистам следует изучить синтаксис внимательно, чтобы не допустить ошибок в поле Content-Type. Типичное поле Content-Type для типа 'multipart' может выглядеть следующим образом: </text:p>
      <text:p text:style-name="P13"><text:s text:c="5"/>Content-Type: multipart/mixed;</text:p>
      <text:p text:style-name="P5"><text:s text:c="10"/>boundary=gc0p4Jq0M2Yt08jU534c0p</text:p>
      <text:p text:style-name="P20">Но в следующем примере содержится ошибка: </text:p>
      <text:p text:style-name="P13"><text:s text:c="5"/>Content-Type: multipart/mixed;</text:p>
      <text:p text:style-name="P5"><text:s text:c="10"/>boundary=gc0p4Jq0M:2Yt08jU534c0p</text:p>
      <text:p text:style-name="P20">(из-за двоеточия), которая может быть исправлена следующим образом: </text:p>
      <text:p text:style-name="P13"><text:s text:c="5"/>Content-Type: multipart/mixed;</text:p>
      <text:p text:style-name="P5"><text:s text:c="10"/>boundary="gc0p4Jq0M:2Yt08jU534c0p"</text:p>
      <text:p text:style-name="P20">Это означает, что тело письма состоит из нескольких частей, каждая из которых соответствует синтаксису письма RFC 822, за исключением того. что область заголовка <text:soft-page-break/>может быть абсолютно пустой и начальная граница каждой части отмечена последовательностью: </text:p>
      <text:p text:style-name="P5"><text:s text:c="5"/>--gc0p4Jq0M:2Yt08jU534c0p</text:p>
      <text:p text:style-name="P20">Нужно обратить внимание, что метка границы части письма должна располагаться в начале строки, то есть, сразу же после признака конца строки CRLF. Причем, последовательность CRLF полагается элементом метки границы, а не последним элементом тела предыдущей части (так как тело предыдущей части может неоканчиваться концом строки, что принципиально важно в случае бинарных данных. Если же тело предыдущей части оканчивается концом строки, то метке границы соответственно должны предшествовать два конца строки). Сразу за меткой границы должен следовать конец строки (CRLF), или при отсутствии заголовка следующей части письма, два конца строки. </text:p>
      <text:p text:style-name="P20">Метка границы не должна иметь длину более 70 символов, не считая два начальных дефиса. </text:p>
      <text:p text:style-name="P20">Метка границы, следующая за последней частью письма, должна отличаться от предыдущих меток, чтобы показать, что далее не последует другой части письма. Отличие последней метки состоит в добавлении двух дефисов в конец: </text:p>
      <text:p text:style-name="P5"><text:s text:c="5"/>--gc0p4Jq0M2Yt08jU534c0p--</text:p>
      <text:p text:style-name="P20">Обычно оставляется пространство для дополнительной информации перед первой меткой границы и после последней. Обычно его следует оставлять пустым, и обработчики почты должны игнорировать все, что в этом пространстве содержится. </text:p>
      <text:p text:style-name="P20"><text:span text:style-name="T12">ЗАМЕЧАНИЕ:</text:span> Эти области приамбулы и эпилога обычно не используются из-за отсутствия точной семантики для обработки этих областей почтовыми шлюзами, однако, многие программные MIME-продукты считают удобным помещать туда пояснительную информацию для получателей, которые пользуются до-MIME'овским ПО. По этой причине, MIME-совместимые программы должны игнорировать эти области. </text:p>
      <text:p text:style-name="P20"><text:span text:style-name="T12">ЗАМЕЧАНИЕ:</text:span> Поскольку метки границы не должны появляться внутри тел частей письма, почтовая программа, создающая письмо, должна иметь алгоритм, позволяющий автоматически подобрать уникальную последовательность, не встречающуюся в теле ни одной из частей, либо имеющую минимальную вероятность появления, если данные предварительно не сканируются на наличие таковой. </text:p>
      <text:p text:style-name="P20">В качестве простого примера предлагается двухчастное письмо, вторая часть которого оканчивается признаком конца строки, а первая нет: </text:p>
      <text:p text:style-name="P13"><text:s text:c="6"/>From: Nathaniel Borenstein</text:p>
      <text:p text:style-name="P13"><text:s text:c="6"/>To: <text:s/>Ned Freed</text:p>
      <text:p text:style-name="P13"><text:s text:c="6"/>Subject: Sample message</text:p>
      <text:p text:style-name="P13"><text:s text:c="6"/>MIME-Version: 1.0</text:p>
      <text:p text:style-name="P13"><text:s text:c="6"/>Content-type: multipart/mixed; boundary="simple boundary"</text:p>
      <text:p text:style-name="P13"><text:s text:c="6"/>Это приамбула. Должна быть игнорирована</text:p>
      <text:p text:style-name="P13"><text:s text:c="6"/>--simple boundary</text:p>
      <text:p text:style-name="P13"><text:s text:c="6"/>Это простой ASCII-текст.</text:p>
      <text:p text:style-name="P13"><text:s text:c="6"/>Он НЕ оканчивается признаком конца строки.</text:p>
      <text:p text:style-name="P13"><text:s text:c="6"/>--simple boundary</text:p>
      <text:p text:style-name="P13"><text:s text:c="6"/>Content-type: text/plain; charset=us-ascii</text:p>
      <text:p text:style-name="P13"><text:s text:c="6"/>Это простой ASCII-текст.</text:p>
      <text:p text:style-name="P13"><text:soft-page-break/><text:s text:c="6"/>Он оканчивается признаком конца строки.</text:p>
      <text:p text:style-name="P13"><text:s text:c="6"/>--simple boundary--</text:p>
      <text:p text:style-name="P5"><text:s text:c="6"/>Это эпилог. Тоже должен игнорироваться MIME-программами.</text:p>
      <text:p text:style-name="P20">Часть письма, в свою очередь, также может иметь тип 'multipart', то есть. быть многочастным телом, но при этом метки границ, использующиеся во внешнем и во внутреннем multipart-телах, должны отличаться друг от друга. </text:p>
      <text:p text:style-name="P20">Использование типа 'multipart' в одночастном письме может быть полезно в некоторых контекстах и не запрещено. </text:p>
      <text:p text:style-name="P20">Единственным обязательным параметром для типа 'multipart' является параметр 'boundary', состоящий из 1-70 символов без хвостовых пробелов (которые могут быть удалены в процессе пересылки, и тогда почтовая программа получателя не сможет разделить вложенные части). </text:p>
      <text:p text:style-name="P13"><text:s text:c="3"/>граница := 0*69&lt;символов границы&gt; символ_границы_кроме_пробела</text:p>
      <text:p text:style-name="P13"><text:s text:c="3"/>символ границы := символ_границы_кроме_пробела / " "</text:p>
      <text:p text:style-name="P13"><text:s text:c="3"/>символ_границы_кроме_пробела := ЦИФРА / БУКВА ЛАТИНСКОГО АЛФАВИТА / "'"</text:p>
      <text:p text:style-name="P13"><text:s text:c="17"/>/ "(" / ")" / "+" /"_" / "," / "-"</text:p>
      <text:p text:style-name="P5"><text:s text:c="17"/>/ "." / "/" / ":" / "=" / "?"</text:p>
      <text:p text:style-name="P20">Общий вид многочастного тела - следующий: </text:p>
      <text:p text:style-name="P13"><text:s text:c="3"/>многочастное тело := приамбула <text:s/>вложения <text:s/>признак_конца <text:s/>эпилог</text:p>
      <text:p text:style-name="P13"><text:s text:c="3"/>вложение := разделитель <text:s/>часть_тела <text:s/>CRLF</text:p>
      <text:p text:style-name="P13"><text:s text:c="3"/>разделитель := "--" <text:s/>метка_границы <text:s/>CRLF</text:p>
      <text:p text:style-name="P13"><text:s text:c="18"/>; метка границы должна браться из поля Content-Type.</text:p>
      <text:p text:style-name="P13"><text:s text:c="18"/>; Не должно быть пробелов между "--" и меткой границы.</text:p>
      <text:p text:style-name="P13"><text:s text:c="3"/>признак конца := "--" <text:s/>метка_границы <text:s/>"--" <text:s/>CRLF</text:p>
      <text:p text:style-name="P13"><text:s text:c="18"/>; Опять, без пробела перед "--",</text:p>
      <text:p text:style-name="P13"><text:s text:c="3"/>приамбула := игнорируемый текст</text:p>
      <text:p text:style-name="P13"><text:s text:c="3"/>эпилог := игнорируемый текст</text:p>
      <text:p text:style-name="P13"><text:s text:c="3"/>игнорируемый текст := *(*текст CRLF)</text:p>
      <text:p text:style-name="P13"><text:s text:c="3"/>часть_тела := &lt;письмо RFC 822, со всеми необязательными полями</text:p>
      <text:p text:style-name="P5"><text:s text:c="17"/>заголовка&gt;</text:p>
      <text:p text:style-name="P20"><text:span text:style-name="T12">ЗАМЕЧАННИЕ:</text:span> В некоторых транспортах такие ограничения RFC 822, как использование тольеко печатных символов в теле, могут не действовать. Ослабления таких ограничений должны быть истолкованы как локальные расширения определения тела письма настолько, насколько они поддерживаются почтовым транспортом и адекватно документированы в поле заголовка Content-Transfer-Encoding. Однако, ни при каких обстоятельствах в заголовках как письма, так и его частей, не должно содержаться каких-либо символов, кроме US-ASCII. </text:p>
      <text:h text:style-name="P16" text:outline-level="4">Основной подтип "multipart/mixed"</text:h>
      <text:p text:style-name="P20">Это основной подтип для типа 'multipart', он предназначен для случая, когда части письма взаимонезависимы. Любые новые подтипы, неизвестные почтовой программе, должны быть истолкованы аналогично подтипу 'mixed'. </text:p>
      <text:h text:style-name="P16" text:outline-level="4">Подтип "multipart/alternative"</text:h>
      <text:p text:style-name="P20">Этот подтип синтаксически идентичен предыдущему, но имеет несколько другую семантику. </text:p>
      <text:p text:style-name="P20">Почтовые системы должны распознавать, что данные из разных частей взаимозаменяемы. Системы должны выбрать наиболее подходящий вариант для <text:soft-page-break/>локальной платформы и других условий, в некоторых случаях, с согласия пользователя. Как и в предыдущем случае, порядок частей в письме существенен. В этом случае альтернативы располагаются в порядке уменьшения отличия от оригинала. Обычно, выбирается последняя часть (альтернатива) из тех, которые имеют тип, поддерживаемый локальной системой получателя. </text:p>
      <text:p text:style-name="P20">Multipart/alternative может быть использована, к примеру, для пересылки текста в некотором гипотетическом формате: </text:p>
      <text:p text:style-name="P13"><text:s text:c="3"/>From: <text:s/>Nathaniel Borenstein &lt;nsb@bellcore.com&gt;</text:p>
      <text:p text:style-name="P13"><text:s text:c="3"/>To: Ned Freed &lt;ned@innosoft.com&gt;</text:p>
      <text:p text:style-name="P13"><text:s text:c="3"/>Subject: Formatted text mail</text:p>
      <text:p text:style-name="P13"><text:s text:c="3"/>MIME-Version: 1.0</text:p>
      <text:p text:style-name="P13"><text:s text:c="3"/>Content-Type: multipart/alternative; boundary=boundary42</text:p>
      <text:p text:style-name="P13"><text:s text:c="3"/>--boundary42</text:p>
      <text:p text:style-name="P13"><text:s text:c="3"/>Content-Type: text/plain; charset=us-ascii</text:p>
      <text:p text:style-name="P13"><text:s text:c="6"/>... Здесь содержится версия простым текстом ....</text:p>
      <text:p text:style-name="P13"><text:s text:c="3"/>--boundary42</text:p>
      <text:p text:style-name="P13"><text:s text:c="3"/>Content-Type: text/richtext</text:p>
      <text:p text:style-name="P13"><text:s text:c="6"/>.... Здесь содержится версия с разметкой RFC 1341 ...</text:p>
      <text:p text:style-name="P13"><text:s text:c="3"/>--boundary42</text:p>
      <text:p text:style-name="P13"><text:s text:c="3"/>Content-Type: text/x-whatever</text:p>
      <text:p text:style-name="P13"><text:s text:c="6"/>.... Здесь содержится версия в гипотетическом формате ...</text:p>
      <text:p text:style-name="P5"><text:s text:c="3"/>--boundary42--</text:p>
      <text:p text:style-name="P20">В этом примере пользователь, чья система понимает этот гипотетический формат, увидят именно эту версию, в то время как остальные будут видеть размеченный либо простой текст в зависимости от возможностей их системы. </text:p>
      <text:p text:style-name="P20">Обычно пользовательский агент, создающий письмо в multipart/alternative, должны располагать альтернативные части в порядке увеличения предпочтительности формата, то есть, предполагая, что наш гипотетический формат является самым удобным для конкретных данных (иначе зачем было бы его изобретать?), пользовательский агент должен располагать альтернативу в простейшем формате первой, а самую размеченную последней. Агент получателя должен отобразить последнюю из понимаемых им альтернатив. В случае, если одна из альтернатив сама имеет тип 'multipart' и содержит подчасти неизвестных типов, пользовательский агент может выбрать, показывать ли эту альтернативу, предыдущую или обе. </text:p>
      <text:p text:style-name="P20"><text:span text:style-name="T12">ЗАМЕЧАНИЕ:</text:span> С точки зрения программиста, может показаться более удобным располагать альтернативы в обратном порядке, но данный порядок позволяет устаревшим не-MIME'овским почтовым программам отобразить в первую очередь наиболее понятный вариант. </text:p>
      <text:p text:style-name="P20">ЗАМЕЧАНИЕ ПО СЕМАНТИКЕ ПОЛЯ 'CONTENT-ID' В ПИСЬМЕ MULTIPART/ALTERNATIVE: Рекомендуется, чтобы каждая часть имела уникальное значение поля Content-ID в случае, если содержимое этих частей не является идентичным. Однако, там, где содержащаяся информация идентична (например, если несколько частей типа "application/external- body" определяют альтернативные пути доступа к одним и тем же внешним по отношению к письму данным), должно использоваться одно и то же значение Content-ID, чтобы оптимизировать работу кэширующего механизма на системе получателя. Однако, не рекомендуется, чтобы <text:soft-page-break/>значения Content-ID, использующиеся для частей, отличались от значения Content-ID, использующегося в заголовке верхнего уровня, если такое поле в нем присутствует. </text:p>
      <text:h text:style-name="P16" text:outline-level="4">Подтип "multipart/digest"</text:h>
      <text:p text:style-name="P20">Этот подтип идентичен подтипу 'multipart/mixed', но имеет другую семантику. Например, для 'digest' значением по умолчанию является не "text/plane", а "message/rfc822". </text:p>
      <text:p text:style-name="P20">В соответствии с этим подтипом, письмо-дайджест может выглядеть следующим образом: </text:p>
      <text:p text:style-name="P13"><text:s text:c="3"/>From: Moderator-Address</text:p>
      <text:p text:style-name="P13"><text:s text:c="3"/>To: Recipient-List</text:p>
      <text:p text:style-name="P13"><text:s text:c="3"/>MIME-Version: 1.0</text:p>
      <text:p text:style-name="P13"><text:s text:c="3"/>Subject: <text:s/>Internet Digest, volume 42</text:p>
      <text:p text:style-name="P13"><text:s text:c="3"/>Content-Type: multipart/digest;</text:p>
      <text:p text:style-name="P13"><text:s text:c="8"/>boundary="---- next message ----"</text:p>
      <text:p text:style-name="P13"><text:s text:c="3"/>------ next message ----</text:p>
      <text:p text:style-name="P13"><text:s text:c="3"/>From: someone-else</text:p>
      <text:p text:style-name="P13"><text:s text:c="3"/>Subject: my opinion</text:p>
      <text:p text:style-name="P13"><text:s text:c="6"/>... тело вложенного письма ...</text:p>
      <text:p text:style-name="P13"><text:s text:c="3"/>------ next message ----</text:p>
      <text:p text:style-name="P13"><text:s text:c="3"/>From: someone-else-again</text:p>
      <text:p text:style-name="P13"><text:s text:c="3"/>Subject: my different opinion</text:p>
      <text:p text:style-name="P13"><text:s text:c="6"/>... тело другого вложенного письма ...</text:p>
      <text:p text:style-name="P5"><text:s text:c="3"/>------ next message ------</text:p>
      <text:h text:style-name="P16" text:outline-level="4">Подтип "multipart/parallel"</text:h>
      <text:p text:style-name="P20">Отличие этого подтипа от "multipart/mixed", в частности, состоит в том, что порядок расположения частей письма не принципиален. </text:p>
      <text:p text:style-name="P20">Данные этого подтипа должны отображаться одновременно, если платформа получателя обладает соответствующими возможностями. Однако, почтовый агент отправителя должен сознавать, что программа получателя может не иметь подобных возможностей и отобразить все части письма последовательно. </text:p>
      <text:h text:style-name="P16" text:outline-level="4">Другие подтипы типа "multipart"</text:h>
      <text:p text:style-name="P20">В будущем ожидается введение новых подтипов. Программистам рекомендуется интерпретировать незнакомые подтипы типа 'multipart' аналогично "multipart/mixed". </text:p>
      <text:p text:style-name="P20">Формальный синтаксис поля Content-Type для данных типа "multipart": </text:p>
      <text:p text:style-name="P13"><text:s text:c="3"/>multipart-тип := "multipart" "/" multipart-подтип</text:p>
      <text:p text:style-name="P13"><text:s text:c="20"/>";" "boundary" "=" метка_границы</text:p>
      <text:p text:style-name="P13"><text:s text:c="3"/>multipart-подтип := "mixed" / "parallel" / "digest"</text:p>
      <text:p text:style-name="P5"><text:s text:c="18"/>/ "alternative" / подтип-расширение</text:p>
      <text:h text:style-name="P16" text:outline-level="4">Полный пример Multipart-письма</text:h>
      <text:p text:style-name="P20">Данный пример иллюстрирует письмо из пяти частей: две - простой текст, одна - вложенное multipart-письмо, одна - размеченный текст и одна - вложенное письмо, содержащее текст в не-US-ASCII языковой кодировке. Третья часть (вложенное multipart-письмо) состоит из двух частей, требующих параллельного представления пользователю, - графическое изображение и звуковой фрагмент. </text:p>
      <text:p text:style-name="P13"><text:s text:c="6"/>MIME-Version: 1.0</text:p>
      <text:p text:style-name="P13"><text:s text:c="6"/>From: Nathaniel Borenstein &lt;nsb@bellcore.com&gt;</text:p>
      <text:p text:style-name="P13"><text:soft-page-break/><text:s text:c="6"/>To: Ned Freed &lt;ned@innosoft.com&gt;</text:p>
      <text:p text:style-name="P13"><text:s text:c="6"/>Subject: A multipart example</text:p>
      <text:p text:style-name="P13"><text:s text:c="6"/>Content-Type: multipart/mixed;</text:p>
      <text:p text:style-name="P13"><text:s text:c="11"/>boundary=unique-boundary-1</text:p>
      <text:p text:style-name="P13"><text:s text:c="6"/>Это область преамбулы multipart-письма. Почтовые программы, понимающие</text:p>
      <text:p text:style-name="P13"><text:s text:c="6"/>формат multipart, должны игнорировать все, что в ней <text:s/>находится. <text:s/>Если</text:p>
      <text:p text:style-name="P13"><text:s text:c="6"/>же вы при получении подобного письма видите этот текст на экране, <text:s/>вам</text:p>
      <text:p text:style-name="P13"><text:s text:c="6"/>следует сменить почтовую программу.</text:p>
      <text:p text:style-name="P13"><text:s text:c="6"/>--unique-boundary-1</text:p>
      <text:p text:style-name="P13"><text:s text:c="9"/>...Здесь находится некоторый текст...</text:p>
      <text:p text:style-name="P13"><text:s text:c="6"/>[Обратите внимание, что предшествующая <text:s/>пустая <text:s/>строка <text:s/>означает, <text:s/>что</text:p>
      <text:p text:style-name="P13"><text:s text:c="6"/>поля заголовка не были заданы, <text:s/>и <text:s/>это <text:s/>- <text:s/>простой <text:s/>текст <text:s/>в <text:s/>языковой</text:p>
      <text:p text:style-name="P13"><text:s text:c="6"/>кодировке US ASCII.]</text:p>
      <text:p text:style-name="P13"><text:s text:c="6"/>--unique-boundary-1</text:p>
      <text:p text:style-name="P13"><text:s text:c="6"/>Content-type: text/plain; charset=US-ASCII</text:p>
      <text:p text:style-name="P13"><text:s text:c="6"/>Это <text:s/>часть <text:s/>предыдущей <text:s/>части, <text:s/>но <text:s/>иллюстрирующая <text:s text:c="2"/>ясную, <text:s text:c="3"/>а <text:s text:c="3"/>не</text:p>
      <text:p text:style-name="P13"><text:s text:c="6"/>подразумеваемую типизацию содержимого.</text:p>
      <text:p text:style-name="P13"><text:s text:c="6"/>--unique-boundary-1</text:p>
      <text:p text:style-name="P13"><text:s text:c="6"/>Content-Type: multipart/parallel;</text:p>
      <text:p text:style-name="P13"><text:s text:c="11"/>boundary=unique-boundary-2</text:p>
      <text:p text:style-name="P13"><text:s text:c="6"/>--unique-boundary-2</text:p>
      <text:p text:style-name="P13"><text:s text:c="6"/>Content-Type: audio/basic</text:p>
      <text:p text:style-name="P13"><text:s text:c="6"/>Content-Transfer-Encoding: base64</text:p>
      <text:p text:style-name="P13"><text:s text:c="9"/>... кодированный в base64 одноканальный звуковой фрагмент для час-</text:p>
      <text:p text:style-name="P13"><text:s text:c="13"/>тоты 8000 Hz в формате mu-law....</text:p>
      <text:p text:style-name="P13"><text:s text:c="6"/>--unique-boundary-2</text:p>
      <text:p text:style-name="P13"><text:s text:c="6"/>Content-Type: image/gif</text:p>
      <text:p text:style-name="P13"><text:s text:c="6"/>Content-Transfer-Encoding: base64</text:p>
      <text:p text:style-name="P13"><text:s text:c="9"/>... здесь <text:s/>находится <text:s text:c="3"/>кодированное <text:s text:c="3"/>в <text:s text:c="3"/>base64 <text:s text:c="3"/>графическое</text:p>
      <text:p text:style-name="P13"><text:s text:c="13"/>изображение....</text:p>
      <text:p text:style-name="P13"><text:s text:c="6"/>--unique-boundary-2--</text:p>
      <text:p text:style-name="P13"><text:s text:c="6"/>--unique-boundary-1</text:p>
      <text:p text:style-name="P13"><text:s text:c="6"/>Content-type: text/richtext</text:p>
      <text:p text:style-name="P13"><text:s text:c="6"/>Это &lt;bold&gt;&lt;italic&gt;текст с разметкой&lt;/italic&gt;&lt;/bold&gt;</text:p>
      <text:p text:style-name="P13"><text:s text:c="6"/>&lt;smaller&gt;в соответствии с определением RFC 1341&lt;/smaller&gt;</text:p>
      <text:p text:style-name="P13"><text:s text:c="6"/>&lt;nl&gt;&lt;nl&gt;Неправда ли, &lt;bigger&gt;&lt;bigger&gt;он крут?&lt;/bigger&gt;&lt;/bigger&gt;</text:p>
      <text:p text:style-name="P13"><text:s text:c="6"/>--unique-boundary-1</text:p>
      <text:p text:style-name="P13"><text:s text:c="6"/>Content-Type: message/rfc822</text:p>
      <text:p text:style-name="P13"><text:s text:c="6"/>From: (имя отправителя в US-ASCII)</text:p>
      <text:p text:style-name="P13"><text:s text:c="6"/>To: (адрес в US-ASCII)</text:p>
      <text:p text:style-name="P13"><text:s text:c="6"/>Subject: (subject в US-ASCII)</text:p>
      <text:p text:style-name="P13"><text:s text:c="6"/>Content-Type: Text/plain; charset=ISO-8859-1</text:p>
      <text:p text:style-name="P13"><text:s text:c="6"/>Content-Transfer-Encoding: Quoted-printable</text:p>
      <text:p text:style-name="P13"><text:s text:c="9"/>... Некоторый текст в ISO-8859-1 ...</text:p>
      <text:p text:style-name="P5"><text:s text:c="6"/>--unique-boundary-1--</text:p>
      <text:p text:style-name="P19"><text:span text:style-name="Emphasis"><text:span text:style-name="T7">Тип 'Message' </text:span></text:span></text:p>
      <text:p text:style-name="P20">При пересылке почты часто возникает необходимость включить внутрь письма другое письмо. Для этого и используется тип 'message'. </text:p>
      <text:p text:style-name="P20">Основной подтип - "rfc822" - не требует параметров в поле Content-Type. Дополнительные подтипы - "partial" и "External-body" - предполагают наличие параметров. </text:p>
      <text:p text:style-name="P20"><text:span text:style-name="T12">ЗАМЕЧАНИЕ:</text:span> Для перенаправляемой и возвращаемой почты можно было бы определить отдельные подтипы, однако, такая почта может пересылаться как multipart-письмо, в котором первая часть содержит некоторую пояснительную текстовую информацию, а другая, имеющая тип 'message/rfc822', содержит перенаправляемое/возвращаемое письмо. Подобный способ перенаправления/возвращения почты сохраняет информацию о типе оригинального <text:soft-page-break/>письма и позволяет ему быть корректно представленным получателю, и поэтому настоятельно рекомендуется. </text:p>
      <text:h text:style-name="P16" text:outline-level="4">Основной подтип 'message/rfc822'</text:h>
      <text:p text:style-name="P20">Этот подтип указывает, что тело письма содержит вложенное письмо в стандарте RFC 822, однако, в отличие от заголовка RFC 822 верхнего уровня, для каждой части, являющейся письмом RFC 822, не требуется наличия полей "From", "Subject" и, по крайней мере, одного поля "To". </text:p>
      <text:p text:style-name="P20">Не смотря на использование числа "822", тело, имеющее подтип 'message/rfc822', может включать дополнительную информацию в соответствии со стандартом MIME. Другими словами, письмо 'message/rfc822' может быть MIME-письмом. </text:p>
      <text:h text:style-name="P16" text:outline-level="4">Подтип 'message/partial'</text:h>
      <text:p text:style-name="P20">Этот подтип определен с целью обеспечения возможности пересылки очень больших объектов в виде нескольких раздельных частей, автоматичски "склеиваемых" почтовой программой получателя. Этот механизм может пригодиться, когда промежуточные почтовые шлюзы ограничивают индивидуальный размер пересылаемых писем. Т.о., этот подтип говорит о том, что письмо содержит лишь часть большого послания. </text:p>
      <text:p text:style-name="P20">Для этого подтипа необходимо указание трех параметров: </text:p>
      <text:list xml:id="list2090811238" text:style-name="L15">
        <text:list-item>
          <text:p text:style-name="P54"><text:span text:style-name="Strong_20_Emphasis"><text:span text:style-name="T2">"id"</text:span></text:span><text:span text:style-name="T2"> - уникальный идентификатор, позволяющий обнаружить остальные части послания. </text:span></text:p>
        </text:list-item>
        <text:list-item>
          <text:p text:style-name="P54"><text:span text:style-name="Strong_20_Emphasis"><text:span text:style-name="T2">"number"</text:span></text:span><text:span text:style-name="T2"> - целое число, означающее номер части послания. </text:span></text:p>
        </text:list-item>
        <text:list-item>
          <text:p text:style-name="P41"><text:span text:style-name="Strong_20_Emphasis"><text:span text:style-name="T2">"total"</text:span></text:span><text:span text:style-name="T2"> - целое число, означающее общее количество частей. Требуется лишь в последней части и не обязателен (хотя рекомендуется) для предыдущих частей. Эти параметры могут следовать в произвольном порядке. </text:span></text:p>
        </text:list-item>
      </text:list>
      <text:p text:style-name="P20">Пример: часть 2 3-х частного послания имеет следующие варианты заголовка: </text:p>
      <text:p text:style-name="P13"><text:s text:c="16"/>Content-Type: Message/Partial;</text:p>
      <text:p text:style-name="P13"><text:s text:c="21"/>number=2; total=3;</text:p>
      <text:p text:style-name="P13"><text:s text:c="21"/>id="oc=jpbe0M2Yt4s@thumper.bellcore.com"</text:p>
      <text:p text:style-name="P13"><text:s text:c="16"/>Content-Type: Message/Partial;</text:p>
      <text:p text:style-name="P13"><text:s text:c="21"/>id="oc=jpbe0M2Yt4s@thumper.bellcore.com";</text:p>
      <text:p text:style-name="P5"><text:s text:c="21"/>number=2</text:p>
      <text:p text:style-name="P20">Но часть 3 обязательно должна содержать параметр "total": </text:p>
      <text:p text:style-name="P13"><text:s text:c="16"/>Content-Type: Message/Partial;</text:p>
      <text:p text:style-name="P13"><text:s text:c="21"/>number=3; total=3;</text:p>
      <text:p text:style-name="P5"><text:s text:c="21"/>id="oc=jpbe0M2Yt4s@thumper.bellcore.com"</text:p>
      <text:p text:style-name="P20">Необходимо заметить, что нумирация частей начинается с 1, а не с 0. </text:p>
      <text:p text:style-name="P20">Когда подобным образом разбитые части собираются вместе, они образуют полное MIME-письмо, содержимое которого может иметь любой другой тип и, соответственно, свое поле заголовка Content-Type, описывающее этот тип. </text:p>
      <text:p text:style-name="P20">Семантика partial-письма должна быть та же, как в обычном письме с содержимым данного типа, а не как в письме, содержащем "внутреннее" письмо. Это позволяет, например, переслать большой аудио-файл ввиде нескольких более мелких, остающихся, <text:soft-page-break/>тем не менее, видимыми получателю как обычные аудио-письма, а не как вложенные аудио-письма. </text:p>
      <text:p text:style-name="P20">При "сборке" таких посланий в пункте назначения должны учитываться следующие правила: </text:p>
      <text:p text:style-name="Text_20_body"><text:span text:style-name="Strong_20_Emphasis"><text:span text:style-name="T2">(1)</text:span></text:span><text:span text:style-name="T2"> Все поля заголовка части 1, кроме начинающихся с "Content-" и специальных "Message-ID", "Encrypted" и "MIME-Version" должны быть скопированы в заголовок нового (общего) письма. </text:span></text:p>
      <text:p text:style-name="Text_20_body"><text:span text:style-name="Strong_20_Emphasis"><text:span text:style-name="T2">(2)</text:span></text:span><text:span text:style-name="T2"> Только поля заголовка ВЛОЖЕННОГО письма, начинающиеся с "Content-", а также поля "Message-ID", "Encrypted" и "MIME-Version", должны быть добавлены к заголовку нового общего письма, все остальные поля должны игнорироваться. </text:span></text:p>
      <text:p text:style-name="Text_20_body"><text:span text:style-name="Strong_20_Emphasis"><text:span text:style-name="T2">(3)</text:span></text:span><text:span text:style-name="T2"> Заголовки второй и последующих частей целиком игнорируются. </text:span></text:p>
      <text:p text:style-name="P20">Например, если письмо с аудио-данными было разбито на две части, первая из них может выглядеть следующим образом: </text:p>
      <text:p text:style-name="P13"><text:s text:c="6"/>X-Weird-Header-1: Foo</text:p>
      <text:p text:style-name="P13"><text:s text:c="6"/>From: Bill@host.com</text:p>
      <text:p text:style-name="P13"><text:s text:c="6"/>To: joe@otherhost.com</text:p>
      <text:p text:style-name="P13"><text:s text:c="6"/>Subject: Audio mail</text:p>
      <text:p text:style-name="P13"><text:s text:c="6"/>Message-ID: &lt;id1@host.com&gt;</text:p>
      <text:p text:style-name="P13"><text:s text:c="6"/>MIME-Version: 1.0</text:p>
      <text:p text:style-name="P13"><text:s text:c="6"/>Content-type: message/partial;</text:p>
      <text:p text:style-name="P13"><text:s text:c="11"/>id="ABC@host.com";</text:p>
      <text:p text:style-name="P13"><text:s text:c="11"/>number=1; total=2</text:p>
      <text:p text:style-name="P13"><text:s text:c="6"/>X-Weird-Header-1: Bar</text:p>
      <text:p text:style-name="P13"><text:s text:c="6"/>X-Weird-Header-2: Hello</text:p>
      <text:p text:style-name="P13"><text:s text:c="6"/>Message-ID: &lt;anotherid@foo.com&gt;</text:p>
      <text:p text:style-name="P13"><text:s text:c="6"/>MIME-Version: 1.0</text:p>
      <text:p text:style-name="P13"><text:s text:c="6"/>Content-type: audio/basic</text:p>
      <text:p text:style-name="P13"><text:s text:c="6"/>Content-transfer-encoding: base64</text:p>
      <text:p text:style-name="P5"><text:s text:c="3"/>... здесь имеет место быть первая часть закодированных аудио-данных ...</text:p>
      <text:p text:style-name="P20">А вторая может выглядеть так: </text:p>
      <text:p text:style-name="P13"><text:s text:c="6"/>From: Bill@host.com</text:p>
      <text:p text:style-name="P13"><text:s text:c="6"/>To: joe@otherhost.com</text:p>
      <text:p text:style-name="P13"><text:s text:c="6"/>Subject: Audio mail</text:p>
      <text:p text:style-name="P13"><text:s text:c="6"/>MIME-Version: 1.0</text:p>
      <text:p text:style-name="P13"><text:s text:c="6"/>Message-ID: &lt;id2@host.com&gt;</text:p>
      <text:p text:style-name="P13"><text:s text:c="6"/>Content-type: message/partial;</text:p>
      <text:p text:style-name="P13"><text:s text:c="11"/>id="ABC@host.com"; number=2; total=2</text:p>
      <text:p text:style-name="P5"><text:s text:c="3"/>... здесь имеет место быть вторая часть закодированных аудио-данных ...</text:p>
      <text:p text:style-name="P20">После того, как расколотое послание воссоздано заново для отображения получателю, оно должно выглядеть следующим образом: </text:p>
      <text:p text:style-name="P13"><text:s text:c="6"/>X-Weird-Header-1: Foo</text:p>
      <text:p text:style-name="P13"><text:s text:c="6"/>From: Bill@host.com</text:p>
      <text:p text:style-name="P13"><text:s text:c="6"/>To: joe@otherhost.com</text:p>
      <text:p text:style-name="P13"><text:s text:c="6"/>Subject: Audio mail</text:p>
      <text:p text:style-name="P13"><text:s text:c="6"/>Message-ID: &lt;anotherid@foo.com&gt;</text:p>
      <text:p text:style-name="P13"><text:s text:c="6"/>MIME-Version: 1.0</text:p>
      <text:p text:style-name="P13"><text:s text:c="6"/>Content-type: audio/basic</text:p>
      <text:p text:style-name="P13"><text:s text:c="6"/>Content-transfer-encoding: base64</text:p>
      <text:p text:style-name="P13"><text:s text:c="3"/>... первая часть закодированных аудио-данных ...</text:p>
      <text:p text:style-name="P5"><text:s text:c="3"/>... вторая часть закодированных аудио-данных ...</text:p>
      <text:p text:style-name="P20">Замечание по кодированию тела MIME-письма, заключенного внутри тела message/partial: так как данные типа "message" никогда не могут быть кодированы в <text:soft-page-break/>Base64 или Quoted-Printable, следующая проблема может возникнуть в случае, если тела писем типа message/partial созданы в системе, поддерживающей 8-битный транспорт. Двоичные данные будут разбиты на несколько message/partial-объектов, каждому из которых требуется транспортировка в двоичном виде. Если бы таким объектам пришлось пройти через шлюз в 7-битную транспортную среду, их невозможно было бы перекодировать в сеимбитную форму без ожидания прибытия всех частей послания, собирания их воедино и затем кодирования целого послания в 7-битную кодировку (base64 или quoted-printable). Поскльку существует вероятность, что разные части пойдут разными путями (через различные шлюзы), то подобное решение не приемлимо. Поэтому MIME определяет, что письма типа message/partial должны иметь 7-битную кодировку и соответствующее ей значение поля content-transfer-encoding. Даже для систем с транспортом, поддерживающим "8-бит" и "binary", запрещается их использование для данных message/partial. </text:p>
      <text:p text:style-name="P20">Многие почтовые агенты могут автоматически фрагментировать большие письма. </text:p>
      <text:p text:style-name="P20">Включение поля "References" в заголовки второй и последующих частей, ссылающегося на идентификатор предыдущей части, может оказаться полезным для почтовых программ, понимающих и обрабатывающих ссылки. Однако, наличие этого поля не обязательно. </text:p>
      <text:p text:style-name="P20">Поле заголовка "Encrypted" вышло из употребления, но вышеприведенные правила обеспечивают корректную его интерпретацию, если оно встречается при обработке фрагментов типа message/partial. </text:p>
      <text:h text:style-name="P16" text:outline-level="4">Подтип 'Message/External-Body'</text:h>
      <text:p text:style-name="P20">Этот подтип указывает на то, что тело не содержится в самом письме, а на него есть ссылка. Параметры подтипа описывают способ доступа к данным тела письма. </text:p>
      <text:p text:style-name="P20">Письмо (часть письма) этого подтипа состоит из заголовка, двух последовательных концов строки и заголовка вложенного письма. Если встречается другая пара концов строки, она означает конец заголовка вложенного письма. Однако, поскольку тело вложенного письма является внешним, оно не следует за концом заголовка. Например, </text:p>
      <text:p text:style-name="P13"><text:s text:c="5"/>Content-type: message/external-body; access-</text:p>
      <text:p text:style-name="P13"><text:s text:c="5"/>type=local-file;</text:p>
      <text:p text:style-name="P13"><text:s text:c="10"/>name="/u/nsb/Me.gif"</text:p>
      <text:p text:style-name="P13"><text:s text:c="5"/>Content-type: <text:s/>image/gif</text:p>
      <text:p text:style-name="P13"><text:s text:c="5"/>Content-ID: &lt;id42@guppylake.bellcore.com&gt;</text:p>
      <text:p text:style-name="P13"><text:s text:c="5"/>Content-Transfer-Encoding: binary</text:p>
      <text:p text:style-name="P5"><text:s text:c="5"/>ТЕЛА НЕТ!</text:p>
      <text:p text:style-name="P20">Область в конце, которую можно назвать "призрачным телом", игнорируется для большинства писем подтипа 'external-body'. Однако, в нее можно помещать дополнительную информацию, как например, в случае, когда параметр 'access-type' равен "mail-server". Во всех остальных случаях призрачное тело игнорируется. </text:p>
      <text:p text:style-name="P20">Единственный всегда обязательный параметр для 'message/external-body' - "access-type". Остальные параметры могут быть или не быть обязательными в зависимости от значения параметра "access-type". </text:p>
      <text:p text:style-name="P20"><text:soft-page-break/>Значение этого параметра - слово, нечувствительное к регистру букв, означающее механизм доступа, с помощью которого файл или данные могут быть получены. Значения могут быть следующими (но не ограничиваются этим рядом): "FTP", "ANON-FTP", "TFTP", "AFS", "LOCAL-FILE" и "MAIL-SERVER". Будущие возможные значения, кроме экспериментальных, начинающихся с "X-", должны быть зарегистрированы в IANA. </text:p>
      <text:p text:style-name="P20">Дополнительно, следующие три параметра являются необязательными для всех способов доступа: </text:p>
      <text:p text:style-name="Text_20_body"><text:span text:style-name="Strong_20_Emphasis"><text:span text:style-name="T2">EXPIRATION</text:span></text:span><text:span text:style-name="T2"> -- Дата (RFC 822 "date-time" синтаксис допускает 4 цифры в этом поле), после которой существование внешних данных не гарантируется. </text:span></text:p>
      <text:p text:style-name="Text_20_body"><text:span text:style-name="Strong_20_Emphasis"><text:span text:style-name="T2">SIZE</text:span></text:span><text:span text:style-name="T2"> -- размер (в байтах) данных. Позволяет получателю решить, расходовать ли ресурсы на считывание внешних данных. Размер указывается для канонической формы данных (то есть, до применения каких-либо преобразований). </text:span></text:p>
      <text:p text:style-name="Text_20_body"><text:span text:style-name="Strong_20_Emphasis"><text:span text:style-name="T2">PERMISSION</text:span></text:span><text:span text:style-name="T2"> -- нечувствительное к регистру букв поле, говорящее о том, ожидается или нет, что клиент может перезаписывать данные. По умолчанию или когда этот параметр имеет значение "read", полагается, что клиент не имеет на это права, и что если данные однажды считаны, то больше они не понадобятся. Если PERMISSION имеет значение "read-write", любая локальная копия может рассматриваться не более как кэш. "read" и "write" - единственные предопределенные значения для PERMISSION. </text:span></text:p>
      <text:p text:style-name="P20">Вложенные заголовки во ВСЕХ телах типа message/external-body ДОЛЖНЫ включать поле заголовка Content-ID для задания уникального идентификатора, указывающего на внешние данные. </text:p>
      <text:p text:style-name="P20">Обозначения, описывающие данные типа external-body, такие как имена файлов или команды mail-сервера, должны быть в символьном наборе US-ASCII. </text:p>
      <text:p text:style-name="P20">Как и для типа message/partial, тело типа message/external-body должно иметь значение content-transfer-encoding "7-bit" (по умолчанию). В частности, даже в системах, поддержиавющих 8-битный транспорт, применение content-transfer-encoding "8-bit" и "binary" запрещено для данных типа message/external-body. </text:p>
      <text:h text:style-name="P16" text:outline-level="4">Типы доступа "ftp" и "tftp"</text:h>
      <text:p text:style-name="P20">Тип доступа по FTP или TFTP означает, что тело сообщения доступно как внешний файл по протоколу FTP [RFC-959] или TFTP [RFC-783] соответственно. Для этих типов доступа обязательны следующие дополнительные параметры: </text:p>
      <text:p text:style-name="Text_20_body"><text:span text:style-name="Strong_20_Emphasis"><text:span text:style-name="T2">NAME</text:span></text:span><text:span text:style-name="T2"> -- Имя файла, содержащего данные тела письма. </text:span></text:p>
      <text:p text:style-name="Text_20_body"><text:span text:style-name="Strong_20_Emphasis"><text:span text:style-name="T2">SITE</text:span></text:span><text:span text:style-name="T2"> -- Полный доменный адрес или псевдоним компьютера, с которого файл может быть получен по указанному протоколу. </text:span></text:p>
      <text:p text:style-name="P20">Перед тем, как начнется считывание данных по FTP, пользователь обычно должен быть спрошен на предмет логина и пароля для машины, указанной в параметре 'site'. По причинам безопасности логин и пароль не указываются как параметры Content-Type и должны быть получены от получателя письма. </text:p>
      <text:p text:style-name="P20">Дополнительно определены следующие необязательные параметры: </text:p>
      <text:p text:style-name="Text_20_body"><text:span text:style-name="Strong_20_Emphasis"><text:span text:style-name="T2">DIRECTORY</text:span></text:span><text:span text:style-name="T2"> -- каталог, содержащий тело письма на удаленной машине. </text:span></text:p>
      <text:p text:style-name="Text_20_body"><text:soft-page-break/><text:span text:style-name="Strong_20_Emphasis"><text:span text:style-name="T2">MODE</text:span></text:span><text:span text:style-name="T2"> -- Нечувствительное к регистру букв строка, указывающая режим передачи данных. Допустимые эначения для типа доступа TFTP: </text:span></text:p>
      <text:p text:style-name="Text_20_body"><text:span text:style-name="Strong_20_Emphasis"><text:span text:style-name="T2">NETASCII, OCTET</text:span></text:span><text:span text:style-name="T2"> и </text:span><text:span text:style-name="Strong_20_Emphasis"><text:span text:style-name="T2">MAIL</text:span></text:span><text:span text:style-name="T2">. Для типа доступа FTP: </text:span><text:span text:style-name="Strong_20_Emphasis"><text:span text:style-name="T2">ASCII, EBCDIC, IMAGE</text:span></text:span><text:span text:style-name="T2"> и </text:span><text:span text:style-name="Strong_20_Emphasis"><text:span text:style-name="T2">LOCALn,</text:span></text:span><text:span text:style-name="T2"> где </text:span><text:span text:style-name="Strong_20_Emphasis"><text:span text:style-name="T2">n</text:span></text:span><text:span text:style-name="T2"> - десятичное целое число, обычно 8. Эти значения соответствуют типам представления </text:span><text:span text:style-name="Strong_20_Emphasis"><text:span text:style-name="T2">A, E, I</text:span></text:span><text:span text:style-name="T2"> и </text:span><text:span text:style-name="Strong_20_Emphasis"><text:span text:style-name="T2">Ln</text:span></text:span><text:span text:style-name="T2">, определенным FTP-протоколом. Заметьте, что "BINARY" и "TENEX" не являются допустимыми значениями для параметра MODE. Вместо них должны использоваться "OCTET", "IMAGE" или "LOCAL8". Если параметр MODE отсутствует, значением по умолчанию является "NETASCII" для TFTP и "ASCII" для FTP. </text:span></text:p>
      <text:h text:style-name="P16" text:outline-level="4">Способ досупа "anon-ftp"</text:h>
      <text:p text:style-name="P20">Этот способ доступа идентичен "ftp", за исключением того, что пользователю не требуется указывать свой логин и пароль для удаленной машины. FTP-протокол будет использоваться с логином "anonymous" и email-адресом получателя вместо пароля. </text:p>
      <text:h text:style-name="P16" text:outline-level="4">Способы доступа "local-file" и "afs"</text:h>
      <text:p text:style-name="P20">Способ доступа "local-file" означает, что тело письма доступно как файл на локальной машине. "afs" означает, что тело доступно как файл через общую файловую систему AFS. В обоих случаях требуется единственный обязательный параметр: </text:p>
      <text:p text:style-name="Text_20_body"><text:span text:style-name="Strong_20_Emphasis"><text:span text:style-name="T2">NAME</text:span></text:span><text:span text:style-name="T2"> -- Имя файла, содержащего данные тела письма. </text:span></text:p>
      <text:p text:style-name="P20">Следующий необязательный параметр может быть использован для локализации ссылки на файл и содержит адрес сайта или сайтов, на которых данный файл виден: </text:p>
      <text:p text:style-name="Text_20_body"><text:span text:style-name="Strong_20_Emphasis"><text:span text:style-name="T2">SITE</text:span></text:span><text:span text:style-name="T2"> -- Доменный адрес машины или машин, на которых возможен доступ к файлу данных. Допускаются маски с использованием звездочки вместо части доменного имени, например, "*.bellcore.com", для обозначения набора машин, на которых файл виден напрямую. Единственная звездочка вместо всего доменного имени может означать, что файл, где би он ни был, виден через глобальную файловую систему. </text:span></text:p>
      <text:h text:style-name="P16" text:outline-level="4">Способ доступа "mail-server"</text:h>
      <text:p text:style-name="P20">Применяется, когда тело письма доступно через почтовый сервер. Обязательный параметр для этого способа доступа: </text:p>
      <text:p text:style-name="Text_20_body"><text:span text:style-name="Strong_20_Emphasis"><text:span text:style-name="T2">SERVER</text:span></text:span><text:span text:style-name="T2"> -- email-адрес mail-сервера, с которого могут быть запрошены данные тела письма. </text:span></text:p>
      <text:p text:style-name="P20">Так как почтовые серверы предполагают множество различных синтаксисов, некоторые из них могут быть многострочными, полная команда, которую нужно послать на mail-сервер, не включается как параметр в однострочное поле 'content-type'. Вместо этого она помещается в мнимое тело, когда значением поля 'content-type' является 'message/external-body', и параметр 'access-tyoe' имеет значение 'mail-server'. </text:p>
      <text:p text:style-name="P20">Необязательный параметр для этого способа доступа: </text:p>
      <text:p text:style-name="Text_20_body"><text:span text:style-name="Strong_20_Emphasis"><text:span text:style-name="T2">SUBJECT</text:span></text:span><text:span text:style-name="T2"> -- Subject, который будет использован в заголовке письма-запроса, которое почторый клиент получателя пошлет на указанный почтовый сервер для получения данных тела письма. Заметьте, что помещение адреса сервера в subject не рекомендуется, однако, известны mail-серверы, требующие этого. </text:span></text:p>
      <text:p text:style-name="P20"><text:soft-page-break/>MIME-стандарт не определяет синтаксиса обращения к почтовому серверу. Поэтому он допускает включение полной команды для mail-сервера в мнимое тело. </text:p>
      <text:p text:style-name="P20">В отличие от других способов доступа, доступ через mail-сервер не синхронен, и данные могут быть получены в непредсказуемый момент в будущем. По этой причине важно иметь механизм, обеспечивающий вставку полученных от mail-сервера данных в исходное письмо. Mail-сервер при отправке запрошенных данных должен использовать то же самое значение поля Content-ID в заголовке письма с возвращаемыми данными, какое было в первоначальном "бестелесном" письме, чтобы облегчить работу этого механизма. </text:p>
      <text:h text:style-name="P16" text:outline-level="4">Примеры и дополнительные пояснения</text:h>
      <text:p text:style-name="P20">С появлением возможности очень широких (протяженных) файловых систем стало непредсказуемым, на каком наборе машин файловой системы данный файл будет доступен напрямую, а на каком - нет. Поэтому, имеет смысл указывать как имя файла, так и сетевой адрес (адреса) машин, на которых файл доступен. </text:p>
      <text:p text:style-name="P20">Если внешнее тела письма доступно посредством нескольких различных механизмов, отправитель может включить несколько частей типа message/external-body в письмо типа multipart/alternative. </text:p>
      <text:p text:style-name="P20">Однако, механизм external-body не должен быть ограничен получением удаленных файлов. Например, можно представить использование видеосервера с внешними ссылками на видеофрагменты. </text:p>
      <text:p text:style-name="P20">Если письмо / часть письма имеет тип "message/external-body", то оно / она будет содержать поля заголовка вложенного письма. Тело само по себе неходится где-либо во вне. Это значит, что если тело типа "message/external-body" содержит два последовательных конца строки (CRLF), то все, что идет далее, не является чстью сообщения и просто должно игнорироваться. Однако, этот "хвост" - удобное место для каких-либо дополнительных данных, которые не могут быть помещены в поле заголовка Content-Type. В частности, если значение "access-type" есть "mail-server", то "хвост" может содержать команды, посылаемые затем mail-серверу по адресу, на который указывает параметр SERVER. </text:p>
      <text:p text:style-name="P20">Поля заголовка вложенного письма, которые на самом деле являются телом общего письма типа "message/external-body", должны нести информацию о типе содержимого внешнего (удаленного) тела, если оно не является простым ASCII-текстом (что подразумевается по умолчанию), поскольку эти внешние данные сами по себе не имеют заголовка, опрпеделяющего их тип. Также, необходимо указывать Content-transfer-encoding, если он имеет значение, отличное от "7-bit". Так, полное письмо типа message/external-body, ссылающееся на документ в формате PostScript, может выглядеть следующим образом: </text:p>
      <text:p text:style-name="P13"><text:s text:c="6"/>From: Whomever</text:p>
      <text:p text:style-name="P13"><text:s text:c="6"/>To: Someone</text:p>
      <text:p text:style-name="P13"><text:s text:c="6"/>Subject: whatever</text:p>
      <text:p text:style-name="P13"><text:s text:c="6"/>MIME-Version: 1.0</text:p>
      <text:p text:style-name="P13"><text:s text:c="6"/>Message-ID: &lt;id1@host.com&gt;</text:p>
      <text:p text:style-name="P13"><text:s text:c="6"/>Content-Type: multipart/alternative; boundary=42</text:p>
      <text:p text:style-name="P13"><text:soft-page-break/><text:s text:c="6"/>Content-ID: &lt;id001@guppylake.bellcore.com&gt;</text:p>
      <text:p text:style-name="P13"><text:s text:c="6"/>--42</text:p>
      <text:p text:style-name="P13"><text:s text:c="6"/>Content-Type: message/external-body;</text:p>
      <text:p text:style-name="P13"><text:s text:c="11"/>name="BodyFormats.ps";</text:p>
      <text:p text:style-name="P13"><text:s text:c="11"/>site="thumper.bellcore.com";</text:p>
      <text:p text:style-name="P13"><text:s text:c="11"/>access-type=ANON-FTP;</text:p>
      <text:p text:style-name="P13"><text:s text:c="11"/>directory="pub";</text:p>
      <text:p text:style-name="P13"><text:s text:c="11"/>mode="image";</text:p>
      <text:p text:style-name="P13"><text:s text:c="11"/>expiration="Fri, 14 Jun 1991 19:13:14 -0400 (EDT)"</text:p>
      <text:p text:style-name="P13"><text:s text:c="6"/>Content-type: application/postscript</text:p>
      <text:p text:style-name="P13"><text:s text:c="6"/>Content-ID: &lt;id42@guppylake.bellcore.com&gt;</text:p>
      <text:p text:style-name="P13"><text:s text:c="6"/>--42</text:p>
      <text:p text:style-name="P13"><text:s text:c="6"/>Content-Type: message/external-body;</text:p>
      <text:p text:style-name="P13"><text:s text:c="11"/>name="/u/nsb/writing/rfcs/RFC-MIME.ps";</text:p>
      <text:p text:style-name="P13"><text:s text:c="11"/>site="thumper.bellcore.com";</text:p>
      <text:p text:style-name="P13"><text:s text:c="11"/>access-type=AFS</text:p>
      <text:p text:style-name="P13"><text:s text:c="11"/>expiration="Fri, 14 Jun 1991 19:13:14 -0400 (EDT)"</text:p>
      <text:p text:style-name="P13"><text:s text:c="6"/>Content-type: application/postscript</text:p>
      <text:p text:style-name="P13"><text:s text:c="6"/>Content-ID: &lt;id42@guppylake.bellcore.com&gt;</text:p>
      <text:p text:style-name="P13"><text:s text:c="6"/>--42</text:p>
      <text:p text:style-name="P13"><text:s text:c="6"/>Content-Type: message/external-body;</text:p>
      <text:p text:style-name="P13"><text:s text:c="11"/>access-type=mail-server</text:p>
      <text:p text:style-name="P13"><text:s text:c="11"/>server="listserv@bogus.bitnet";</text:p>
      <text:p text:style-name="P13"><text:s text:c="11"/>expiration="Fri, 14 Jun 1991 19:13:14 -0400 (EDT)"</text:p>
      <text:p text:style-name="P13"><text:s text:c="6"/>Content-type: application/postscript</text:p>
      <text:p text:style-name="P13"><text:s text:c="6"/>Content-ID: &lt;id42@guppylake.bellcore.com&gt;</text:p>
      <text:p text:style-name="P13"><text:s text:c="6"/>get RFC-MIME.DOC</text:p>
      <text:p text:style-name="P5"><text:s text:c="6"/>--42--</text:p>
      <text:p text:style-name="P20">В приведенных примерах значение Content-transfer-encoding для внешних данных в формате postscript полагается по умолчанию как "7bit". </text:p>
      <text:p text:style-name="P20">Заголовки общего и вложенного(их) писем (имеющих внешнее тело) должны удовлетворять тем же правилам, что и для типа message/partial во избежание путаницы. </text:p>
      <text:p text:style-name="P20">Поскольку внешнее тело не пересылается в виде почты, то оно не обязано удовлетворять требованиям длины строк и иметь 7-битную форму, оно может быть просто бинарным файлом. Поэтому поле Content-Transfer-Encoding не является необходимым, хотя его наличие допускается. </text:p>
      <text:p text:style-name="P20">Тело письма типа "message/external-body" обрабатывается в сответствии с основным синтаксисом стандарта RFC 822, в частности, все, что идет до первой последовательной пары концов строки (CRLF), является заголовком письма, а все, что идет после, является "мнимым" телом письма, которое игнорируется для большинства типов доступа. </text:p>
      <text:p text:style-name="P20">Формальный синтаксис поля заголовка 'content-type' для данных типа 'message' - следующий: </text:p>
      <text:p text:style-name="P13"><text:s text:c="3"/>message_тип := "message" "/" message_подтип</text:p>
      <text:p text:style-name="P13"><text:s text:c="3"/>message_подтип := "rfc822"</text:p>
      <text:p text:style-name="P13"><text:s text:c="19"/>/ "partial" 2-3 partial_параметра</text:p>
      <text:p text:style-name="P13"><text:s text:c="19"/>/ "external-body" 1 external_параметр</text:p>
      <text:p text:style-name="P13"><text:s text:c="19"/>/ расширение (не предопределенный подтип)</text:p>
      <text:p text:style-name="P13"><text:s text:c="3"/>partial_параметр := (";" "id" "=" значение)</text:p>
      <text:p text:style-name="P13"><text:s text:c="20"/>/ <text:s/>(";" "number" "=" 1*ЦИФРА)</text:p>
      <text:p text:style-name="P13"><text:s text:c="20"/>/ <text:s/>(";" "total" "=" 1*ЦИФРА)</text:p>
      <text:p text:style-name="P13"><text:s text:c="3"/>; id и number требуются всегда; total требуется для последнего <text:s/>фрагмен-</text:p>
      <text:p text:style-name="P13"><text:s text:c="3"/>; та послания.</text:p>
      <text:p text:style-name="P13"><text:s text:c="3"/>external_параметр := (";" "access-type" "=" тип_доступа)</text:p>
      <text:p text:style-name="P13"><text:s text:c="22"/>/ (";" "expiration" "=" дата-время)</text:p>
      <text:p text:style-name="P13"><text:s text:c="16"/>; Дата-время должны быть экранированы кавычками</text:p>
      <text:p text:style-name="P13"><text:s text:c="22"/>/ (";" "size" "=" 1*Цифра)</text:p>
      <text:p text:style-name="P13"><text:s text:c="22"/>/ (";" <text:s/>"permission" <text:s/>"=" <text:s/>("read" <text:s/>/ <text:s/>"read-write"))</text:p>
      <text:p text:style-name="P13"><text:soft-page-break/><text:s text:c="16"/>; Значение permission нечувствительно к регистру букв</text:p>
      <text:p text:style-name="P13"><text:s text:c="22"/>/ (";" "name" "=" значение)</text:p>
      <text:p text:style-name="P13"><text:s text:c="22"/>/ (";" "site" "=" значение)</text:p>
      <text:p text:style-name="P13"><text:s text:c="22"/>/ (";" "dir" "=" значение)</text:p>
      <text:p text:style-name="P13"><text:s text:c="22"/>/ (";" "mode" "=" значение)</text:p>
      <text:p text:style-name="P13"><text:s text:c="22"/>/ (";" "server" "=" значение)</text:p>
      <text:p text:style-name="P13"><text:s text:c="22"/>/ (";" "subject" "=" значение)</text:p>
      <text:p text:style-name="P13"><text:s text:c="3"/>; access-type требуется всегда; все остальное - в зависимости от <text:s/>значе-</text:p>
      <text:p text:style-name="P13"><text:s text:c="3"/>; ния access-type</text:p>
      <text:p text:style-name="P13"><text:s text:c="3"/>тип_доступа := "ftp" / "anon-ftp" / "tftp" / "local-file"</text:p>
      <text:p text:style-name="P13"><text:s text:c="18"/>/ "afs" / "mail-server" /</text:p>
      <text:p text:style-name="P13"><text:s text:c="18"/>/ расширение (непредопределенный параметр)</text:p>
      <text:p text:style-name="P5"><text:s text:c="3"/>; Нечувствителен к регистру букв</text:p>
      <text:p text:style-name="P19"><text:span text:style-name="Emphasis"><text:span text:style-name="T7">Тип 'Application' </text:span></text:span></text:p>
      <text:p text:style-name="P20">Этот тип используется для данных, неподпадающих под остальные категории, в частности, для данных, обрабатываемых прикладными почтовыми программами. Это информация, которая должна быть обработана соответствующим приложением для того, чтобы принять наглядную либо исполняемую для получателя форму. Предполагаемое использование для этого типа включает в себя пересылку файлов по почте, таблицы, данные для почтовых систем расписания, языки лдя "активной" (вычислительной) почты. </text:p>
      <text:p text:style-name="P20">Например, тот, кто занимается расписанием встреч, может определить стандартное представление информации о датах запланированных встреч. "Умный" пользовательский почтовый агент может использовать эту информацию для проведения диалога с пользователем, и может затем посылать в дальнейшем почту, основанную на том диалоге. Вообще, существует несколько "активных" почтовых языков, разработанных для специализированных программ, которые посылаются по почте и автоматчески запускаются в системе получателя. </text:p>
      <text:p text:style-name="P20">Подобные приложения могут быть определены как подтипы для типа "application". Изначально предопределено два подтипа: "octet-stream" и "PostScript". </text:p>
      <text:p text:style-name="P20">В общем, подтип для 'application' зачастую может быть именем приложения, для которого предназначены пересылаемые данные. Однако, это не означает, что любое имя прикладной программы может свободно использоваться как подтип для 'application'. Такие употребления (кроме подтипов, начинающихся с "x-") должны быть зарегестрированы в IANA. </text:p>
      <text:h text:style-name="P16" text:outline-level="4">Основной подтип 'Application/Octet-Stream'</text:h>
      <text:p text:style-name="P20">Используется для обозначения того, что тело содержит бинарные данные. Набор возможных параметров включает следующие (но не ограничивается ими): </text:p>
      <text:p text:style-name="Text_20_body"><text:span text:style-name="Strong_20_Emphasis"><text:span text:style-name="T2">TYPE</text:span></text:span><text:span text:style-name="T2"> -- обобщенный тип или категория двоичных данных, эта информация больше предназначена для получателя, чем для автоматической обработки. </text:span></text:p>
      <text:p text:style-name="Text_20_body"><text:span text:style-name="Strong_20_Emphasis"><text:span text:style-name="T2">PADDING</text:span></text:span><text:span text:style-name="T2"> -- число заполняющих битов, добавленных к битовому потоку, содержащему данные, для формирования байтно-ориентированных данных. Полезно при заключении в тело битового потока, когда общее число битов не кратно восьми, то есть, размеру байта. </text:span></text:p>
      <text:p text:style-name="P20">Дополнительный параметр, "conversions", определенный в [RFC-1341], был исключен в последствии. </text:p>
      <text:p text:style-name="Text_20_body"><text:soft-page-break/><text:span text:style-name="T2">В RFC 1341 также определен параметр </text:span><text:span text:style-name="Strong_20_Emphasis"><text:span text:style-name="T2">"NAME"</text:span></text:span><text:span text:style-name="T2">, указывающего имя файла, которое должно быть использовано при сохранении данных на диск. Но он опять же был отменен в ожидании введения отдельного поля заголовка Content-Disposition, которое будет определено в ближайшем будущем. </text:span></text:p>
      <text:p text:style-name="P20">Рекомендуемое действие для почтовой программы, получившей почту типа application/octet-stream, - просто предложить записать данные в файл без какого-либо преобразования, или. возможно, произвести его в соответствии с указанием пользователя. </text:p>
      <text:p text:style-name="P20">Для уменьшения опасности передачи вирусных и других намеренно разрушающих систему программ по почте, строго рекомендуется, чтобы почтовая программа получателя не производила запуск программы, заданной в параметре поля "Content-Type" (например, в параметре "interpreter="), использующей в качестве входных данных тело письма. </text:p>
      <text:h text:style-name="P16" text:outline-level="4">Подтип 'Application/PostScript'</text:h>
      <text:p text:style-name="P20">Тип "application/postscript" означает, что пересылается PostScript-документ и требует специальной программы для его обработки. В настоящий момент используются два языка - level 1 и более поздний - level 2. </text:p>
      <text:p text:style-name="P20">PostScript-документы представляют собой интерпретируемые программы, которые могут содержать операторы обращения к диску и действий с файлами. Поэтому PostScript-документы представляют потенциальную опасность для системы получателя. </text:p>
      <text:p text:style-name="P20">В некоторых интерпретаторах PostScript могут иметь место ошибки, которые могут быть использованы хакерами для несанкционированного доступа к системе получателя, и нельзя предложить какого-либо специфического действия для предотвращения подобной возможности, кроме исправления со временем подобных ошибок (если они, конечно, есть) производителями соответствующего ПО. </text:p>
      <text:h text:style-name="P16" text:outline-level="4">Другие подтипы типа Application</text:h>
      <text:p text:style-name="P20">Ожидается, что многие подтипы типа 'Application' будут введены в будущем. MIME-совместимые почтовые программы должны интерпретировать любой незнакомый им подтип как эквивалент 'application/octet-stream'. </text:p>
      <text:p text:style-name="P20">Формальный синтаксис дла поля 'content-type' для данных типа 'application' дается следующим образом. </text:p>
      <text:p text:style-name="P13"><text:s text:c="3"/>application_тип := <text:s/>"application" "/" application_подтип</text:p>
      <text:p text:style-name="P13"><text:s text:c="3"/>application_подтип := ("octet-stream" *stream_параметр)</text:p>
      <text:p text:style-name="P13"><text:s text:c="23"/>/ "postscript" / расширение (непредопределенный под-</text:p>
      <text:p text:style-name="P13"><text:s text:c="23"/>тип)</text:p>
      <text:p text:style-name="P13"><text:s text:c="3"/>stream_параметр := <text:s/>(";" "type" "=" значение)</text:p>
      <text:p text:style-name="P13"><text:s text:c="23"/>/ (";" "padding" "=" число_дополняющих_битов)</text:p>
      <text:p text:style-name="P13"><text:s text:c="3"/>число_дополняющих_битов := "0" / "1" / <text:s/>"2" / <text:s/>"3" / "4" / "5" / "6" /</text:p>
      <text:p text:style-name="P5"><text:s text:c="30"/>/ "7"</text:p>
      <text:p text:style-name="P19"><text:span text:style-name="Emphasis"><text:span text:style-name="T7">Другие типы</text:span></text:span></text:p>
      <text:h text:style-name="P16" text:outline-level="4">Тип 'Image'</text:h>
      <text:p text:style-name="P20">Этот тип означает, что тело письма содержит графический объект. Его подтипы соответствуют конкретным графическим форматам. Их значения нечувствительны к <text:soft-page-break/>регистру букв. Два предопределенных подтипа - "jpeg" для формата JPEG с кодированием JFIF, и "gif" - для формата GIF. </text:p>
      <text:p text:style-name="P20">Формальный синтаксис поля 'Content-Type': </text:p>
      <text:p text:style-name="P5"><text:s text:c="3"/>image_тип := "image" "/" ("gif" / "jpeg" / подтип-расширение)</text:p>
      <text:h text:style-name="P16" text:outline-level="4">Тип 'Audio'</text:h>
      <text:p text:style-name="P20">Этот подтип означает, что тело содержит аудио-данные. Хотя пока еще нет консенсуса по "идеальному" аудио-формату для компьютеров, сейчас имеется сильная потребность в универсальном формате. </text:p>
      <text:p text:style-name="P20">Предопределенный подтип - "basic" введен в ответ на это требование, обеспечивая минимальный примитивный аудио-формат. Ожидается определение в дальнейшем более "богатых" форматов, обеспечивающих более высокое качество воспроизведения. </text:p>
      <text:p text:style-name="P20">Содержимое тела, имеющего подтип "audio/basic", - аудио-данные в 8-битной форме, кодированные с использованием ISDN mu-law. Формат, соответствующий этому подтипу, предполагает максимальную частоту звучания 8000 Hz и единственный канал. </text:p>
      <text:p text:style-name="P20">Формальный синтаксис лдя поля 'Content-Type': </text:p>
      <text:p text:style-name="P5"><text:s text:c="3"/>audio_тип := "audio" "/" ("basic" / подтип-расширение)</text:p>
      <text:h text:style-name="P16" text:outline-level="4">Тип 'Video'</text:h>
      <text:p text:style-name="P20">Этот тип означает, что в теле письма содержится анимационное изображение, возможно, со звуком и цветом. Термин "video" используется безотносительно к технологии получения подвижного во времени изображения. Подтип "mpeg" указывает на видео, кодированное в соответствии со стандартом MPEG. </text:p>
      <text:p text:style-name="P20">Хотя MIME-стандарт запрещает смешение разнородных мультимедийных данных в одном теле (письма или части письма), многие так называемые "video"-форматы включают синхронизированный звук, что допускается для подтипов типа "video". </text:p>
      <text:p text:style-name="P20">Формальный синтаксис лдя поля 'Content-Type': </text:p>
      <text:p text:style-name="P5"><text:s text:c="3"/>video-type := "video" "/" ("mpeg" / подтип-расширение)</text:p>
      <text:h text:style-name="P16" text:outline-level="4">Экспериментальные значения поля 'Content-Type'</text:h>
      <text:p text:style-name="P20">Значение типа, начинающееся с "X-", считается частным, предназначенным для использования по договоренности между двумя или более почтовыми системами. Публично определенные (регестрированные) значения никогда не должны начинаться с префикса "X-". </text:p>
      <text:p text:style-name="P20">В общем, использование X-типов верхнего уровня не рекомендуется. Производители почтового ПО должны по возможности обходиться использованием X-подтипов для предопределенных типов. Во многих случаях использование экспериментального подтипа более приемлимо, нежели типа верхнего уровня. </text:p>
      <text:h text:style-name="P15" text:outline-level="4">Все определенные на сегодняшний день типы и подтипы</text:h>
      <table:table table:name="Таблица1" table:style-name="Таблица1">
        <table:table-column table:style-name="Таблица1.A"/>
        <table:table-column table:style-name="Таблица1.B"/>
        <table:table-row>
          <table:table-cell table:style-name="Таблица1.A1" office:value-type="string">
            <text:p text:style-name="P27">ТИП</text:p>
          </table:table-cell>
          <table:table-cell table:style-name="Таблица1.B1" office:value-type="string">
            <text:p text:style-name="P27">ПОДТИП</text:p>
          </table:table-cell>
        </table:table-row>
        <table:table-row>
          <table:table-cell table:style-name="Таблица1.A43" table:number-rows-spanned="4" office:value-type="string">
            <text:p text:style-name="P1">text</text:p>
          </table:table-cell>
          <table:table-cell table:style-name="Таблица1.B2" office:value-type="string">
            <text:p text:style-name="P1">plain</text:p>
          </table:table-cell>
        </table:table-row>
        <table:table-row>
          <table:covered-table-cell/>
          <table:table-cell table:style-name="Таблица1.B2" office:value-type="string">
            <text:p text:style-name="P1">richtext</text:p>
          </table:table-cell>
        </table:table-row>
        <table:table-row>
          <table:covered-table-cell/>
          <table:table-cell table:style-name="Таблица1.B2" office:value-type="string">
            <text:p text:style-name="P1">enriched</text:p>
          </table:table-cell>
        </table:table-row>
        <table:table-row>
          <table:covered-table-cell/>
          <table:table-cell table:style-name="Таблица1.B2" office:value-type="string">
            <text:p text:style-name="P1">tab-separated-values</text:p>
          </table:table-cell>
        </table:table-row>
        <table:table-row>
          <table:table-cell table:style-name="Таблица1.A43" table:number-rows-spanned="6" office:value-type="string">
            <text:p text:style-name="P1">multipart</text:p>
          </table:table-cell>
          <table:table-cell table:style-name="Таблица1.B2" office:value-type="string">
            <text:p text:style-name="P1">mixed</text:p>
          </table:table-cell>
        </table:table-row>
        <table:table-row>
          <table:covered-table-cell/>
          <table:table-cell table:style-name="Таблица1.B2" office:value-type="string">
            <text:p text:style-name="P1">alternative</text:p>
          </table:table-cell>
        </table:table-row>
        <table:table-row>
          <table:covered-table-cell/>
          <table:table-cell table:style-name="Таблица1.B2" office:value-type="string">
            <text:p text:style-name="P1">digest</text:p>
          </table:table-cell>
        </table:table-row>
        <table:table-row>
          <table:covered-table-cell/>
          <table:table-cell table:style-name="Таблица1.B2" office:value-type="string">
            <text:p text:style-name="P1">parallel</text:p>
          </table:table-cell>
        </table:table-row>
        <table:table-row>
          <table:covered-table-cell/>
          <table:table-cell table:style-name="Таблица1.B2" office:value-type="string">
            <text:p text:style-name="P1">appledouble</text:p>
          </table:table-cell>
        </table:table-row>
        <table:table-row>
          <table:covered-table-cell/>
          <table:table-cell table:style-name="Таблица1.B2" office:value-type="string">
            <text:p text:style-name="P1">header-set</text:p>
          </table:table-cell>
        </table:table-row>
        <table:table-row>
          <table:table-cell table:style-name="Таблица1.A43" table:number-rows-spanned="4" office:value-type="string">
            <text:p text:style-name="P1">message</text:p>
          </table:table-cell>
          <table:table-cell table:style-name="Таблица1.B2" office:value-type="string">
            <text:p text:style-name="P1">rfc822</text:p>
          </table:table-cell>
        </table:table-row>
        <table:table-row>
          <table:covered-table-cell/>
          <table:table-cell table:style-name="Таблица1.B2" office:value-type="string">
            <text:p text:style-name="P1">partial</text:p>
          </table:table-cell>
        </table:table-row>
        <table:table-row>
          <table:covered-table-cell/>
          <table:table-cell table:style-name="Таблица1.B2" office:value-type="string">
            <text:p text:style-name="P1">external-body</text:p>
          </table:table-cell>
        </table:table-row>
        <table:table-row>
          <table:covered-table-cell/>
          <table:table-cell table:style-name="Таблица1.B2" office:value-type="string">
            <text:p text:style-name="P1">news</text:p>
          </table:table-cell>
        </table:table-row>
        <table:table-row>
          <table:table-cell table:style-name="Таблица1.A43" table:number-rows-spanned="21" office:value-type="string">
            <text:p text:style-name="P1">application</text:p>
          </table:table-cell>
          <table:table-cell table:style-name="Таблица1.B2" office:value-type="string">
            <text:p text:style-name="P1">octet-stream</text:p>
          </table:table-cell>
        </table:table-row>
        <table:table-row>
          <table:covered-table-cell/>
          <table:table-cell table:style-name="Таблица1.B2" office:value-type="string">
            <text:p text:style-name="P1">postscript</text:p>
          </table:table-cell>
        </table:table-row>
        <table:table-row>
          <table:covered-table-cell/>
          <table:table-cell table:style-name="Таблица1.B2" office:value-type="string">
            <text:p text:style-name="P1">oda</text:p>
          </table:table-cell>
        </table:table-row>
        <table:table-row>
          <table:covered-table-cell/>
          <table:table-cell table:style-name="Таблица1.B2" office:value-type="string">
            <text:p text:style-name="P1">atomicmail</text:p>
          </table:table-cell>
        </table:table-row>
        <table:table-row>
          <table:covered-table-cell/>
          <table:table-cell table:style-name="Таблица1.B2" office:value-type="string">
            <text:p text:style-name="P1">andrew-inset</text:p>
          </table:table-cell>
        </table:table-row>
        <table:table-row>
          <table:covered-table-cell/>
          <table:table-cell table:style-name="Таблица1.B2" office:value-type="string">
            <text:p text:style-name="P1">slate</text:p>
          </table:table-cell>
        </table:table-row>
        <table:table-row>
          <table:covered-table-cell/>
          <table:table-cell table:style-name="Таблица1.B2" office:value-type="string">
            <text:p text:style-name="P1">wita</text:p>
          </table:table-cell>
        </table:table-row>
        <table:table-row>
          <table:covered-table-cell/>
          <table:table-cell table:style-name="Таблица1.B2" office:value-type="string">
            <text:p text:style-name="P1">dec-dx</text:p>
          </table:table-cell>
        </table:table-row>
        <table:table-row>
          <table:covered-table-cell/>
          <table:table-cell table:style-name="Таблица1.B2" office:value-type="string">
            <text:p text:style-name="P1">dca-rft</text:p>
          </table:table-cell>
        </table:table-row>
        <table:table-row>
          <table:covered-table-cell/>
          <table:table-cell table:style-name="Таблица1.B2" office:value-type="string">
            <text:p text:style-name="P1">activemessage</text:p>
          </table:table-cell>
        </table:table-row>
        <table:table-row>
          <table:covered-table-cell/>
          <table:table-cell table:style-name="Таблица1.B2" office:value-type="string">
            <text:p text:style-name="P1">rtf</text:p>
          </table:table-cell>
        </table:table-row>
        <table:table-row>
          <table:covered-table-cell/>
          <table:table-cell table:style-name="Таблица1.B2" office:value-type="string">
            <text:p text:style-name="P1">applefile</text:p>
          </table:table-cell>
        </table:table-row>
        <table:table-row>
          <table:covered-table-cell/>
          <table:table-cell table:style-name="Таблица1.B2" office:value-type="string">
            <text:p text:style-name="P1">mac-binhex40</text:p>
          </table:table-cell>
        </table:table-row>
        <table:table-row>
          <table:covered-table-cell/>
          <table:table-cell table:style-name="Таблица1.B2" office:value-type="string">
            <text:p text:style-name="P1">news-message-id</text:p>
          </table:table-cell>
        </table:table-row>
        <table:table-row>
          <table:covered-table-cell/>
          <table:table-cell table:style-name="Таблица1.B2" office:value-type="string">
            <text:p text:style-name="P1">news-transmission</text:p>
          </table:table-cell>
        </table:table-row>
        <table:table-row>
          <table:covered-table-cell/>
          <table:table-cell table:style-name="Таблица1.B2" office:value-type="string">
            <text:p text:style-name="P1">wordperfect5.1</text:p>
          </table:table-cell>
        </table:table-row>
        <table:table-row>
          <table:covered-table-cell/>
          <table:table-cell table:style-name="Таблица1.B2" office:value-type="string">
            <text:p text:style-name="P1">pdf</text:p>
          </table:table-cell>
        </table:table-row>
        <table:table-row>
          <table:covered-table-cell/>
          <table:table-cell table:style-name="Таблица1.B2" office:value-type="string">
            <text:p text:style-name="P1">zip</text:p>
          </table:table-cell>
        </table:table-row>
        <table:table-row>
          <table:covered-table-cell/>
          <table:table-cell table:style-name="Таблица1.B2" office:value-type="string">
            <text:p text:style-name="P1">macwriteii</text:p>
          </table:table-cell>
        </table:table-row>
        <table:table-row>
          <table:covered-table-cell/>
          <table:table-cell table:style-name="Таблица1.B2" office:value-type="string">
            <text:p text:style-name="P1">msword</text:p>
          </table:table-cell>
        </table:table-row>
        <table:table-row>
          <table:covered-table-cell/>
          <table:table-cell table:style-name="Таблица1.B2" office:value-type="string">
            <text:p text:style-name="P1">remote-printing</text:p>
          </table:table-cell>
        </table:table-row>
        <table:table-row>
          <table:table-cell table:style-name="Таблица1.A43" table:number-rows-spanned="4" office:value-type="string">
            <text:p text:style-name="P1">image</text:p>
          </table:table-cell>
          <table:table-cell table:style-name="Таблица1.B2" office:value-type="string">
            <text:p text:style-name="P1">jpeg</text:p>
          </table:table-cell>
        </table:table-row>
        <table:table-row>
          <table:covered-table-cell/>
          <table:table-cell table:style-name="Таблица1.B2" office:value-type="string">
            <text:p text:style-name="P1">gif</text:p>
          </table:table-cell>
        </table:table-row>
        <table:table-row>
          <table:covered-table-cell/>
          <table:table-cell table:style-name="Таблица1.B2" office:value-type="string">
            <text:p text:style-name="P1">ief</text:p>
          </table:table-cell>
        </table:table-row>
        <table:table-row>
          <table:covered-table-cell/>
          <table:table-cell table:style-name="Таблица1.B2" office:value-type="string">
            <text:p text:style-name="P1">tiff</text:p>
          </table:table-cell>
        </table:table-row>
        <table:table-row>
          <table:table-cell table:style-name="Таблица1.A41" office:value-type="string">
            <text:p text:style-name="P1">audio</text:p>
          </table:table-cell>
          <table:table-cell table:style-name="Таблица1.B2" office:value-type="string">
            <text:p text:style-name="P1">basic</text:p>
          </table:table-cell>
        </table:table-row>
        <table:table-row>
          <table:table-cell table:style-name="Таблица1.A43" table:number-rows-spanned="2" office:value-type="string">
            <text:p text:style-name="P1">video</text:p>
          </table:table-cell>
          <table:table-cell table:style-name="Таблица1.B2" office:value-type="string">
            <text:p text:style-name="P1">mpeg</text:p>
          </table:table-cell>
        </table:table-row>
        <table:table-row>
          <table:covered-table-cell/>
          <table:table-cell table:style-name="Таблица1.B43" office:value-type="string">
            <text:p text:style-name="P1">quicktime</text:p>
          </table:table-cell>
        </table:table-row>
      </table:table>
      <text:p text:style-name="P20"><text:soft-page-break/>Значения полей Content-Type и subtype, а также другие параметры заголовка являются чувствительными к регистру букв, если только не оговорены исключения для конкретного значения параметра. </text:p>
      <text:p text:style-name="P19"><text:span text:style-name="Emphasis"><text:span text:style-name="T3">Стандарты IМАР4 И LDAP</text:span></text:span></text:p>
      <text:p text:style-name="P26"> </text:p>
      <text:p text:style-name="P20">Помимо поддержки SMTP, MIME и РОР3 производители систем электронной почты теперь добавляют в свои продукты поддержку еще двух стандартных протоколов Internet Internet Message Access Protocol 4 (IMAP4) и Lightweight Directory Access Protocol (LDAP). Оба они появились уже некоторое время назад, но только теперь получили поддержку на рынке.</text:p>
      <text:p text:style-name="P20">Как и РОР3, протокол IMAP4 определяет способ доступа клиентской программы к сообщению на почтовом сервере. Его поддержка гарантирует инте-роперабельпость между различными клиентскими программами и почтовыми серверами, благодаря чему вы свободны в выборе продуктов. Но протокол IMAP4выходит за рамки РОР3, предлагая более широкий набор возможностей и более совершенный способ доступа к сообщениям (РОР3 часто критикуют за то, что он не поддерживает возможности, имеющиеся у большинства нестандартных почтовых клиентов. IMAP4 одиа из попыток обеспечить эту функциональность па базе открытых стандартов).</text:p>
      <text:p text:style-name="P20">С помощью PОР3 клиент может получить доступ к сообщению на сервере электронной почты. Но когда сообщение передается клиенту, с сервера оно удаляется. Это не всегда удобно для пользователей, так как им зачастую приходиться обращаться к своей электронной почте из разных мест и с различных систем. К примеру, пользователь может проверять свой почтовый ящик с настольного компьютера в офисе, с домашнего ПК и с мобильного компьютера в дороге. IMAP4 позволяет оставить сообщение на сервере даже после того, как вы гкопируете его па клиент.</text:p>
      <text:p text:style-name="P20">Кроме того, IMAP4 предлагает широкий набор возможностей, в том числе поддержку создания и управления удаленными папками и иерархиями папок, флагов состояния сообщения, уведомлений о новых поступлениях; также он позволяет извлекать вложения MIME по выбору.</text:p>
      <text:p text:style-name="P20">По словам Дуга Стамбургера, менеджера по продуктам Microsoft Exchange Server, интерес к IMAP4 растет. «Данный протокол приобретает все большее значение в качестве метода взаимодействия клиентов и серверов, заметил он. С его помощью вы можете выполнять несколько большее число операций по администрированию сервера, а кроме того, этот протокол предлагает на клиенте более высокий уровень функциональности, чем РОР3».</text:p>
      <text:p text:style-name="P20">Второй протокол, пользующийся повышенным вниманием, это LDAP. Он создавался как метод доступа, который приложение может использовать для получения из каталога информации о пользователе (такой, как адрес электронной почты) или для записи информации (такой, как новый бюджет пользователя) в каталог. Со временем LDAP превратился из метода доступа в стандартизованный, автономный каталог.</text:p>
      <text:p text:style-name="P20"><text:soft-page-break/>С помощью каталога на базе LDAP любое LDAP-совместимое сетевое приложение, такое, как электронная почта, может хранить всю пользовательскую информацию (имя пользователя, его пароль и т. д.) в одном каталоге. Важность появления поддержки LDAP в системах электронной почты должна быть очевидна для всех администраторов, в чьих сетях работают различные приложения и операционные системы. Обычно каждое приложение имеет собствнную базу данных (или каталог), где хранится пользовательская информация для этого конкретного приложения. Понятно, что чем больше приложений используется в вашей организации, тем больше каталогов необходимо поддерживать, обновлять и обслуживать.</text:p>
      <text:p text:style-name="P20">LDAP рассматривается как вариант решения проблемы множества каталогов, поскольку он позволяет администраторам сетей создавать единый каталог для различных сетевых приложений и операционых систем. При наличии такой поддержки компания может хранить всю пользовательскую информацию в одном каталоге на базе LDAP. При этом LDAP-совместимые приложения и клиенты должны иметь возможность обращаться к этому каталогу за пользовательской информацией.</text:p>
      <text:p text:style-name="P19"><text:span text:style-name="Emphasis"><text:span text:style-name="T3">Система обработки сообщений REX400</text:span></text:span></text:p>
      <text:p text:style-name="P20">   На динамично развивающемся рынке телекоммуникационных услуг одно из ведущих мест занимает электронная почта. Современные финансовые, транспортные и корпоративные технологии уже немыслимы без использования электронных систем обработки сообщений. Для удовлетворения потребностей пользователей в качественном и надежном обмене электронными сообщениями и получения доступа к телематическим средствам связи на Новосибирском телеграфе установлен электронный почтамт REX400.<text:line-break/>   Многофункциональная система обработки сообщений REX400 представляет собой электронный почтамт, входящий в состав узлов международной сети электронной почты стандарта Х.400.<text:line-break/>   Административная область Российского фрагмента глобальной сети Х.400 с именем REX400 зарегистрирована в Министерстве связи РФ и Международном Союзе Электросвязи. Сеть REX400 обеспечивает связь со 112 странами мира. Один из электронных почтамтов сети REX400 с именем SIBMAIL установлен на Новосибирском телеграфе и подключен к центральному узлу сети СИБНЕТ.<text:line-break/>   Система REX400 обеспечивает обмен данными с другими системами обработки сообщениями как по протоколу Х.400 так и UUCP и ТСР/IP, позволяет обмениваться сообщениями между абонентами, имеющими различное оконечное оборудование. Абоненты системы REX400 имеют электронные адреса как в формате Х.400 (C=RU; A=REX400; P=SIBMAIL; S=USER), так и в формате Internet (user@sibrex.nsk.su) и могут пользоваться следующими функциональными подсистемами:</text:p>
      <text:list xml:id="list1460287388" text:style-name="L16">
        <text:list-item>
          <text:p text:style-name="P50">RexMail - электронная почта Х.400. Отправка/прием сообщений с компьютера абонентам различных телекоммуникационных систем: (Х.400, Internet, АТ-50, Telex, факсаппарат); </text:p>
        </text:list-item>
        <text:list-item>
          <text:p text:style-name="P50"><text:soft-page-break/>RexFax - подсистема факсимильного сервиса. Рассылка сообщений на факсимильные аппараты. </text:p>
        </text:list-item>
        <text:list-item>
          <text:p text:style-name="P50">RexTelex/АТ-50 - подсистема телекс/телеграфного сервиса. Отправка/прием сообщений с телетайпного и телексного аппарата. </text:p>
        </text:list-item>
        <text:list-item>
          <text:p text:style-name="P37">RexUUCP - шлюз в компьютерные сети с адресацией Internet. Обеспечивает обмен сообщениями между абонентами системы REX400 и сетей с адресацией типа Internet (Relcom). </text:p>
        </text:list-item>
      </text:list>
      <text:p text:style-name="P20">   Таким образом, система REX400 доступна через различное оконечное оборудование из любой точки мира как по сетям Х.25, так и по сетям Telex и ФАКС, что обеспечивает интеграцию различных телематических сред. Кроме вышеперечисленного пользователь имеет уникальную возможность отправлять сообщения в телеграфную сеть общего пользования, которые принимаются в ближайшем к адресату отделении связи и физически, как обычная телеграмма, доставляются пользователю.</text:p>
      <text:p text:style-name="P19"><text:span text:style-name="Emphasis"><text:span text:style-name="T3">Защищенная электронная почта</text:span></text:span></text:p>
      <text:p text:style-name="P20">Широкое распространение, которое получила сегодня электронная почта, требует создания и применения не частного, а универсального решения, рассчитанного на работу с любым клиентом e-mail. </text:p>
      <text:p text:style-name="P20">Разработка спецификации S/MIME (Secure Multipurpose Internet Mail Extension - многоцелевое почтовое расширение сети Internet со средствами защиты) была проведена с целью удовлетворить эту растущую потребность. </text:p>
      <text:p text:style-name="P20">Никто не отрицает необходимости S/MIME, а принятие ее такими ведущими фирмами, как Microsoft и Netscape, делает эту спецификацию бесспорным победителем среди конкурирующих стандартов. Однако стандарт S/MIME и те его реализации, которые мы тестировали, все еще нуждаются в доработке. У каждого из шести почтовых клиентов, соответствующих спецификации S/MIME, в том числе и у WorldSecure Client фирмы Deming (эталонная реализация), имеется по меньшей мере один существенный недостаток. </text:p>
      <text:p text:style-name="P20">В S/MIME используется метод шифрования, предназначенный для защиты от трех типов нарушений безопасности: "подслушивания", или перлюстрации, искажения сообщений и фальсификации. Защита от перлюстрации достигается путем шифрования сообщения симметричным шифром - алгоритмом, в котором один и тот же ключ служит как для шифрования, так и для дешифрования. Каждая S/MIME-программа должна предусматривать возможность работы с по меньшей мере 40-бит симметричным шифром RC2 - максимальная длина ключа, разрешенная правительством США для использования при экспорте подобной продукции. В S/MIME-программах могут также применяться и более мощные шифры, но ни в одной из программ пока не реализуется способ принятия соглашения об использовании взаимно понятного алгоритма. </text:p>
      <text:p text:style-name="P20">Симметричный ключ необходимо передавать вместе с сообщением, так как в противном случае получатель не сможет прочесть посланное ему сообщение. При этом сам ключ должен быть закодирован, иначе каждый легко прочтет его. Симметричный <text:soft-page-break/>ключ шифруют с применением двухключевого, или асимметричного, шифрования. В этом случае требуется пара ключей - открытый и закрытый (секретный), и каждый, кто пользуется S/MIME, должен иметь один из них. Отправитель применяет открытый ключ получателя для шифрования симметричного ключа, а получатель пользуется для его дешифрования секретным ключом. Оба ключа математически связаны между собой, однако секретный ключ получить из открытого нельзя. </text:p>
      <text:p text:style-name="P20">Для защиты как от искажения почтового сообщения, так и от фальсификации в S/MIME применяют цифровые подписи (сигнатуры), зашифрованные секретным ключом. При этом сначала текст сообщения сжимается с использованием алгоритма хеширования в уникальный контрольный код (digest), аналогичный некоторой контрольной сумме. В S/MIME рекомендуется применять алгоритм SHA-1. Подготовленный контрольный код затем шифруется секретным ключом отправителя, и данная сигнатура посылается вместе с сообщением. </text:p>
      <text:p text:style-name="P20">Программа получателя e-mail с помощью открытого ключа отправителя пытается расшифровать сигнатуру, посланную вместе с сообщением. Если такие попытки удаются, значит, сообщение не фальсифицировано. Затем e-mail-программа получателя расшифровывает сообщение с помощью секретного ключа получателя и вычисляет контрольный код. Если вычисленный код соответствует переданному вместе с сообщением, то это означает, что почтовое отправление пришло без искажений. </text:p>
      <text:p text:style-name="P20">Последняя часть S/MIME относится к иерархии уровней достоверности. Этот способ, основанный на использовании сертификатов, позволяет убедиться, что лица, с которыми устанавливаются сеансы связи, действительно те, за кого себя выдают. Сертификат представляет собой открытый ключ, подписанный с помощью секретного ключа, принадлежащего некоторой третьей авторитетной организации, такой, как Verisign. Поскольку установление достоверности крайне важно, продукты S/MIME должны включать в себя некую систему административного управления сертификатами (менеджер сертификатов), которая позволяет вам устанавливать уровни достоверности, однако не во всех продуктах это реализовано. </text:p>
      <text:p text:style-name="P20">Кроме того, некоторые программы не распознают цифровые подписи друг друга, или не выполняют автоматически шифрование алгоритмов, которые не годятся для работы с другими клиентами. Часть изделий не имеет возможности получать полнофункциональные сертификаты, заверенные в Verisign, либо, что более серьезно, в них отсутствуют средства импорта и экспорта секретных ключей для использования при работе с другими почтовыми клиентами или такими компьютерами, как ноутбуки. Помимо всего прочего, многие продукты, в том числе Netscape Messenger, поставляются с дефектами. Более детально эти вопросы затрагиваются ниже в сообщениях об отдельных изделиях. В общем обещаемая S/MIME перспектива - универсальность системы защиты электронной почты - весьма заманчива, но пока ее потенциальные возможности еще не реализованы. </text:p>
      <text:p text:style-name="P22">e-Mail</text:p>
      <text:p text:style-name="P20"><text:soft-page-break/>В программе электронной почты e-Mail 1.0 (цена, рекомендуемая изготовителем, 49 долл.), относящейся к семейству продуктов e-Lock фирмы Frontier Technologies Corp., дружественное отношение к пользователю сочетается с хорошей реализацией системы оперативных подсказок. Она не рассчитана на работу с базой данных сертификатов, так что вы не можете устанавливать уровни для подтверждения достоверности сертификатов и, если защита подписи вызывает сомнение, вы не можете отклонить все ключи с этой подписью. </text:p>
      <text:p text:style-name="P20">Информация об открытых ключах пользователей и о типе шифра, применяемого для отправки почты, хранится в адресной книге. Однако данная программа не извлекает такую информацию автоматически из получаемых вами сообщений. Кроме того, e-Mail рассчитана на работу с алгоритмами хеширования только типов MD2 и MD5. Согласно спецификации S/MIME, для отправки почты рекомендуется использовать алгоритм SHA-1. Но у e-Mail в настоящее время не предусмотрена возможность работы с SHA-1, и, хотя утверждается, что она совместима с S/MIME, эта программа сейчас не в состоянии читать цифровые подписи большинства других клиентов электронной почты. </text:p>
      <text:p text:style-name="P22">E-Mail Connection</text:p>
      <text:p text:style-name="P20">Единственный продукт в данном обзоре, который не разрабатывался специально в расчете на S/MIME, - это E-Mail Connection 3.1a (цена, рекомендуемая изготовителем, 49,95 долл.), универсальный почтовый клиент с перекрестным обслуживанием, впоследствии дополненный средствами совместимости с S/MIME, так что такая "прививка" осталась заметной. </text:p>
      <text:p text:style-name="P20">Реализация S/MIME в E-Mail Connection примитивна и не отвечает предъявляемым требованиям. Так, например, пакет поставляется без базы данных для хранения сертифицированных подписей и не предусматривает места в адресной книге для хранения типа шифра, который получатель может декодировать. Кроме того, вы не можете ограничить запрос пароля лишь первым включением; эта программа не перестанет запрашивать его каждый раз, когда вы будете пользоваться своим секретным ключом. </text:p>
      <text:p text:style-name="P20">E-Mail Connection маркирует как подписанные, так и зашифрованные сообщения миниатюрной пиктограммой с изображением маленького висячего замка. Пока декодирование не производилось, этот замочек заперт, но когда оно выполнено, замочек открывается. Поскольку пиктограмма с запертым замком имеет три возможных смысловых значения (подписано, зашифровано или и то и другое вместе), вы не можете точно сказать, в каком виде поступило сообщение. Кроме того, нельзя определить, какой алгоритм хеширования или шифрования использовался при подготовке сообщения к отправлению. </text:p>
      <text:p text:style-name="P22">ExpressMail</text:p>
      <text:p text:style-name="P20">Автономная программа S/MIME клиента электронной почты ExpressMail 2.0 фирмы OpenSoft Corp. содержит ряд усовершенствований, среди которых наиболее заметны средства для работы с протоколом LDAP (Lightweight Directory Access Protocol). Но преимущества, обусловленные улучшенным набором функций, а также расширенными <text:soft-page-break/>возможностями настройки конфигурации, несколько обесцениваются из-за неудобного и неочевидного интерфейса программы ExpressMail 2.0. </text:p>
      <text:p text:style-name="P20">ExpressMail - это единственный продукт среди рассмотренных нами, который во вред себе не допускает такого изменения конфигурации, чтобы пароль требовалось вводить каждый раз, когда вы хотите получить доступ к своему секретному ключу. В этом продукте используется пароль для предоставления доступа к вашей адресной книге (в которой хранится нужный ключ) только при первом запуске программы. Таким образом, чтобы не нарушать безопасность, вам следует выйти из программы, когда вы уходите со своего рабочего места. </text:p>
      <text:p text:style-name="P19"><text:span text:style-name="T8">MailSecure</text:span><text:span text:style-name="T2"> </text:span></text:p>
      <text:p text:style-name="P20">MailSecure 1.0 (реальная розничная цена 80 долл.) представляет собой подключаемый S/MIME-модуль для таких клиентов Windows Messaging, как Windows 95 Inbox. </text:p>
      <text:p text:style-name="P20">Предполагается, что MailSecure автоматически дополнит свой менеджер сертификатов теми сертификатами, которые она будет получать вместе с принимаемыми сообщениями. Однако эта программа не распознает сигнатуры, поступающие от других почтовых клиентов, так что в базу данных ничего не добавляется. И поскольку нельзя получить открытый ключ из другого источника, вы лишены возможности отправлять зашифрованные сообщения. К тому же у собственных сертификатов MailSecure имеется дефект, который вызывает необратимый сбой в WorldSecure Client - эталонной реализации S/MIME. </text:p>
      <text:p text:style-name="P20">MailSecure дополняет окно для редактирования сообщений четырьмя пиктограммами, размещаемыми попарно у левой и правой сторон окна. Каждая пара содержит пиктограммы шифрования и подписи. Левая пара управляет функциями, выполняемыми по умолчанию. Правая пара должна отменять выполнение функций по умолчанию для текущего собщения, но она не работала надлежащим образом. В общем и целом до того времени, когда MailSecure станет работать более надежно, вы сможете найти себе другие продукты с лучшей реализацией S/MIME. </text:p>
      <text:p text:style-name="P22">Netscape Messenger</text:p>
      <text:p text:style-name="P20">Эта программа электронной почты Netscape Messenger из пакета Netscape Communicator 4.0 (цена стандартной версии 59 долл.) - один из первых S/MIME-продуктов, рассчитанных на работу с LDAP-каталогами открытых ключей. Вы можете осуществить поиск открытых ключей предполагаемых получателей или предложить свой собственный вариант для одной из диалоговых баз данных. Но у вас должен быть персональный открытый ключ для отправки зашифрованного сообщения. </text:p>
      <text:p text:style-name="P20">Поскольку в состав Messenger входит браузер, обеспечивающий надежную связь, имеется возможность получить для этой программы от Verisign полнофункциональные оплаченные ключи. Messenger - это один из хороших универсальных почтовых клиентов, но его S/MIME-реализация имеет серьезные структурные дефекты и не предусматривает совместного применения. </text:p>
      <text:p text:style-name="P22">WorldSecure Client</text:p>
      <text:p text:style-name="P20"><text:soft-page-break/>Программа WorldSecure Client (цена, рекомендуемая изготовителем, 89,95 долл.) - ранее называвшаяся Secure Messenger - служит эталонной реализацией предложенных компанией RSA тестов на совместную применяемость S/MIME. Новое диалоговое средство Certificate Sources позволяет определять LDAP-серверы для поиска и публикации сертификатов. Для проведения поиска предназначена новая кнопка Find в диалоговом окне Certificate Manager; для публикации - новая кнопка Publish на странице ключей S/MIME в окне Security Settings. </text:p>
      <text:p text:style-name="P20">Secure Messenger выпускается в виде модуля расширения для Microsoft Windows Messaging и Eudora Pro 3.0 фирмы Qualcomm, а также в виде автономной программы, обеспечивающей связь с MAPI-клиентами, которую вы можете использовать для подписывания и шифрования файлов. Все они предоставляют доступ через меню к диалоговым окнам следующих программ: User Configuration, Security Settings, Certificate Manager, Sertificate Sources и Address Book. Модули расширения для Windows Messaging и Eudora дополняют окно редактирования сообщений кнопками шифрования и подписи. </text:p>
      <text:h text:style-name="P17" text:outline-level="4">Надежная работа электронной почты</text:h>
      <text:p text:style-name="P20">Когда расширение S/MIME работает надлежащим образом, конечный пользователь почти не замечает его. Однако за сценой делается очень много для того, чтобы ваши сообщения надежно прибывали по назначению. Протокол S/MIME базируется на шифровании открытым ключом, которое известно также как асимметричное шифрование. Для этого процесса необходимо пользоваться двумя ключами. </text:p>
      <text:p text:style-name="P20">1. Чтобы принимать сообщения, зашифрованные с использованием S/MIME, вы должны сначала распространить ваш открытый ключ. Для этого вы рассылаете ваш открытый ключ каждому лицу, с кем вы хотите обмениваться подписанными сообщениями по электронной почте. </text:p>
      <text:p text:style-name="P20">2. При приеме вашего почтового сообщения ваш открытый ключ автоматически добавляется в адресную книгу получателя вместе с информацией о том, какой тип шифра или алгоритм шифрования следует применять. </text:p>
      <text:p text:style-name="P20">3. Когда ваш корреспондент отправляет вам ответное сообщение, его почтовый клиент автоматически распознает, что вы можете принимать S/MIME-почту, и зашифровывает отправляемое сообщение вашим открытым ключом с применением соответствующего шифра. </text:p>
      <text:p text:style-name="P20">4. При получении этого сообщения ваш почтовый клиент автоматически расшифровывает его (или выдает вам запрос на выполнение этой операции) с помощью вашего открытого ключа. Открытый и секретный ключи математически связаны, но секретный ключ нельзя получить из открытого. </text:p>
      <text:h text:style-name="P12" text:outline-level="3">Сводка характеристик S/Mime E-Mail</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table-cell table:style-name="Таблица2.A1" office:value-type="string">
            <text:p text:style-name="P9">+ Да, - Нет</text:p>
          </table:table-cell>
          <table:table-cell table:style-name="Таблица2.B1" office:value-type="string">
            <text:p text:style-name="P9">e-Mail 1.0</text:p>
          </table:table-cell>
          <table:table-cell table:style-name="Таблица2.B1" office:value-type="string">
            <text:p text:style-name="P9">E-Mail Connection 3.1a</text:p>
          </table:table-cell>
          <table:table-cell table:style-name="Таблица2.B1" office:value-type="string">
            <text:p text:style-name="P9">ExpressMail 2.0</text:p>
          </table:table-cell>
          <table:table-cell table:style-name="Таблица2.B1" office:value-type="string">
            <text:p text:style-name="P9">MailSecure 1.0</text:p>
          </table:table-cell>
          <table:table-cell table:style-name="Таблица2.B1" office:value-type="string">
            <text:p text:style-name="P9">Netscape Messenger</text:p>
          </table:table-cell>
          <table:table-cell table:style-name="Таблица2.B1" office:value-type="string">
            <text:p text:style-name="P9">WorldSecure<text:line-break/>Client</text:p>
          </table:table-cell>
        </table:table-row>
        <table:table-row>
          <table:table-cell table:style-name="Таблица2.A2" office:value-type="string">
            <text:p text:style-name="P3">Цена, долл.</text:p>
          </table:table-cell>
          <table:table-cell table:style-name="Таблица2.B2" office:value-type="string">
            <text:p text:style-name="P3">49(РИ)</text:p>
          </table:table-cell>
          <table:table-cell table:style-name="Таблица2.B2" office:value-type="string">
            <text:p text:style-name="P3">49,95(РИ)</text:p>
          </table:table-cell>
          <table:table-cell table:style-name="Таблица2.B2" office:value-type="string">
            <text:p text:style-name="P3">49(РИ)</text:p>
          </table:table-cell>
          <table:table-cell table:style-name="Таблица2.B2" office:value-type="string">
            <text:p text:style-name="P3">80(РР)</text:p>
          </table:table-cell>
          <table:table-cell table:style-name="Таблица2.B2" office:value-type="string">
            <text:p text:style-name="P3">Станд. версия <text:soft-page-break/>59(РИ)</text:p>
          </table:table-cell>
          <table:table-cell table:style-name="Таблица2.B2" office:value-type="string">
            <text:p text:style-name="P3">89,95(РИ)<text:soft-page-break/></text:p>
          </table:table-cell>
        </table:table-row>
        <table:table-row>
          <table:table-cell table:style-name="Таблица2.A2" office:value-type="string">
            <text:p text:style-name="P3">Автономный клиент/Модуль для Windows Messaging/Модуль для Eudora</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row>
        <table:table-row>
          <table:table-cell table:style-name="Таблица2.A2" office:value-type="string">
            <text:p text:style-name="P3">Симметричные шифры в дополнение к 40-бит RC2</text:p>
          </table:table-cell>
          <table:table-cell table:style-name="Таблица2.B2" office:value-type="string">
            <text:p text:style-name="P3">DES, RC2(128)</text:p>
          </table:table-cell>
          <table:table-cell table:style-name="Таблица2.B2" office:value-type="string">
            <text:p text:style-name="P3">DES(56), RC2(128)</text:p>
          </table:table-cell>
          <table:table-cell table:style-name="Таблица2.B2" office:value-type="string">
            <text:p text:style-name="P3">DES(56), RC2(64,128,255), Тройной DES(112)</text:p>
          </table:table-cell>
          <table:table-cell table:style-name="Таблица2.B2" office:value-type="string">
            <text:p text:style-name="P3">RC2(64,128), Tройной DES(112)</text:p>
          </table:table-cell>
          <table:table-cell table:style-name="Таблица2.B2" office:value-type="string">
            <text:p text:style-name="P3">DES(56), RC2(64,128), Тройной DES(168)</text:p>
          </table:table-cell>
          <table:table-cell table:style-name="Таблица2.B2" office:value-type="string">
            <text:p text:style-name="P3">DES(56), RC2(64,128,255), Тройной DES(112)</text:p>
          </table:table-cell>
        </table:table-row>
        <table:table-row>
          <table:table-cell table:style-name="Таблица2.A2" office:value-type="string">
            <text:p text:style-name="P3">512-/768-бит двойной ключ</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2" office:value-type="string">
            <text:p text:style-name="P3">1024-/2048-бит двойной ключ</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2" office:value-type="string">
            <text:p text:style-name="P3">Алгоритмы хеширования для отправки MD2/MD5/SHA1</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row>
        <table:table-row>
          <table:table-cell table:style-name="Таблица2.A2" office:value-type="string">
            <text:p text:style-name="P3">Алгоритмы хеширования для приема MD2/MD5/SHA1</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cell table:style-name="Таблица2.B2" office:value-type="string">
            <text:p text:style-name="P3">- + +</text:p>
          </table:table-cell>
        </table:table-row>
        <table:table-row>
          <table:table-cell table:style-name="Таблица2.A2" office:value-type="string">
            <text:p text:style-name="P3">Подписанные пользователем сертификаты</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row>
        <table:table-row>
          <table:table-cell table:style-name="Таблица2.A2" office:value-type="string">
            <text:p text:style-name="P3">Бесплатные/оплачиваемые сертификаты Verisign</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2" office:value-type="string">
            <text:p text:style-name="P3">Автоматическое сохранение открытых ключей/сертификатов от подписанной почты</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2" office:value-type="string">
            <text:p text:style-name="P3">Применение LDAP для получения/предложения открытых ключей</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2" office:value-type="string">
            <text:p text:style-name="P3">База данных для хранения подтверждающих полномочия сертификатов</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cell table:style-name="Таблица2.B2" office:value-type="string">
            <text:p text:style-name="P3">+</text:p>
          </table:table-cell>
        </table:table-row>
        <table:table-row>
          <table:table-cell table:style-name="Таблица2.A2" office:value-type="string">
            <text:p text:style-name="P3">Импорт в базу данных новых подтвержд. полномочия сертификатов/назначение уровней достоверности</text:p>
          </table:table-cell>
          <table:table-cell table:style-name="Таблица2.B2" office:value-type="string">
            <text:p text:style-name="P3">N/A</text:p>
          </table:table-cell>
          <table:table-cell table:style-name="Таблица2.B2" office:value-type="string">
            <text:p text:style-name="P3">N/A</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cell table:style-name="Таблица2.B2" office:value-type="string">
            <text:p text:style-name="P3">+ +</text:p>
          </table:table-cell>
        </table:table-row>
        <table:table-row>
          <table:table-cell table:style-name="Таблица2.A15" office:value-type="string">
            <text:p text:style-name="P3">Запрос на ввод пароля: всегда/при первом включении/спустя некоторое время</text:p>
          </table:table-cell>
          <table:table-cell table:style-name="Таблица2.B15" office:value-type="string">
            <text:p text:style-name="P3">- + -</text:p>
          </table:table-cell>
          <table:table-cell table:style-name="Таблица2.B15" office:value-type="string">
            <text:p text:style-name="P3">+ - -</text:p>
          </table:table-cell>
          <table:table-cell table:style-name="Таблица2.B15" office:value-type="string">
            <text:p text:style-name="P3">- - -</text:p>
          </table:table-cell>
          <table:table-cell table:style-name="Таблица2.B15" office:value-type="string">
            <text:p text:style-name="P3">+ + +</text:p>
          </table:table-cell>
          <table:table-cell table:style-name="Таблица2.B15" office:value-type="string">
            <text:p text:style-name="P3">+ + +</text:p>
          </table:table-cell>
          <table:table-cell table:style-name="Таблица2.B15" office:value-type="string">
            <text:p text:style-name="P2"/>
          </table:table-cell>
        </table:table-row>
      </table:table>
      <text:p text:style-name="P19"><text:span text:style-name="Emphasis"><text:span text:style-name="T3">Глоссарий</text:span></text:span></text:p>
      <text:p text:style-name="P23"><text:span text:style-name="T10">ACAP</text:span><text:span text:style-name="T12">-</text:span> (Application Configuration Access Protocol)</text:p>
      <text:p text:style-name="P8">Протокол доступа к конфигурации приложения , ранее известный как протокол интерактивной поддержки почты (Interactive Mail Support Protocol, IMSP),</text:p>
      <text:p text:style-name="P11"><text:soft-page-break/><text:span text:style-name="T10">ASCII</text:span> - (American Standard Code for Information Interchange) </text:p>
      <text:p text:style-name="P7">Общепризнанный стандарт для 7-ми битного кодирования символов (букв латинского алфавита, цифр, специальных знаков). </text:p>
      <text:p text:style-name="P11"><text:span text:style-name="T10">Browser</text:span> </text:p>
      <text:p text:style-name="P7">Программа для навигации в сети Internet и чтения гипертекстовых документов в информационной среде WWW. Наиболее распространены программы: Mosaic, Netscape Navigator, Internet Explorer. </text:p>
      <text:p text:style-name="P11"><text:span text:style-name="T10">E-mail</text:span> </text:p>
      <text:p text:style-name="P11"><text:span text:style-name="T12">Электронная почта</text:span> </text:p>
      <text:p text:style-name="P18">Программное обеспечение для передачи текстовых сообщений посредством компьютерной сети. Электронный аналог писем, пересылаемых по почте. </text:p>
      <text:p text:style-name="P4">  </text:p>
      <text:p text:style-name="P11"><text:span text:style-name="T10">FTP</text:span> - (File Transfer Protocol) </text:p>
      <text:p text:style-name="P18">Протокол сети Internet, обеспечивающий передачу файлов между машинами. </text:p>
      <text:p text:style-name="List_20_Heading">  </text:p>
      <text:p text:style-name="P11"><text:span text:style-name="T10">FTPmail</text:span> </text:p>
      <text:p text:style-name="P6"><text:span text:style-name="T2">Сервер FTP, принимающий запросы по электронной почте.</text:span> </text:p>
      <text:p text:style-name="P11"><text:span text:style-name="T10">HTML</text:span> - (HyperText Markup Language) </text:p>
      <text:p text:style-name="P11"><text:span text:style-name="T12">Язык гипертекстовой разметки</text:span> </text:p>
      <text:p text:style-name="P18">Стандарт языка описания структуры гипертекста, разновидность языка SGML. Используется для создания гипертекстовых документов в информационной среде WWW. </text:p>
      <text:p text:style-name="List_20_Heading">  </text:p>
      <text:p text:style-name="P11"><text:span text:style-name="T10">HTTP</text:span> - (HyperText Transfer Protocol) </text:p>
      <text:p text:style-name="P18">Протокол передачи гипертекстовых документов между клиентом и сервером в среде WWW. </text:p>
      <text:p text:style-name="List_20_Heading">  </text:p>
      <text:p text:style-name="List_20_Heading"><text:span text:style-name="Strong_20_Emphasis"><text:span text:style-name="T2">IANA</text:span></text:span><text:span text:style-name="T2">-(Internet Assigned Numbers Authority)</text:span> </text:p>
      <text:p text:style-name="List_20_Contents">  </text:p>
      <text:p text:style-name="List_20_Heading"><text:span text:style-name="T9">IMAP4</text:span><text:span text:style-name="T2">-(Internet Message Access Protocol).</text:span> </text:p>
      <text:p text:style-name="List_20_Contents"><text:span text:style-name="T2">Протокол доступа к сообщениям Internet</text:span> </text:p>
      <text:p text:style-name="List_20_Heading">  </text:p>
      <text:p text:style-name="List_20_Heading"><text:span text:style-name="Strong_20_Emphasis"><text:span text:style-name="T2">ITU</text:span></text:span><text:span text:style-name="T2">-</text:span><text:span text:style-name="Strong_20_Emphasis"><text:span text:style-name="T2"> </text:span></text:span><text:span text:style-name="T2">(International Telecommunications Union) </text:span></text:p>
      <text:p text:style-name="P18">Международный телекоммуникационный союз </text:p>
      <text:p text:style-name="List_20_Heading">  </text:p>
      <text:p text:style-name="List_20_Heading"><text:span text:style-name="T9">LDAP</text:span><text:span text:style-name="T2"> -(Lightweight Directory Access Protocol)</text:span> </text:p>
      <text:p text:style-name="P18">Облегченный протокол доступа к каталогам </text:p>
      <text:p text:style-name="List_20_Heading">  </text:p>
      <text:p text:style-name="List_20_Heading"><text:span text:style-name="Strong_20_Emphasis"><text:span text:style-name="T2">MDA</text:span></text:span><text:span text:style-name="T2"> - (Mail Delivery Agent)</text:span> </text:p>
      <text:p text:style-name="List_20_Contents"><text:span text:style-name="T2">агент доставки почты</text:span> </text:p>
      <text:p text:style-name="List_20_Contents">  </text:p>
      <text:p text:style-name="P11"><text:span text:style-name="T10">MIME</text:span> - (Multipurpose Internet Mail Extension) </text:p>
      <text:p text:style-name="P18">Многоцелевое расширение почты Internet </text:p>
      <text:p text:style-name="List_20_Heading">  </text:p>
      <text:p text:style-name="List_20_Heading"><text:span text:style-name="Strong_20_Emphasis"><text:span text:style-name="T2">MTA</text:span></text:span><text:span text:style-name="T2"> - (Mail Transport Agent)</text:span> </text:p>
      <text:p text:style-name="List_20_Contents"><text:span text:style-name="T2">транспортный почтовый агент</text:span> </text:p>
      <text:p text:style-name="List_20_Heading">  </text:p>
      <text:p text:style-name="List_20_Heading"><text:span text:style-name="Strong_20_Emphasis"><text:span text:style-name="T2">MUA</text:span></text:span><text:span text:style-name="T2"> - (Mail User Agent)</text:span> </text:p>
      <text:p text:style-name="P18">пользовательский почтовый агент </text:p>
      <text:p text:style-name="List_20_Heading">  </text:p>
      <text:p text:style-name="P11"><text:span text:style-name="T10">NNTP</text:span> (Network News Transfer Protocol) </text:p>
      <text:p text:style-name="P6"><text:span text:style-name="T2">Cетевой протокол пересылки новостей. Протокол, применяемый для отправки и извлечения новостей конференций Usenet.</text:span> </text:p>
      <text:p text:style-name="P11"><text:soft-page-break/><text:span text:style-name="T10">POP</text:span> - (Post Office Protocol, Point of Presence) </text:p>
      <text:p text:style-name="P18">Почтовый протокол, который позволяет пользователю персонального компьютера работать с ящиком электронной почты, который находится на почтовом сервере. </text:p>
      <text:p text:style-name="P4">  </text:p>
      <text:p text:style-name="P11"><text:span text:style-name="T10">Protocol</text:span> </text:p>
      <text:p text:style-name="P11"><text:span text:style-name="T12">Протокол</text:span> </text:p>
      <text:p text:style-name="P18">Совокупность соглашений, регламентирующих формат и процедуру обмена информацией между двумя или несколькими устройствами или процессами. Язык, на котором происходит взаимодействие между компьютерами и программами. </text:p>
      <text:p text:style-name="List_20_Heading">  </text:p>
      <text:p text:style-name="List_20_Heading"><text:span text:style-name="Strong_20_Emphasis"><text:span text:style-name="T2">S/MIME -</text:span></text:span><text:span text:style-name="T2">(Secure Multipurpose Internet Mail Extension) </text:span></text:p>
      <text:p text:style-name="P6"><text:span text:style-name="T2">многоцелевое почтовое расширение сети Internet со средствами защиты</text:span> </text:p>
      <text:p text:style-name="P11"><text:span text:style-name="T10">SMTP</text:span> - (Simple Mail Transfer Protocol) </text:p>
      <text:p text:style-name="P11"><text:span text:style-name="T12">=простой протокол передачи почты</text:span> </text:p>
      <text:p text:style-name="P18">Протокол Internet для передачи сообщений электронной почты между компьютерами </text:p>
      <text:p text:style-name="P4">  </text:p>
      <text:p text:style-name="P11"><text:span text:style-name="T10">UUCP</text:span> - (UNIX-to-UNIX Copy Program) </text:p>
      <text:p text:style-name="P7">Программы передачи информации между двумя системами UNIX, на которых основана работа службы новостей Usenet и работа электронной почты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15%" fo:text-align="justify" style:justify-single-word="false" fo:text-indent="1cm" style:auto-text-indent="false"/>
      <style:text-properties fo:font-size="14pt" style:font-weight-asian="normal"/>
    </style:style>
    <style:style style:name="List" style:family="paragraph" style:parent-style-name="Text_20_body" style:class="list">
      <style:text-properties style:font-name="Times New Roman" fo:font-family="'Times New Roman'" style:font-family-generic="roman"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1" style:font-family-complex="'Lohit Marath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9.502cm" style:type="center"/>
          <style:tab-stop style:position="19.006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485cm" fo:margin-bottom="1.125cm" fo:margin-left="1.014cm" fo:margin-right="0.9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55</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meta:initial-creator>
    <meta:creation-date>2021-08-27T17:09:52.722803300</meta:creation-date>
    <dc:date>2022-10-28T16:14:45.969218468</dc:date>
    <dc:creator>a  a</dc:creator>
    <meta:editing-duration>PT16M31S</meta:editing-duration>
    <meta:editing-cycles>7</meta:editing-cycles>
    <meta:generator>LibreOffice/6.2.8.2$Linux_x86 LibreOffice_project/f82ddfca21ebc1e222a662a32b25c0c9d20169ee</meta:generator>
    <meta:document-statistic meta:table-count="2" meta:image-count="0" meta:object-count="0" meta:page-count="55" meta:paragraph-count="1064" meta:word-count="17557" meta:character-count="138452" meta:non-whitespace-character-count="118155"/>
  </office:meta>
</office:document-meta>
</file>